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4000"/>
    </style:style>
    <style:style style:name="ce4" style:family="table-cell" style:parent-style-name="Default" style:data-style-name="N0">
      <style:table-cell-properties fo:background-color="#5eb91e"/>
    </style:style>
    <style:style style:name="ce5" style:family="table-cell" style:parent-style-name="Default" style:data-style-name="N0">
      <style:table-cell-properties fo:background-color="#8e86ae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map style:condition="cell-content()=16699503" style:apply-style-name="Untitled1" style:base-cell-address="Sheet3.R1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ja_kra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7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woj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ob_2013</text:p>
          </table:table-cell>
          <table:table-cell office:value-type="string" calcext:value-type="string">
            <text:p>mez_2013</text:p>
          </table:table-cell>
          <table:table-cell office:value-type="string" calcext:value-type="string">
            <text:p>kob_2014</text:p>
          </table:table-cell>
          <table:table-cell office:value-type="string" calcext:value-type="string">
            <text:p>mez_2014</text:p>
          </table:table-cell>
          <table:table-cell office:value-type="string" calcext:value-type="string">
            <text:p>osoby_201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formula="of:=[.C2]+[.D2]" office:value-type="float" office:value="2812202" calcext:value-type="float">
            <text:p>2812202</text:p>
          </table:table-cell>
          <table:table-cell/>
          <table:table-cell table:formula="of:=ROUNDDOWN(1.12345; 4)" office:value-type="float" office:value="1.1234" calcext:value-type="float">
            <text:p>1.1234</text:p>
          </table:table-cell>
          <table:table-cell table:number-columns-repeated="2"/>
          <table:table-cell table:style-name="ce1" table:formula="of:=IF(AND([.C2]&lt;[.E2]; [.D2]&lt;[.F2]);1;0)" office:value-type="float" office:value="1" calcext:value-type="float">
            <text:p>1</text:p>
          </table:table-cell>
          <table:table-cell table:style-name="ce6" table:formula="of:=SUM([.L2:.L5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711390" calcext:value-type="float">
            <text:p>1711390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522030" calcext:value-type="float">
            <text:p>1522030</text:p>
          </table:table-cell>
          <table:table-cell office:value-type="float" office:value="1618733" calcext:value-type="float">
            <text:p>1618733</text:p>
          </table:table-cell>
          <table:table-cell table:formula="of:=[.C3]+[.D3]" office:value-type="float" office:value="3353163" calcext:value-type="float">
            <text:p>3353163</text:p>
          </table:table-cell>
          <table:table-cell table:number-columns-repeated="4"/>
          <table:table-cell table:formula="of:=IF(AND([.C3]&lt;[.E3]; [.D3]&lt;[.F3]);1;0)" office:value-type="float" office:value="0" calcext:value-type="float">
            <text:p>0</text:p>
          </table:table-cell>
          <table:table-cell office:value-type="string" calcext:value-type="string">
            <text:p>B: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165105" calcext:value-type="float">
            <text:p>1165105</text:p>
          </table:table-cell>
          <table:table-cell office:value-type="float" office:value="1278732" calcext:value-type="float">
            <text:p>1278732</text:p>
          </table:table-cell>
          <table:table-cell office:value-type="float" office:value="1299953" calcext:value-type="float">
            <text:p>1299953</text:p>
          </table:table-cell>
          <table:table-cell office:value-type="float" office:value="1191621" calcext:value-type="float">
            <text:p>1191621</text:p>
          </table:table-cell>
          <table:table-cell table:formula="of:=[.C4]+[.D4]" office:value-type="float" office:value="2443837" calcext:value-type="float">
            <text:p>2443837</text:p>
          </table:table-cell>
          <table:table-cell table:number-columns-repeated="4"/>
          <table:table-cell table:formula="of:=IF(AND([.C4]&lt;[.E4]; [.D4]&lt;[.F4]);1;0)" office:value-type="float" office:value="0" calcext:value-type="float">
            <text:p>0</text:p>
          </table:table-cell>
          <table:table-cell office:value-type="string" calcext:value-type="string">
            <text:p>D: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949065" calcext:value-type="float">
            <text:p>949065</text:p>
          </table:table-cell>
          <table:table-cell office:value-type="float" office:value="1026050" calcext:value-type="float">
            <text:p>1026050</text:p>
          </table:table-cell>
          <table:table-cell office:value-type="float" office:value="688027" calcext:value-type="float">
            <text:p>688027</text:p>
          </table:table-cell>
          <table:table-cell office:value-type="float" office:value="723233" calcext:value-type="float">
            <text:p>723233</text:p>
          </table:table-cell>
          <table:table-cell table:formula="of:=[.C5]+[.D5]" office:value-type="float" office:value="1975115" calcext:value-type="float">
            <text:p>1975115</text:p>
          </table:table-cell>
          <table:table-cell table:number-columns-repeated="4"/>
          <table:table-cell table:formula="of:=IF(AND([.C5]&lt;[.E5]; [.D5]&lt;[.F5]);1;0)" office:value-type="float" office:value="0" calcext:value-type="float">
            <text:p>0</text:p>
          </table:table-cell>
          <table:table-cell office:value-type="string" calcext:value-type="string">
            <text:p>A: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2436107" calcext:value-type="float">
            <text:p>2436107</text:p>
          </table:table-cell>
          <table:table-cell office:value-type="float" office:value="2228622" calcext:value-type="float">
            <text:p>2228622</text:p>
          </table:table-cell>
          <table:table-cell office:value-type="float" office:value="1831600" calcext:value-type="float">
            <text:p>1831600</text:p>
          </table:table-cell>
          <table:table-cell office:value-type="float" office:value="1960624" calcext:value-type="float">
            <text:p>1960624</text:p>
          </table:table-cell>
          <table:table-cell table:formula="of:=[.C6]+[.D6]" office:value-type="float" office:value="4664729" calcext:value-type="float">
            <text:p>4664729</text:p>
          </table:table-cell>
          <table:table-cell table:number-columns-repeated="4"/>
          <table:table-cell table:formula="of:=IF(AND([.C6]&lt;[.E6]; [.D6]&lt;[.F6]);1;0)" office:value-type="float" office:value="0" calcext:value-type="float">
            <text:p>0</text:p>
          </table:table-cell>
          <table:table-cell office:value-type="string" calcext:value-type="string">
            <text:p>C: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formula="of:=[.C7]+[.D7]" office:value-type="float" office:value="3698361" calcext:value-type="float">
            <text:p>3698361</text:p>
          </table:table-cell>
          <table:table-cell table:number-columns-repeated="4"/>
          <table:table-cell table:style-name="ce1" table:formula="of:=IF(AND([.C7]&lt;[.E7]; [.D7]&lt;[.F7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3841577" calcext:value-type="float">
            <text:p>3841577</text:p>
          </table:table-cell>
          <table:table-cell office:value-type="float" office:value="3848394" calcext:value-type="float">
            <text:p>3848394</text:p>
          </table:table-cell>
          <table:table-cell office:value-type="float" office:value="3595975" calcext:value-type="float">
            <text:p>3595975</text:p>
          </table:table-cell>
          <table:table-cell office:value-type="float" office:value="3123039" calcext:value-type="float">
            <text:p>3123039</text:p>
          </table:table-cell>
          <table:table-cell table:formula="of:=[.C8]+[.D8]" office:value-type="float" office:value="7689971" calcext:value-type="float">
            <text:p>7689971</text:p>
          </table:table-cell>
          <table:table-cell table:number-columns-repeated="4"/>
          <table:table-cell table:formula="of:=IF(AND([.C8]&lt;[.E8]; [.D8]&lt;[.F8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formula="of:=[.C9]+[.D9]" office:value-type="float" office:value="1335057" calcext:value-type="float">
            <text:p>1335057</text:p>
          </table:table-cell>
          <table:table-cell table:number-columns-repeated="4"/>
          <table:table-cell table:style-name="ce3" table:formula="of:=IF(AND([.C9]&lt;[.E9]; [.D9]&lt;[.F9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660998" calcext:value-type="float">
            <text:p>1660998</text:p>
          </table:table-cell>
          <table:table-cell office:value-type="float" office:value="1630345" calcext:value-type="float">
            <text:p>1630345</text:p>
          </table:table-cell>
          <table:table-cell office:value-type="float" office:value="1130119" calcext:value-type="float">
            <text:p>1130119</text:p>
          </table:table-cell>
          <table:table-cell office:value-type="float" office:value="1080238" calcext:value-type="float">
            <text:p>1080238</text:p>
          </table:table-cell>
          <table:table-cell table:formula="of:=[.C10]+[.D10]" office:value-type="float" office:value="3291343" calcext:value-type="float">
            <text:p>3291343</text:p>
          </table:table-cell>
          <table:table-cell table:number-columns-repeated="4"/>
          <table:table-cell table:formula="of:=IF(AND([.C10]&lt;[.E10]; [.D10]&lt;[.F10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157622" calcext:value-type="float">
            <text:p>1157622</text:p>
          </table:table-cell>
          <table:table-cell office:value-type="float" office:value="1182345" calcext:value-type="float">
            <text:p>1182345</text:p>
          </table:table-cell>
          <table:table-cell office:value-type="float" office:value="830785" calcext:value-type="float">
            <text:p>830785</text:p>
          </table:table-cell>
          <table:table-cell office:value-type="float" office:value="833779" calcext:value-type="float">
            <text:p>833779</text:p>
          </table:table-cell>
          <table:table-cell table:formula="of:=[.C11]+[.D11]" office:value-type="float" office:value="2339967" calcext:value-type="float">
            <text:p>2339967</text:p>
          </table:table-cell>
          <table:table-cell table:number-columns-repeated="4"/>
          <table:table-cell table:formula="of:=IF(AND([.C11]&lt;[.E11]; [.D11]&lt;[.F11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1987047" calcext:value-type="float">
            <text:p>1987047</text:p>
          </table:table-cell>
          <table:table-cell office:value-type="float" office:value="1996208" calcext:value-type="float">
            <text:p>1996208</text:p>
          </table:table-cell>
          <table:table-cell office:value-type="float" office:value="2053892" calcext:value-type="float">
            <text:p>2053892</text:p>
          </table:table-cell>
          <table:table-cell office:value-type="float" office:value="1697247" calcext:value-type="float">
            <text:p>1697247</text:p>
          </table:table-cell>
          <table:table-cell table:formula="of:=[.C12]+[.D12]" office:value-type="float" office:value="3983255" calcext:value-type="float">
            <text:p>3983255</text:p>
          </table:table-cell>
          <table:table-cell table:number-columns-repeated="4"/>
          <table:table-cell table:formula="of:=IF(AND([.C12]&lt;[.E12]; [.D12]&lt;[.F12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formula="of:=[.C13]+[.D13]" office:value-type="float" office:value="7688480" calcext:value-type="float">
            <text:p>7688480</text:p>
          </table:table-cell>
          <table:table-cell table:number-columns-repeated="4"/>
          <table:table-cell table:style-name="ce4" table:formula="of:=IF(AND([.C13]&lt;[.E13]; [.D13]&lt;[.F13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formula="of:=[.C14]+[.D14]" office:value-type="float" office:value="1960392" calcext:value-type="float">
            <text:p>1960392</text:p>
          </table:table-cell>
          <table:table-cell table:number-columns-repeated="4"/>
          <table:table-cell table:style-name="ce3" table:formula="of:=IF(AND([.C14]&lt;[.E14]; [.D14]&lt;[.F14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143634" calcext:value-type="float">
            <text:p>1143634</text:p>
          </table:table-cell>
          <table:table-cell office:value-type="float" office:value="1033836" calcext:value-type="float">
            <text:p>1033836</text:p>
          </table:table-cell>
          <table:table-cell office:value-type="float" office:value="909534" calcext:value-type="float">
            <text:p>909534</text:p>
          </table:table-cell>
          <table:table-cell office:value-type="float" office:value="856349" calcext:value-type="float">
            <text:p>856349</text:p>
          </table:table-cell>
          <table:table-cell table:formula="of:=[.C15]+[.D15]" office:value-type="float" office:value="2177470" calcext:value-type="float">
            <text:p>2177470</text:p>
          </table:table-cell>
          <table:table-cell table:number-columns-repeated="4"/>
          <table:table-cell table:formula="of:=IF(AND([.C15]&lt;[.E15]; [.D15]&lt;[.F15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2549276" calcext:value-type="float">
            <text:p>2549276</text:p>
          </table:table-cell>
          <table:table-cell office:value-type="float" office:value="2584751" calcext:value-type="float">
            <text:p>2584751</text:p>
          </table:table-cell>
          <table:table-cell office:value-type="float" office:value="2033079" calcext:value-type="float">
            <text:p>2033079</text:p>
          </table:table-cell>
          <table:table-cell office:value-type="float" office:value="2066918" calcext:value-type="float">
            <text:p>2066918</text:p>
          </table:table-cell>
          <table:table-cell table:formula="of:=[.C16]+[.D16]" office:value-type="float" office:value="5134027" calcext:value-type="float">
            <text:p>5134027</text:p>
          </table:table-cell>
          <table:table-cell table:number-columns-repeated="4"/>
          <table:table-cell table:formula="of:=IF(AND([.C16]&lt;[.E16]; [.D16]&lt;[.F16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formula="of:=[.C17]+[.D17]" office:value-type="float" office:value="2728601" calcext:value-type="float">
            <text:p>2728601</text:p>
          </table:table-cell>
          <table:table-cell table:number-columns-repeated="4"/>
          <table:table-cell table:style-name="ce4" table:formula="of:=IF(AND([.C17]&lt;[.E17]; [.D17]&lt;[.F17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2567464" calcext:value-type="float">
            <text:p>2567464</text:p>
          </table:table-cell>
          <table:table-cell office:value-type="float" office:value="2441857" calcext:value-type="float">
            <text:p>2441857</text:p>
          </table:table-cell>
          <table:table-cell office:value-type="float" office:value="1524132" calcext:value-type="float">
            <text:p>1524132</text:p>
          </table:table-cell>
          <table:table-cell office:value-type="float" office:value="1496810" calcext:value-type="float">
            <text:p>1496810</text:p>
          </table:table-cell>
          <table:table-cell table:formula="of:=[.C18]+[.D18]" office:value-type="float" office:value="5009321" calcext:value-type="float">
            <text:p>5009321</text:p>
          </table:table-cell>
          <table:table-cell table:number-columns-repeated="4"/>
          <table:table-cell table:formula="of:=IF(AND([.C18]&lt;[.E18]; [.D18]&lt;[.F18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1395231" calcext:value-type="float">
            <text:p>1395231</text:p>
          </table:table-cell>
          <table:table-cell office:value-type="float" office:value="578655" calcext:value-type="float">
            <text:p>578655</text:p>
          </table:table-cell>
          <table:table-cell office:value-type="float" office:value="677663" calcext:value-type="float">
            <text:p>677663</text:p>
          </table:table-cell>
          <table:table-cell table:formula="of:=[.C19]+[.D19]" office:value-type="float" office:value="2729291" calcext:value-type="float">
            <text:p>2729291</text:p>
          </table:table-cell>
          <table:table-cell table:number-columns-repeated="4"/>
          <table:table-cell table:formula="of:=IF(AND([.C19]&lt;[.E19]; [.D19]&lt;[.F19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2976209" calcext:value-type="float">
            <text:p>2976209</text:p>
          </table:table-cell>
          <table:table-cell office:value-type="float" office:value="3199665" calcext:value-type="float">
            <text:p>3199665</text:p>
          </table:table-cell>
          <table:table-cell office:value-type="float" office:value="1666477" calcext:value-type="float">
            <text:p>1666477</text:p>
          </table:table-cell>
          <table:table-cell office:value-type="float" office:value="1759240" calcext:value-type="float">
            <text:p>1759240</text:p>
          </table:table-cell>
          <table:table-cell table:formula="of:=[.C20]+[.D20]" office:value-type="float" office:value="6175874" calcext:value-type="float">
            <text:p>6175874</text:p>
          </table:table-cell>
          <table:table-cell table:number-columns-repeated="4"/>
          <table:table-cell table:formula="of:=IF(AND([.C20]&lt;[.E20]; [.D20]&lt;[.F20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443351" calcext:value-type="float">
            <text:p>1443351</text:p>
          </table:table-cell>
          <table:table-cell office:value-type="float" office:value="1565539" calcext:value-type="float">
            <text:p>1565539</text:p>
          </table:table-cell>
          <table:table-cell office:value-type="float" office:value="1355276" calcext:value-type="float">
            <text:p>1355276</text:p>
          </table:table-cell>
          <table:table-cell office:value-type="float" office:value="1423414" calcext:value-type="float">
            <text:p>1423414</text:p>
          </table:table-cell>
          <table:table-cell table:formula="of:=[.C21]+[.D21]" office:value-type="float" office:value="3008890" calcext:value-type="float">
            <text:p>3008890</text:p>
          </table:table-cell>
          <table:table-cell table:number-columns-repeated="4"/>
          <table:table-cell table:formula="of:=IF(AND([.C21]&lt;[.E21]; [.D21]&lt;[.F21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2486640" calcext:value-type="float">
            <text:p>2486640</text:p>
          </table:table-cell>
          <table:table-cell office:value-type="float" office:value="2265936" calcext:value-type="float">
            <text:p>2265936</text:p>
          </table:table-cell>
          <table:table-cell office:value-type="float" office:value="297424" calcext:value-type="float">
            <text:p>297424</text:p>
          </table:table-cell>
          <table:table-cell office:value-type="float" office:value="274759" calcext:value-type="float">
            <text:p>274759</text:p>
          </table:table-cell>
          <table:table-cell table:formula="of:=[.C22]+[.D22]" office:value-type="float" office:value="4752576" calcext:value-type="float">
            <text:p>4752576</text:p>
          </table:table-cell>
          <table:table-cell table:number-columns-repeated="4"/>
          <table:table-cell table:formula="of:=IF(AND([.C22]&lt;[.E22]; [.D22]&lt;[.F22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formula="of:=[.C23]+[.D23]" office:value-type="float" office:value="1434562" calcext:value-type="float">
            <text:p>1434562</text:p>
          </table:table-cell>
          <table:table-cell table:number-columns-repeated="4"/>
          <table:table-cell table:style-name="ce5" table:formula="of:=IF(AND([.C23]&lt;[.E23]; [.D23]&lt;[.F23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166753" calcext:value-type="float">
            <text:p>2166753</text:p>
          </table:table-cell>
          <table:table-cell office:value-type="float" office:value="2338698" calcext:value-type="float">
            <text:p>2338698</text:p>
          </table:table-cell>
          <table:table-cell office:value-type="float" office:value="1681433" calcext:value-type="float">
            <text:p>1681433</text:p>
          </table:table-cell>
          <table:table-cell office:value-type="float" office:value="1592443" calcext:value-type="float">
            <text:p>1592443</text:p>
          </table:table-cell>
          <table:table-cell table:formula="of:=[.C24]+[.D24]" office:value-type="float" office:value="4505451" calcext:value-type="float">
            <text:p>4505451</text:p>
          </table:table-cell>
          <table:table-cell table:number-columns-repeated="4"/>
          <table:table-cell table:formula="of:=IF(AND([.C24]&lt;[.E24]; [.D24]&lt;[.F24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formula="of:=[.C25]+[.D25]" office:value-type="float" office:value="1327364" calcext:value-type="float">
            <text:p>1327364</text:p>
          </table:table-cell>
          <table:table-cell table:number-columns-repeated="4"/>
          <table:table-cell table:style-name="ce4" table:formula="of:=IF(AND([.C25]&lt;[.E25]; [.D25]&lt;[.F25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formula="of:=[.C26]+[.D26]" office:value-type="float" office:value="884947" calcext:value-type="float">
            <text:p>884947</text:p>
          </table:table-cell>
          <table:table-cell table:number-columns-repeated="4"/>
          <table:table-cell table:style-name="ce5" table:formula="of:=IF(AND([.C26]&lt;[.E26]; [.D26]&lt;[.F26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037774" calcext:value-type="float">
            <text:p>1037774</text:p>
          </table:table-cell>
          <table:table-cell office:value-type="float" office:value="1113789" calcext:value-type="float">
            <text:p>1113789</text:p>
          </table:table-cell>
          <table:table-cell office:value-type="float" office:value="877464" calcext:value-type="float">
            <text:p>877464</text:p>
          </table:table-cell>
          <table:table-cell office:value-type="float" office:value="990837" calcext:value-type="float">
            <text:p>990837</text:p>
          </table:table-cell>
          <table:table-cell table:formula="of:=[.C27]+[.D27]" office:value-type="float" office:value="2151563" calcext:value-type="float">
            <text:p>2151563</text:p>
          </table:table-cell>
          <table:table-cell table:number-columns-repeated="4"/>
          <table:table-cell table:formula="of:=IF(AND([.C27]&lt;[.E27]; [.D27]&lt;[.F27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2351213" calcext:value-type="float">
            <text:p>2351213</text:p>
          </table:table-cell>
          <table:table-cell office:value-type="float" office:value="2358482" calcext:value-type="float">
            <text:p>2358482</text:p>
          </table:table-cell>
          <table:table-cell office:value-type="float" office:value="1098384" calcext:value-type="float">
            <text:p>1098384</text:p>
          </table:table-cell>
          <table:table-cell office:value-type="float" office:value="1121488" calcext:value-type="float">
            <text:p>1121488</text:p>
          </table:table-cell>
          <table:table-cell table:formula="of:=[.C28]+[.D28]" office:value-type="float" office:value="4709695" calcext:value-type="float">
            <text:p>4709695</text:p>
          </table:table-cell>
          <table:table-cell table:number-columns-repeated="4"/>
          <table:table-cell table:formula="of:=IF(AND([.C28]&lt;[.E28]; [.D28]&lt;[.F28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2613354" calcext:value-type="float">
            <text:p>2613354</text:p>
          </table:table-cell>
          <table:table-cell office:value-type="float" office:value="2837241" calcext:value-type="float">
            <text:p>2837241</text:p>
          </table:table-cell>
          <table:table-cell office:value-type="float" office:value="431144" calcext:value-type="float">
            <text:p>431144</text:p>
          </table:table-cell>
          <table:table-cell office:value-type="float" office:value="434113" calcext:value-type="float">
            <text:p>434113</text:p>
          </table:table-cell>
          <table:table-cell table:formula="of:=[.C29]+[.D29]" office:value-type="float" office:value="5450595" calcext:value-type="float">
            <text:p>5450595</text:p>
          </table:table-cell>
          <table:table-cell table:number-columns-repeated="4"/>
          <table:table-cell table:formula="of:=IF(AND([.C29]&lt;[.E29]; [.D29]&lt;[.F29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float" office:value="1859691" calcext:value-type="float">
            <text:p>1859691</text:p>
          </table:table-cell>
          <table:table-cell office:value-type="float" office:value="1844250" calcext:value-type="float">
            <text:p>1844250</text:p>
          </table:table-cell>
          <table:table-cell office:value-type="float" office:value="1460134" calcext:value-type="float">
            <text:p>1460134</text:p>
          </table:table-cell>
          <table:table-cell office:value-type="float" office:value="1585258" calcext:value-type="float">
            <text:p>1585258</text:p>
          </table:table-cell>
          <table:table-cell table:formula="of:=[.C30]+[.D30]" office:value-type="float" office:value="3703941" calcext:value-type="float">
            <text:p>3703941</text:p>
          </table:table-cell>
          <table:table-cell table:number-columns-repeated="4"/>
          <table:table-cell table:formula="of:=IF(AND([.C30]&lt;[.E30]; [.D30]&lt;[.F30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2478386" calcext:value-type="float">
            <text:p>2478386</text:p>
          </table:table-cell>
          <table:table-cell office:value-type="float" office:value="2562144" calcext:value-type="float">
            <text:p>2562144</text:p>
          </table:table-cell>
          <table:table-cell office:value-type="float" office:value="30035" calcext:value-type="float">
            <text:p>30035</text:p>
          </table:table-cell>
          <table:table-cell office:value-type="float" office:value="29396" calcext:value-type="float">
            <text:p>29396</text:p>
          </table:table-cell>
          <table:table-cell table:formula="of:=[.C31]+[.D31]" office:value-type="float" office:value="5040530" calcext:value-type="float">
            <text:p>5040530</text:p>
          </table:table-cell>
          <table:table-cell table:number-columns-repeated="4"/>
          <table:table-cell table:formula="of:=IF(AND([.C31]&lt;[.E31]; [.D31]&lt;[.F31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938122" calcext:value-type="float">
            <text:p>1938122</text:p>
          </table:table-cell>
          <table:table-cell office:value-type="float" office:value="1816647" calcext:value-type="float">
            <text:p>1816647</text:p>
          </table:table-cell>
          <table:table-cell office:value-type="float" office:value="1602356" calcext:value-type="float">
            <text:p>1602356</text:p>
          </table:table-cell>
          <table:table-cell office:value-type="float" office:value="1875221" calcext:value-type="float">
            <text:p>1875221</text:p>
          </table:table-cell>
          <table:table-cell table:formula="of:=[.C32]+[.D32]" office:value-type="float" office:value="3754769" calcext:value-type="float">
            <text:p>3754769</text:p>
          </table:table-cell>
          <table:table-cell table:number-columns-repeated="4"/>
          <table:table-cell table:formula="of:=IF(AND([.C32]&lt;[.E32]; [.D32]&lt;[.F32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formula="of:=[.C33]+[.D33]" office:value-type="float" office:value="2021024" calcext:value-type="float">
            <text:p>2021024</text:p>
          </table:table-cell>
          <table:table-cell table:number-columns-repeated="4"/>
          <table:table-cell table:style-name="ce1" table:formula="of:=IF(AND([.C33]&lt;[.E33]; [.D33]&lt;[.F33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office:value-type="float" office:value="2966291" calcext:value-type="float">
            <text:p>2966291</text:p>
          </table:table-cell>
          <table:table-cell office:value-type="float" office:value="2889963" calcext:value-type="float">
            <text:p>2889963</text:p>
          </table:table-cell>
          <table:table-cell office:value-type="float" office:value="462453" calcext:value-type="float">
            <text:p>462453</text:p>
          </table:table-cell>
          <table:table-cell office:value-type="float" office:value="486354" calcext:value-type="float">
            <text:p>486354</text:p>
          </table:table-cell>
          <table:table-cell table:formula="of:=[.C34]+[.D34]" office:value-type="float" office:value="5856254" calcext:value-type="float">
            <text:p>5856254</text:p>
          </table:table-cell>
          <table:table-cell table:number-columns-repeated="4"/>
          <table:table-cell table:formula="of:=IF(AND([.C34]&lt;[.E34]; [.D34]&lt;[.F34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formula="of:=[.C35]+[.D35]" office:value-type="float" office:value="158033" calcext:value-type="float">
            <text:p>158033</text:p>
          </table:table-cell>
          <table:table-cell table:number-columns-repeated="4"/>
          <table:table-cell table:style-name="ce4" table:formula="of:=IF(AND([.C35]&lt;[.E35]; [.D35]&lt;[.F35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2574432" calcext:value-type="float">
            <text:p>2574432</text:p>
          </table:table-cell>
          <table:table-cell office:value-type="float" office:value="2409710" calcext:value-type="float">
            <text:p>2409710</text:p>
          </table:table-cell>
          <table:table-cell office:value-type="float" office:value="987486" calcext:value-type="float">
            <text:p>987486</text:p>
          </table:table-cell>
          <table:table-cell office:value-type="float" office:value="999043" calcext:value-type="float">
            <text:p>999043</text:p>
          </table:table-cell>
          <table:table-cell table:formula="of:=[.C36]+[.D36]" office:value-type="float" office:value="4984142" calcext:value-type="float">
            <text:p>4984142</text:p>
          </table:table-cell>
          <table:table-cell table:number-columns-repeated="4"/>
          <table:table-cell table:formula="of:=IF(AND([.C36]&lt;[.E36]; [.D36]&lt;[.F36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float" office:value="1778590" calcext:value-type="float">
            <text:p>1778590</text:p>
          </table:table-cell>
          <table:table-cell office:value-type="float" office:value="1874844" calcext:value-type="float">
            <text:p>1874844</text:p>
          </table:table-cell>
          <table:table-cell office:value-type="float" office:value="111191" calcext:value-type="float">
            <text:p>111191</text:p>
          </table:table-cell>
          <table:table-cell office:value-type="float" office:value="117846" calcext:value-type="float">
            <text:p>117846</text:p>
          </table:table-cell>
          <table:table-cell table:formula="of:=[.C37]+[.D37]" office:value-type="float" office:value="3653434" calcext:value-type="float">
            <text:p>3653434</text:p>
          </table:table-cell>
          <table:table-cell table:number-columns-repeated="4"/>
          <table:table-cell table:formula="of:=IF(AND([.C37]&lt;[.E37]; [.D37]&lt;[.F37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float" office:value="1506541" calcext:value-type="float">
            <text:p>1506541</text:p>
          </table:table-cell>
          <table:table-cell office:value-type="float" office:value="1414887" calcext:value-type="float">
            <text:p>1414887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1166775" calcext:value-type="float">
            <text:p>1166775</text:p>
          </table:table-cell>
          <table:table-cell table:formula="of:=[.C38]+[.D38]" office:value-type="float" office:value="2921428" calcext:value-type="float">
            <text:p>2921428</text:p>
          </table:table-cell>
          <table:table-cell table:number-columns-repeated="4"/>
          <table:table-cell table:formula="of:=IF(AND([.C38]&lt;[.E38]; [.D38]&lt;[.F38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1687917" calcext:value-type="float">
            <text:p>1687917</text:p>
          </table:table-cell>
          <table:table-cell office:value-type="float" office:value="449788" calcext:value-type="float">
            <text:p>449788</text:p>
          </table:table-cell>
          <table:table-cell office:value-type="float" office:value="427615" calcext:value-type="float">
            <text:p>427615</text:p>
          </table:table-cell>
          <table:table-cell table:formula="of:=[.C39]+[.D39]" office:value-type="float" office:value="3286803" calcext:value-type="float">
            <text:p>3286803</text:p>
          </table:table-cell>
          <table:table-cell table:number-columns-repeated="4"/>
          <table:table-cell table:formula="of:=IF(AND([.C39]&lt;[.E39]; [.D39]&lt;[.F39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formula="of:=[.C40]+[.D40]" office:value-type="float" office:value="1063625" calcext:value-type="float">
            <text:p>1063625</text:p>
          </table:table-cell>
          <table:table-cell table:number-columns-repeated="4"/>
          <table:table-cell table:style-name="ce1" table:formula="of:=IF(AND([.C40]&lt;[.E40]; [.D40]&lt;[.F40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formula="of:=[.C41]+[.D41]" office:value-type="float" office:value="2270638" calcext:value-type="float">
            <text:p>2270638</text:p>
          </table:table-cell>
          <table:table-cell table:number-columns-repeated="4"/>
          <table:table-cell table:style-name="ce3" table:formula="of:=IF(AND([.C41]&lt;[.E41]; [.D41]&lt;[.F41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office:value-type="float" office:value="2115336" calcext:value-type="float">
            <text:p>2115336</text:p>
          </table:table-cell>
          <table:table-cell office:value-type="float" office:value="2202769" calcext:value-type="float">
            <text:p>2202769</text:p>
          </table:table-cell>
          <table:table-cell office:value-type="float" office:value="15339" calcext:value-type="float">
            <text:p>15339</text:p>
          </table:table-cell>
          <table:table-cell office:value-type="float" office:value="14652" calcext:value-type="float">
            <text:p>14652</text:p>
          </table:table-cell>
          <table:table-cell table:formula="of:=[.C42]+[.D42]" office:value-type="float" office:value="4318105" calcext:value-type="float">
            <text:p>4318105</text:p>
          </table:table-cell>
          <table:table-cell table:number-columns-repeated="4"/>
          <table:table-cell table:formula="of:=IF(AND([.C42]&lt;[.E42]; [.D42]&lt;[.F42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2346640" calcext:value-type="float">
            <text:p>2346640</text:p>
          </table:table-cell>
          <table:table-cell office:value-type="float" office:value="2197559" calcext:value-type="float">
            <text:p>2197559</text:p>
          </table:table-cell>
          <table:table-cell office:value-type="float" office:value="373470" calcext:value-type="float">
            <text:p>373470</text:p>
          </table:table-cell>
          <table:table-cell office:value-type="float" office:value="353365" calcext:value-type="float">
            <text:p>353365</text:p>
          </table:table-cell>
          <table:table-cell table:formula="of:=[.C43]+[.D43]" office:value-type="float" office:value="4544199" calcext:value-type="float">
            <text:p>4544199</text:p>
          </table:table-cell>
          <table:table-cell table:number-columns-repeated="4"/>
          <table:table-cell table:formula="of:=IF(AND([.C43]&lt;[.E43]; [.D43]&lt;[.F43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</text:p>
          </table:table-cell>
          <table:table-cell office:value-type="float" office:value="2548438" calcext:value-type="float">
            <text:p>2548438</text:p>
          </table:table-cell>
          <table:table-cell office:value-type="float" office:value="2577213" calcext:value-type="float">
            <text:p>2577213</text:p>
          </table:table-cell>
          <table:table-cell office:value-type="float" office:value="37986" calcext:value-type="float">
            <text:p>37986</text:p>
          </table:table-cell>
          <table:table-cell office:value-type="float" office:value="37766" calcext:value-type="float">
            <text:p>37766</text:p>
          </table:table-cell>
          <table:table-cell table:formula="of:=[.C44]+[.D44]" office:value-type="float" office:value="5125651" calcext:value-type="float">
            <text:p>5125651</text:p>
          </table:table-cell>
          <table:table-cell table:number-columns-repeated="4"/>
          <table:table-cell table:formula="of:=IF(AND([.C44]&lt;[.E44]; [.D44]&lt;[.F44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formula="of:=[.C45]+[.D45]" office:value-type="float" office:value="1673241" calcext:value-type="float">
            <text:p>1673241</text:p>
          </table:table-cell>
          <table:table-cell table:number-columns-repeated="4"/>
          <table:table-cell table:style-name="ce4" table:formula="of:=IF(AND([.C45]&lt;[.E45]; [.D45]&lt;[.F45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formula="of:=[.C46]+[.D46]" office:value-type="float" office:value="2257874" calcext:value-type="float">
            <text:p>2257874</text:p>
          </table:table-cell>
          <table:table-cell table:number-columns-repeated="4"/>
          <table:table-cell table:style-name="ce5" table:formula="of:=IF(AND([.C46]&lt;[.E46]; [.D46]&lt;[.F46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formula="of:=[.C47]+[.D47]" office:value-type="float" office:value="286380" calcext:value-type="float">
            <text:p>286380</text:p>
          </table:table-cell>
          <table:table-cell table:number-columns-repeated="4"/>
          <table:table-cell table:style-name="ce4" table:formula="of:=IF(AND([.C47]&lt;[.E47]; [.D47]&lt;[.F47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formula="of:=[.C48]+[.D48]" office:value-type="float" office:value="2503710" calcext:value-type="float">
            <text:p>2503710</text:p>
          </table:table-cell>
          <table:table-cell table:number-columns-repeated="4"/>
          <table:table-cell table:style-name="ce5" table:formula="of:=IF(AND([.C48]&lt;[.E48]; [.D48]&lt;[.F48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formula="of:=[.C49]+[.D49]" office:value-type="float" office:value="5369399" calcext:value-type="float">
            <text:p>5369399</text:p>
          </table:table-cell>
          <table:table-cell table:number-columns-repeated="4"/>
          <table:table-cell table:style-name="ce4" table:formula="of:=IF(AND([.C49]&lt;[.E49]; [.D49]&lt;[.F49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formula="of:=[.C50]+[.D50]" office:value-type="float" office:value="516909" calcext:value-type="float">
            <text:p>516909</text:p>
          </table:table-cell>
          <table:table-cell table:number-columns-repeated="4"/>
          <table:table-cell table:style-name="ce4" table:formula="of:=IF(AND([.C50]&lt;[.E50]; [.D50]&lt;[.F50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625207" calcext:value-type="float">
            <text:p>2625207</text:p>
          </table:table-cell>
          <table:table-cell office:value-type="float" office:value="1796293" calcext:value-type="float">
            <text:p>1796293</text:p>
          </table:table-cell>
          <table:table-cell office:value-type="float" office:value="1853602" calcext:value-type="float">
            <text:p>1853602</text:p>
          </table:table-cell>
          <table:table-cell table:formula="of:=[.C51]+[.D51]" office:value-type="float" office:value="5119414" calcext:value-type="float">
            <text:p>5119414</text:p>
          </table:table-cell>
          <table:table-cell table:number-columns-repeated="4"/>
          <table:table-cell table:formula="of:=IF(AND([.C51]&lt;[.E51]; [.D51]&lt;[.F51]);1;0)"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table-column table:style-name="co7" table:number-columns-repeated="17" table:default-cell-style-name="Default"/>
        <table:table-column table:style-name="co7" table:default-cell-style-name="ce8"/>
        <table:table-column table:style-name="co7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woj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ob_2013</text:p>
          </table:table-cell>
          <table:table-cell office:value-type="string" calcext:value-type="string">
            <text:p>mez_2013</text:p>
          </table:table-cell>
          <table:table-cell office:value-type="string" calcext:value-type="string">
            <text:p>kob_2014</text:p>
          </table:table-cell>
          <table:table-cell office:value-type="string" calcext:value-type="string">
            <text:p>mez_2014</text:p>
          </table:table-cell>
          <table:table-cell office:value-type="string" calcext:value-type="string">
            <text:p>Osoby 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formula="of:=[.E2]+[.F2]" office:value-type="float" office:value="2980175" calcext:value-type="float">
            <text:p>2980175</text:p>
          </table:table-cell>
          <table:table-cell table:formula="of:=IF(([.$C2]+[.$D2])*2&lt;[.G2]; [.G2];FLOOR(ROUNDDOWN(([.$F2]+[.$E2])/([.$C2]+[.$D2]);4)*[.G2]))" office:value-type="float" office:value="3158091" calcext:value-type="float">
            <text:p>3158091</text:p>
          </table:table-cell>
          <table:table-cell table:formula="of:=IF(([.$C2]+[.$D2])*2&lt;[.H2]; [.H2];FLOOR(ROUNDDOWN(([.$F2]+[.$E2])/([.$C2]+[.$D2]);4)*[.H2]))" office:value-type="float" office:value="3346629" calcext:value-type="float">
            <text:p>3346629</text:p>
          </table:table-cell>
          <table:table-cell table:formula="of:=IF(([.$C2]+[.$D2])*2&lt;[.I2]; [.I2];FLOOR(ROUNDDOWN(([.$F2]+[.$E2])/([.$C2]+[.$D2]);4)*[.I2]))" office:value-type="float" office:value="3546422" calcext:value-type="float">
            <text:p>3546422</text:p>
          </table:table-cell>
          <table:table-cell table:formula="of:=IF(([.$C2]+[.$D2])*2&lt;[.J2]; [.J2];FLOOR(ROUNDDOWN(([.$F2]+[.$E2])/([.$C2]+[.$D2]);4)*[.J2]))" office:value-type="float" office:value="3758143" calcext:value-type="float">
            <text:p>3758143</text:p>
          </table:table-cell>
          <table:table-cell table:formula="of:=IF(([.$C2]+[.$D2])*2&lt;[.K2]; [.K2];FLOOR(ROUNDDOWN(([.$F2]+[.$E2])/([.$C2]+[.$D2]);4)*[.K2]))" office:value-type="float" office:value="3982504" calcext:value-type="float">
            <text:p>3982504</text:p>
          </table:table-cell>
          <table:table-cell table:formula="of:=IF(([.$C2]+[.$D2])*2&lt;[.L2]; [.L2];FLOOR(ROUNDDOWN(([.$F2]+[.$E2])/([.$C2]+[.$D2]);4)*[.L2]))" office:value-type="float" office:value="4220259" calcext:value-type="float">
            <text:p>4220259</text:p>
          </table:table-cell>
          <table:table-cell table:formula="of:=IF(([.$C2]+[.$D2])*2&lt;[.M2]; [.M2];FLOOR(ROUNDDOWN(([.$F2]+[.$E2])/([.$C2]+[.$D2]);4)*[.M2]))" office:value-type="float" office:value="4472208" calcext:value-type="float">
            <text:p>4472208</text:p>
          </table:table-cell>
          <table:table-cell table:formula="of:=IF(([.$C2]+[.$D2])*2&lt;[.N2]; [.N2];FLOOR(ROUNDDOWN(([.$F2]+[.$E2])/([.$C2]+[.$D2]);4)*[.N2]))" office:value-type="float" office:value="4739198" calcext:value-type="float">
            <text:p>4739198</text:p>
          </table:table-cell>
          <table:table-cell table:formula="of:=IF(([.$C2]+[.$D2])*2&lt;[.O2]; [.O2];FLOOR(ROUNDDOWN(([.$F2]+[.$E2])/([.$C2]+[.$D2]);4)*[.O2]))" office:value-type="float" office:value="5022128" calcext:value-type="float">
            <text:p>5022128</text:p>
          </table:table-cell>
          <table:table-cell table:formula="of:=IF(([.$C2]+[.$D2])*2&lt;[.P2]; [.P2];FLOOR(ROUNDDOWN(([.$F2]+[.$E2])/([.$C2]+[.$D2]);4)*[.P2]))" office:value-type="float" office:value="5321949" calcext:value-type="float">
            <text:p>5321949</text:p>
          </table:table-cell>
          <table:table-cell table:formula="of:=IF(([.$C2]+[.$D2])*2&lt;[.Q2]; [.Q2];FLOOR(ROUNDDOWN(([.$F2]+[.$E2])/([.$C2]+[.$D2]);4)*[.Q2]))" office:value-type="float" office:value="5639669" calcext:value-type="float">
            <text:p>5639669</text:p>
          </table:table-cell>
          <table:table-cell table:formula="of:=IF([.R2]&gt;([.C2]+[.D2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711390" calcext:value-type="float">
            <text:p>1711390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522030" calcext:value-type="float">
            <text:p>1522030</text:p>
          </table:table-cell>
          <table:table-cell office:value-type="float" office:value="1618733" calcext:value-type="float">
            <text:p>1618733</text:p>
          </table:table-cell>
          <table:table-cell table:formula="of:=[.E3]+[.F3]" office:value-type="float" office:value="3140763" calcext:value-type="float">
            <text:p>3140763</text:p>
          </table:table-cell>
          <table:table-cell table:formula="of:=IF(([.$C3]+[.$D3])*2&lt;[.G3]; [.G3];FLOOR(ROUNDDOWN(([.$F3]+[.$E3])/([.$C3]+[.$D3]);4)*[.G3]))" office:value-type="float" office:value="2941638" calcext:value-type="float">
            <text:p>2941638</text:p>
          </table:table-cell>
          <table:table-cell table:formula="of:=IF(([.$C3]+[.$D3])*2&lt;[.H3]; [.H3];FLOOR(ROUNDDOWN(([.$F3]+[.$E3])/([.$C3]+[.$D3]);4)*[.H3]))" office:value-type="float" office:value="2755138" calcext:value-type="float">
            <text:p>2755138</text:p>
          </table:table-cell>
          <table:table-cell table:formula="of:=IF(([.$C3]+[.$D3])*2&lt;[.I3]; [.I3];FLOOR(ROUNDDOWN(([.$F3]+[.$E3])/([.$C3]+[.$D3]);4)*[.I3]))" office:value-type="float" office:value="2580462" calcext:value-type="float">
            <text:p>2580462</text:p>
          </table:table-cell>
          <table:table-cell table:formula="of:=IF(([.$C3]+[.$D3])*2&lt;[.J3]; [.J3];FLOOR(ROUNDDOWN(([.$F3]+[.$E3])/([.$C3]+[.$D3]);4)*[.J3]))" office:value-type="float" office:value="2416860" calcext:value-type="float">
            <text:p>2416860</text:p>
          </table:table-cell>
          <table:table-cell table:formula="of:=IF(([.$C3]+[.$D3])*2&lt;[.K3]; [.K3];FLOOR(ROUNDDOWN(([.$F3]+[.$E3])/([.$C3]+[.$D3]);4)*[.K3]))" office:value-type="float" office:value="2263631" calcext:value-type="float">
            <text:p>2263631</text:p>
          </table:table-cell>
          <table:table-cell table:formula="of:=IF(([.$C3]+[.$D3])*2&lt;[.L3]; [.L3];FLOOR(ROUNDDOWN(([.$F3]+[.$E3])/([.$C3]+[.$D3]);4)*[.L3]))" office:value-type="float" office:value="2120116" calcext:value-type="float">
            <text:p>2120116</text:p>
          </table:table-cell>
          <table:table-cell table:formula="of:=IF(([.$C3]+[.$D3])*2&lt;[.M3]; [.M3];FLOOR(ROUNDDOWN(([.$F3]+[.$E3])/([.$C3]+[.$D3]);4)*[.M3]))" office:value-type="float" office:value="1985700" calcext:value-type="float">
            <text:p>1985700</text:p>
          </table:table-cell>
          <table:table-cell table:formula="of:=IF(([.$C3]+[.$D3])*2&lt;[.N3]; [.N3];FLOOR(ROUNDDOWN(([.$F3]+[.$E3])/([.$C3]+[.$D3]);4)*[.N3]))" office:value-type="float" office:value="1859806" calcext:value-type="float">
            <text:p>1859806</text:p>
          </table:table-cell>
          <table:table-cell table:formula="of:=IF(([.$C3]+[.$D3])*2&lt;[.O3]; [.O3];FLOOR(ROUNDDOWN(([.$F3]+[.$E3])/([.$C3]+[.$D3]);4)*[.O3]))" office:value-type="float" office:value="1741894" calcext:value-type="float">
            <text:p>1741894</text:p>
          </table:table-cell>
          <table:table-cell table:formula="of:=IF(([.$C3]+[.$D3])*2&lt;[.P3]; [.P3];FLOOR(ROUNDDOWN(([.$F3]+[.$E3])/([.$C3]+[.$D3]);4)*[.P3]))" office:value-type="float" office:value="1631457" calcext:value-type="float">
            <text:p>1631457</text:p>
          </table:table-cell>
          <table:table-cell table:formula="of:=IF(([.$C3]+[.$D3])*2&lt;[.Q3]; [.Q3];FLOOR(ROUNDDOWN(([.$F3]+[.$E3])/([.$C3]+[.$D3]);4)*[.Q3]))" office:value-type="float" office:value="1528022" calcext:value-type="float">
            <text:p>1528022</text:p>
          </table:table-cell>
          <table:table-cell table:formula="of:=IF([.R3]&gt;([.C3]+[.D3])*2; 1; 0)" office:value-type="float" office:value="0" calcext:value-type="float">
            <text:p>0</text:p>
          </table:table-cell>
          <table:table-cell table:formula="of:=SUM([.R2:.R51])" office:value-type="float" office:value="125930205" calcext:value-type="float">
            <text:p>125930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165105" calcext:value-type="float">
            <text:p>1165105</text:p>
          </table:table-cell>
          <table:table-cell office:value-type="float" office:value="1278732" calcext:value-type="float">
            <text:p>1278732</text:p>
          </table:table-cell>
          <table:table-cell office:value-type="float" office:value="1299953" calcext:value-type="float">
            <text:p>1299953</text:p>
          </table:table-cell>
          <table:table-cell office:value-type="float" office:value="1191621" calcext:value-type="float">
            <text:p>1191621</text:p>
          </table:table-cell>
          <table:table-cell table:formula="of:=[.E4]+[.F4]" office:value-type="float" office:value="2491574" calcext:value-type="float">
            <text:p>2491574</text:p>
          </table:table-cell>
          <table:table-cell table:formula="of:=IF(([.$C4]+[.$D4])*2&lt;[.G4]; [.G4];FLOOR(ROUNDDOWN(([.$F4]+[.$E4])/([.$C4]+[.$D4]);4)*[.G4]))" office:value-type="float" office:value="2540159" calcext:value-type="float">
            <text:p>2540159</text:p>
          </table:table-cell>
          <table:table-cell table:formula="of:=IF(([.$C4]+[.$D4])*2&lt;[.H4]; [.H4];FLOOR(ROUNDDOWN(([.$F4]+[.$E4])/([.$C4]+[.$D4]);4)*[.H4]))" office:value-type="float" office:value="2589692" calcext:value-type="float">
            <text:p>2589692</text:p>
          </table:table-cell>
          <table:table-cell table:formula="of:=IF(([.$C4]+[.$D4])*2&lt;[.I4]; [.I4];FLOOR(ROUNDDOWN(([.$F4]+[.$E4])/([.$C4]+[.$D4]);4)*[.I4]))" office:value-type="float" office:value="2640190" calcext:value-type="float">
            <text:p>2640190</text:p>
          </table:table-cell>
          <table:table-cell table:formula="of:=IF(([.$C4]+[.$D4])*2&lt;[.J4]; [.J4];FLOOR(ROUNDDOWN(([.$F4]+[.$E4])/([.$C4]+[.$D4]);4)*[.J4]))" office:value-type="float" office:value="2691673" calcext:value-type="float">
            <text:p>2691673</text:p>
          </table:table-cell>
          <table:table-cell table:formula="of:=IF(([.$C4]+[.$D4])*2&lt;[.K4]; [.K4];FLOOR(ROUNDDOWN(([.$F4]+[.$E4])/([.$C4]+[.$D4]);4)*[.K4]))" office:value-type="float" office:value="2744160" calcext:value-type="float">
            <text:p>2744160</text:p>
          </table:table-cell>
          <table:table-cell table:formula="of:=IF(([.$C4]+[.$D4])*2&lt;[.L4]; [.L4];FLOOR(ROUNDDOWN(([.$F4]+[.$E4])/([.$C4]+[.$D4]);4)*[.L4]))" office:value-type="float" office:value="2797671" calcext:value-type="float">
            <text:p>2797671</text:p>
          </table:table-cell>
          <table:table-cell table:formula="of:=IF(([.$C4]+[.$D4])*2&lt;[.M4]; [.M4];FLOOR(ROUNDDOWN(([.$F4]+[.$E4])/([.$C4]+[.$D4]);4)*[.M4]))" office:value-type="float" office:value="2852225" calcext:value-type="float">
            <text:p>2852225</text:p>
          </table:table-cell>
          <table:table-cell table:formula="of:=IF(([.$C4]+[.$D4])*2&lt;[.N4]; [.N4];FLOOR(ROUNDDOWN(([.$F4]+[.$E4])/([.$C4]+[.$D4]);4)*[.N4]))" office:value-type="float" office:value="2907843" calcext:value-type="float">
            <text:p>2907843</text:p>
          </table:table-cell>
          <table:table-cell table:formula="of:=IF(([.$C4]+[.$D4])*2&lt;[.O4]; [.O4];FLOOR(ROUNDDOWN(([.$F4]+[.$E4])/([.$C4]+[.$D4]);4)*[.O4]))" office:value-type="float" office:value="2964545" calcext:value-type="float">
            <text:p>2964545</text:p>
          </table:table-cell>
          <table:table-cell table:formula="of:=IF(([.$C4]+[.$D4])*2&lt;[.P4]; [.P4];FLOOR(ROUNDDOWN(([.$F4]+[.$E4])/([.$C4]+[.$D4]);4)*[.P4]))" office:value-type="float" office:value="3022353" calcext:value-type="float">
            <text:p>3022353</text:p>
          </table:table-cell>
          <table:table-cell table:formula="of:=IF(([.$C4]+[.$D4])*2&lt;[.Q4]; [.Q4];FLOOR(ROUNDDOWN(([.$F4]+[.$E4])/([.$C4]+[.$D4]);4)*[.Q4]))" office:value-type="float" office:value="3081288" calcext:value-type="float">
            <text:p>3081288</text:p>
          </table:table-cell>
          <table:table-cell table:formula="of:=IF([.R4]&gt;([.C4]+[.D4])*2; 1; 0)" office:value-type="float" office:value="0" calcext:value-type="float">
            <text:p>0</text:p>
          </table:table-cell>
          <table:table-cell table:formula="of:=MAX([.R2:.R51])" office:value-type="float" office:value="16699503" calcext:value-type="float">
            <text:p>166995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949065" calcext:value-type="float">
            <text:p>949065</text:p>
          </table:table-cell>
          <table:table-cell office:value-type="float" office:value="1026050" calcext:value-type="float">
            <text:p>1026050</text:p>
          </table:table-cell>
          <table:table-cell office:value-type="float" office:value="688027" calcext:value-type="float">
            <text:p>688027</text:p>
          </table:table-cell>
          <table:table-cell office:value-type="float" office:value="723233" calcext:value-type="float">
            <text:p>723233</text:p>
          </table:table-cell>
          <table:table-cell table:formula="of:=[.E5]+[.F5]" office:value-type="float" office:value="1411260" calcext:value-type="float">
            <text:p>1411260</text:p>
          </table:table-cell>
          <table:table-cell table:formula="of:=IF(([.$C5]+[.$D5])*2&lt;[.G5]; [.G5];FLOOR(ROUNDDOWN(([.$F5]+[.$E5])/([.$C5]+[.$D5]);4)*[.G5]))" office:value-type="float" office:value="1008345" calcext:value-type="float">
            <text:p>1008345</text:p>
          </table:table-cell>
          <table:table-cell table:formula="of:=IF(([.$C5]+[.$D5])*2&lt;[.H5]; [.H5];FLOOR(ROUNDDOWN(([.$F5]+[.$E5])/([.$C5]+[.$D5]);4)*[.H5]))" office:value-type="float" office:value="720462" calcext:value-type="float">
            <text:p>720462</text:p>
          </table:table-cell>
          <table:table-cell table:formula="of:=IF(([.$C5]+[.$D5])*2&lt;[.I5]; [.I5];FLOOR(ROUNDDOWN(([.$F5]+[.$E5])/([.$C5]+[.$D5]);4)*[.I5]))" office:value-type="float" office:value="514770" calcext:value-type="float">
            <text:p>514770</text:p>
          </table:table-cell>
          <table:table-cell table:formula="of:=IF(([.$C5]+[.$D5])*2&lt;[.J5]; [.J5];FLOOR(ROUNDDOWN(([.$F5]+[.$E5])/([.$C5]+[.$D5]);4)*[.J5]))" office:value-type="float" office:value="367803" calcext:value-type="float">
            <text:p>367803</text:p>
          </table:table-cell>
          <table:table-cell table:formula="of:=IF(([.$C5]+[.$D5])*2&lt;[.K5]; [.K5];FLOOR(ROUNDDOWN(([.$F5]+[.$E5])/([.$C5]+[.$D5]);4)*[.K5]))" office:value-type="float" office:value="262795" calcext:value-type="float">
            <text:p>262795</text:p>
          </table:table-cell>
          <table:table-cell table:formula="of:=IF(([.$C5]+[.$D5])*2&lt;[.L5]; [.L5];FLOOR(ROUNDDOWN(([.$F5]+[.$E5])/([.$C5]+[.$D5]);4)*[.L5]))" office:value-type="float" office:value="187767" calcext:value-type="float">
            <text:p>187767</text:p>
          </table:table-cell>
          <table:table-cell table:formula="of:=IF(([.$C5]+[.$D5])*2&lt;[.M5]; [.M5];FLOOR(ROUNDDOWN(([.$F5]+[.$E5])/([.$C5]+[.$D5]);4)*[.M5]))" office:value-type="float" office:value="134159" calcext:value-type="float">
            <text:p>134159</text:p>
          </table:table-cell>
          <table:table-cell table:formula="of:=IF(([.$C5]+[.$D5])*2&lt;[.N5]; [.N5];FLOOR(ROUNDDOWN(([.$F5]+[.$E5])/([.$C5]+[.$D5]);4)*[.N5]))" office:value-type="float" office:value="95856" calcext:value-type="float">
            <text:p>95856</text:p>
          </table:table-cell>
          <table:table-cell table:formula="of:=IF(([.$C5]+[.$D5])*2&lt;[.O5]; [.O5];FLOOR(ROUNDDOWN(([.$F5]+[.$E5])/([.$C5]+[.$D5]);4)*[.O5]))" office:value-type="float" office:value="68489" calcext:value-type="float">
            <text:p>68489</text:p>
          </table:table-cell>
          <table:table-cell table:formula="of:=IF(([.$C5]+[.$D5])*2&lt;[.P5]; [.P5];FLOOR(ROUNDDOWN(([.$F5]+[.$E5])/([.$C5]+[.$D5]);4)*[.P5]))" office:value-type="float" office:value="48935" calcext:value-type="float">
            <text:p>48935</text:p>
          </table:table-cell>
          <table:table-cell table:formula="of:=IF(([.$C5]+[.$D5])*2&lt;[.Q5]; [.Q5];FLOOR(ROUNDDOWN(([.$F5]+[.$E5])/([.$C5]+[.$D5]);4)*[.Q5]))" office:value-type="float" office:value="34964" calcext:value-type="float">
            <text:p>34964</text:p>
          </table:table-cell>
          <table:table-cell table:formula="of:=IF([.R5]&gt;([.C5]+[.D5])*2; 1; 0)" office:value-type="float" office:value="0" calcext:value-type="float">
            <text:p>0</text:p>
          </table:table-cell>
          <table:table-cell office:value-type="string" calcext:value-type="string">
            <text:p>zad 53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2436107" calcext:value-type="float">
            <text:p>2436107</text:p>
          </table:table-cell>
          <table:table-cell office:value-type="float" office:value="2228622" calcext:value-type="float">
            <text:p>2228622</text:p>
          </table:table-cell>
          <table:table-cell office:value-type="float" office:value="1831600" calcext:value-type="float">
            <text:p>1831600</text:p>
          </table:table-cell>
          <table:table-cell office:value-type="float" office:value="1960624" calcext:value-type="float">
            <text:p>1960624</text:p>
          </table:table-cell>
          <table:table-cell table:formula="of:=[.E6]+[.F6]" office:value-type="float" office:value="3792224" calcext:value-type="float">
            <text:p>3792224</text:p>
          </table:table-cell>
          <table:table-cell table:formula="of:=IF(([.$C6]+[.$D6])*2&lt;[.G6]; [.G6];FLOOR(ROUNDDOWN(([.$F6]+[.$E6])/([.$C6]+[.$D6]);4)*[.G6]))" office:value-type="float" office:value="3082698" calcext:value-type="float">
            <text:p>3082698</text:p>
          </table:table-cell>
          <table:table-cell table:formula="of:=IF(([.$C6]+[.$D6])*2&lt;[.H6]; [.H6];FLOOR(ROUNDDOWN(([.$F6]+[.$E6])/([.$C6]+[.$D6]);4)*[.H6]))" office:value-type="float" office:value="2505925" calcext:value-type="float">
            <text:p>2505925</text:p>
          </table:table-cell>
          <table:table-cell table:formula="of:=IF(([.$C6]+[.$D6])*2&lt;[.I6]; [.I6];FLOOR(ROUNDDOWN(([.$F6]+[.$E6])/([.$C6]+[.$D6]);4)*[.I6]))" office:value-type="float" office:value="2037066" calcext:value-type="float">
            <text:p>2037066</text:p>
          </table:table-cell>
          <table:table-cell table:formula="of:=IF(([.$C6]+[.$D6])*2&lt;[.J6]; [.J6];FLOOR(ROUNDDOWN(([.$F6]+[.$E6])/([.$C6]+[.$D6]);4)*[.J6]))" office:value-type="float" office:value="1655930" calcext:value-type="float">
            <text:p>1655930</text:p>
          </table:table-cell>
          <table:table-cell table:formula="of:=IF(([.$C6]+[.$D6])*2&lt;[.K6]; [.K6];FLOOR(ROUNDDOWN(([.$F6]+[.$E6])/([.$C6]+[.$D6]);4)*[.K6]))" office:value-type="float" office:value="1346105" calcext:value-type="float">
            <text:p>1346105</text:p>
          </table:table-cell>
          <table:table-cell table:formula="of:=IF(([.$C6]+[.$D6])*2&lt;[.L6]; [.L6];FLOOR(ROUNDDOWN(([.$F6]+[.$E6])/([.$C6]+[.$D6]);4)*[.L6]))" office:value-type="float" office:value="1094248" calcext:value-type="float">
            <text:p>1094248</text:p>
          </table:table-cell>
          <table:table-cell table:formula="of:=IF(([.$C6]+[.$D6])*2&lt;[.M6]; [.M6];FLOOR(ROUNDDOWN(([.$F6]+[.$E6])/([.$C6]+[.$D6]);4)*[.M6]))" office:value-type="float" office:value="889514" calcext:value-type="float">
            <text:p>889514</text:p>
          </table:table-cell>
          <table:table-cell table:formula="of:=IF(([.$C6]+[.$D6])*2&lt;[.N6]; [.N6];FLOOR(ROUNDDOWN(([.$F6]+[.$E6])/([.$C6]+[.$D6]);4)*[.N6]))" office:value-type="float" office:value="723085" calcext:value-type="float">
            <text:p>723085</text:p>
          </table:table-cell>
          <table:table-cell table:formula="of:=IF(([.$C6]+[.$D6])*2&lt;[.O6]; [.O6];FLOOR(ROUNDDOWN(([.$F6]+[.$E6])/([.$C6]+[.$D6]);4)*[.O6]))" office:value-type="float" office:value="587795" calcext:value-type="float">
            <text:p>587795</text:p>
          </table:table-cell>
          <table:table-cell table:formula="of:=IF(([.$C6]+[.$D6])*2&lt;[.P6]; [.P6];FLOOR(ROUNDDOWN(([.$F6]+[.$E6])/([.$C6]+[.$D6]);4)*[.P6]))" office:value-type="float" office:value="477818" calcext:value-type="float">
            <text:p>477818</text:p>
          </table:table-cell>
          <table:table-cell table:formula="of:=IF(([.$C6]+[.$D6])*2&lt;[.Q6]; [.Q6];FLOOR(ROUNDDOWN(([.$F6]+[.$E6])/([.$C6]+[.$D6]);4)*[.Q6]))" office:value-type="float" office:value="388418" calcext:value-type="float">
            <text:p>388418</text:p>
          </table:table-cell>
          <table:table-cell table:formula="of:=IF([.R6]&gt;([.C6]+[.D6])*2; 1; 0)" office:value-type="float" office:value="0" calcext:value-type="float">
            <text:p>0</text:p>
          </table:table-cell>
          <table:table-cell table:formula="of:=SUM([.S2:.S5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formula="of:=[.E7]+[.F7]" office:value-type="float" office:value="4153748" calcext:value-type="float">
            <text:p>4153748</text:p>
          </table:table-cell>
          <table:table-cell table:formula="of:=IF(([.$C7]+[.$D7])*2&lt;[.G7]; [.G7];FLOOR(ROUNDDOWN(([.$F7]+[.$E7])/([.$C7]+[.$D7]);4)*[.G7]))" office:value-type="float" office:value="4665074" calcext:value-type="float">
            <text:p>4665074</text:p>
          </table:table-cell>
          <table:table-cell table:formula="of:=IF(([.$C7]+[.$D7])*2&lt;[.H7]; [.H7];FLOOR(ROUNDDOWN(([.$F7]+[.$E7])/([.$C7]+[.$D7]);4)*[.H7]))" office:value-type="float" office:value="5239344" calcext:value-type="float">
            <text:p>5239344</text:p>
          </table:table-cell>
          <table:table-cell table:formula="of:=IF(([.$C7]+[.$D7])*2&lt;[.I7]; [.I7];FLOOR(ROUNDDOWN(([.$F7]+[.$E7])/([.$C7]+[.$D7]);4)*[.I7]))" office:value-type="float" office:value="5884307" calcext:value-type="float">
            <text:p>5884307</text:p>
          </table:table-cell>
          <table:table-cell table:formula="of:=IF(([.$C7]+[.$D7])*2&lt;[.J7]; [.J7];FLOOR(ROUNDDOWN(([.$F7]+[.$E7])/([.$C7]+[.$D7]);4)*[.J7]))" office:value-type="float" office:value="6608665" calcext:value-type="float">
            <text:p>6608665</text:p>
          </table:table-cell>
          <table:table-cell table:formula="of:=IF(([.$C7]+[.$D7])*2&lt;[.K7]; [.K7];FLOOR(ROUNDDOWN(([.$F7]+[.$E7])/([.$C7]+[.$D7]);4)*[.K7]))" office:value-type="float" office:value="7422191" calcext:value-type="float">
            <text:p>7422191</text:p>
          </table:table-cell>
          <table:table-cell table:formula="of:=IF(([.$C7]+[.$D7])*2&lt;[.L7]; [.L7];FLOOR(ROUNDDOWN(([.$F7]+[.$E7])/([.$C7]+[.$D7]);4)*[.L7]))" office:value-type="float" office:value="7422191" calcext:value-type="float">
            <text:p>7422191</text:p>
          </table:table-cell>
          <table:table-cell table:formula="of:=IF(([.$C7]+[.$D7])*2&lt;[.M7]; [.M7];FLOOR(ROUNDDOWN(([.$F7]+[.$E7])/([.$C7]+[.$D7]);4)*[.M7]))" office:value-type="float" office:value="7422191" calcext:value-type="float">
            <text:p>7422191</text:p>
          </table:table-cell>
          <table:table-cell table:formula="of:=IF(([.$C7]+[.$D7])*2&lt;[.N7]; [.N7];FLOOR(ROUNDDOWN(([.$F7]+[.$E7])/([.$C7]+[.$D7]);4)*[.N7]))" office:value-type="float" office:value="7422191" calcext:value-type="float">
            <text:p>7422191</text:p>
          </table:table-cell>
          <table:table-cell table:formula="of:=IF(([.$C7]+[.$D7])*2&lt;[.O7]; [.O7];FLOOR(ROUNDDOWN(([.$F7]+[.$E7])/([.$C7]+[.$D7]);4)*[.O7]))" office:value-type="float" office:value="7422191" calcext:value-type="float">
            <text:p>7422191</text:p>
          </table:table-cell>
          <table:table-cell table:formula="of:=IF(([.$C7]+[.$D7])*2&lt;[.P7]; [.P7];FLOOR(ROUNDDOWN(([.$F7]+[.$E7])/([.$C7]+[.$D7]);4)*[.P7]))" office:value-type="float" office:value="7422191" calcext:value-type="float">
            <text:p>7422191</text:p>
          </table:table-cell>
          <table:table-cell table:formula="of:=IF(([.$C7]+[.$D7])*2&lt;[.Q7]; [.Q7];FLOOR(ROUNDDOWN(([.$F7]+[.$E7])/([.$C7]+[.$D7]);4)*[.Q7]))" office:value-type="float" office:value="7422191" calcext:value-type="float">
            <text:p>7422191</text:p>
          </table:table-cell>
          <table:table-cell table:formula="of:=IF([.R7]&gt;([.C7]+[.D7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3841577" calcext:value-type="float">
            <text:p>3841577</text:p>
          </table:table-cell>
          <table:table-cell office:value-type="float" office:value="3848394" calcext:value-type="float">
            <text:p>3848394</text:p>
          </table:table-cell>
          <table:table-cell office:value-type="float" office:value="3595975" calcext:value-type="float">
            <text:p>3595975</text:p>
          </table:table-cell>
          <table:table-cell office:value-type="float" office:value="3123039" calcext:value-type="float">
            <text:p>3123039</text:p>
          </table:table-cell>
          <table:table-cell table:formula="of:=[.E8]+[.F8]" office:value-type="float" office:value="6719014" calcext:value-type="float">
            <text:p>6719014</text:p>
          </table:table-cell>
          <table:table-cell table:formula="of:=IF(([.$C8]+[.$D8])*2&lt;[.G8]; [.G8];FLOOR(ROUNDDOWN(([.$F8]+[.$E8])/([.$C8]+[.$D8]);4)*[.G8]))" office:value-type="float" office:value="5870402" calcext:value-type="float">
            <text:p>5870402</text:p>
          </table:table-cell>
          <table:table-cell table:formula="of:=IF(([.$C8]+[.$D8])*2&lt;[.H8]; [.H8];FLOOR(ROUNDDOWN(([.$F8]+[.$E8])/([.$C8]+[.$D8]);4)*[.H8]))" office:value-type="float" office:value="5128970" calcext:value-type="float">
            <text:p>5128970</text:p>
          </table:table-cell>
          <table:table-cell table:formula="of:=IF(([.$C8]+[.$D8])*2&lt;[.I8]; [.I8];FLOOR(ROUNDDOWN(([.$F8]+[.$E8])/([.$C8]+[.$D8]);4)*[.I8]))" office:value-type="float" office:value="4481181" calcext:value-type="float">
            <text:p>4481181</text:p>
          </table:table-cell>
          <table:table-cell table:formula="of:=IF(([.$C8]+[.$D8])*2&lt;[.J8]; [.J8];FLOOR(ROUNDDOWN(([.$F8]+[.$E8])/([.$C8]+[.$D8]);4)*[.J8]))" office:value-type="float" office:value="3915207" calcext:value-type="float">
            <text:p>3915207</text:p>
          </table:table-cell>
          <table:table-cell table:formula="of:=IF(([.$C8]+[.$D8])*2&lt;[.K8]; [.K8];FLOOR(ROUNDDOWN(([.$F8]+[.$E8])/([.$C8]+[.$D8]);4)*[.K8]))" office:value-type="float" office:value="3420716" calcext:value-type="float">
            <text:p>3420716</text:p>
          </table:table-cell>
          <table:table-cell table:formula="of:=IF(([.$C8]+[.$D8])*2&lt;[.L8]; [.L8];FLOOR(ROUNDDOWN(([.$F8]+[.$E8])/([.$C8]+[.$D8]);4)*[.L8]))" office:value-type="float" office:value="2988679" calcext:value-type="float">
            <text:p>2988679</text:p>
          </table:table-cell>
          <table:table-cell table:formula="of:=IF(([.$C8]+[.$D8])*2&lt;[.M8]; [.M8];FLOOR(ROUNDDOWN(([.$F8]+[.$E8])/([.$C8]+[.$D8]);4)*[.M8]))" office:value-type="float" office:value="2611208" calcext:value-type="float">
            <text:p>2611208</text:p>
          </table:table-cell>
          <table:table-cell table:formula="of:=IF(([.$C8]+[.$D8])*2&lt;[.N8]; [.N8];FLOOR(ROUNDDOWN(([.$F8]+[.$E8])/([.$C8]+[.$D8]);4)*[.N8]))" office:value-type="float" office:value="2281412" calcext:value-type="float">
            <text:p>2281412</text:p>
          </table:table-cell>
          <table:table-cell table:formula="of:=IF(([.$C8]+[.$D8])*2&lt;[.O8]; [.O8];FLOOR(ROUNDDOWN(([.$F8]+[.$E8])/([.$C8]+[.$D8]);4)*[.O8]))" office:value-type="float" office:value="1993269" calcext:value-type="float">
            <text:p>1993269</text:p>
          </table:table-cell>
          <table:table-cell table:formula="of:=IF(([.$C8]+[.$D8])*2&lt;[.P8]; [.P8];FLOOR(ROUNDDOWN(([.$F8]+[.$E8])/([.$C8]+[.$D8]);4)*[.P8]))" office:value-type="float" office:value="1741519" calcext:value-type="float">
            <text:p>1741519</text:p>
          </table:table-cell>
          <table:table-cell table:formula="of:=IF(([.$C8]+[.$D8])*2&lt;[.Q8]; [.Q8];FLOOR(ROUNDDOWN(([.$F8]+[.$E8])/([.$C8]+[.$D8]);4)*[.Q8]))" office:value-type="float" office:value="1521565" calcext:value-type="float">
            <text:p>1521565</text:p>
          </table:table-cell>
          <table:table-cell table:formula="of:=IF([.R8]&gt;([.C8]+[.D8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formula="of:=[.E9]+[.F9]" office:value-type="float" office:value="2079034" calcext:value-type="float">
            <text:p>2079034</text:p>
          </table:table-cell>
          <table:table-cell table:formula="of:=IF(([.$C9]+[.$D9])*2&lt;[.G9]; [.G9];FLOOR(ROUNDDOWN(([.$F9]+[.$E9])/([.$C9]+[.$D9]);4)*[.G9]))" office:value-type="float" office:value="3237471" calcext:value-type="float">
            <text:p>3237471</text:p>
          </table:table-cell>
          <table:table-cell table:formula="of:=IF(([.$C9]+[.$D9])*2&lt;[.H9]; [.H9];FLOOR(ROUNDDOWN(([.$F9]+[.$E9])/([.$C9]+[.$D9]);4)*[.H9]))" office:value-type="float" office:value="3237471" calcext:value-type="float">
            <text:p>3237471</text:p>
          </table:table-cell>
          <table:table-cell table:formula="of:=IF(([.$C9]+[.$D9])*2&lt;[.I9]; [.I9];FLOOR(ROUNDDOWN(([.$F9]+[.$E9])/([.$C9]+[.$D9]);4)*[.I9]))" office:value-type="float" office:value="3237471" calcext:value-type="float">
            <text:p>3237471</text:p>
          </table:table-cell>
          <table:table-cell table:formula="of:=IF(([.$C9]+[.$D9])*2&lt;[.J9]; [.J9];FLOOR(ROUNDDOWN(([.$F9]+[.$E9])/([.$C9]+[.$D9]);4)*[.J9]))" office:value-type="float" office:value="3237471" calcext:value-type="float">
            <text:p>3237471</text:p>
          </table:table-cell>
          <table:table-cell table:formula="of:=IF(([.$C9]+[.$D9])*2&lt;[.K9]; [.K9];FLOOR(ROUNDDOWN(([.$F9]+[.$E9])/([.$C9]+[.$D9]);4)*[.K9]))" office:value-type="float" office:value="3237471" calcext:value-type="float">
            <text:p>3237471</text:p>
          </table:table-cell>
          <table:table-cell table:formula="of:=IF(([.$C9]+[.$D9])*2&lt;[.L9]; [.L9];FLOOR(ROUNDDOWN(([.$F9]+[.$E9])/([.$C9]+[.$D9]);4)*[.L9]))" office:value-type="float" office:value="3237471" calcext:value-type="float">
            <text:p>3237471</text:p>
          </table:table-cell>
          <table:table-cell table:formula="of:=IF(([.$C9]+[.$D9])*2&lt;[.M9]; [.M9];FLOOR(ROUNDDOWN(([.$F9]+[.$E9])/([.$C9]+[.$D9]);4)*[.M9]))" office:value-type="float" office:value="3237471" calcext:value-type="float">
            <text:p>3237471</text:p>
          </table:table-cell>
          <table:table-cell table:formula="of:=IF(([.$C9]+[.$D9])*2&lt;[.N9]; [.N9];FLOOR(ROUNDDOWN(([.$F9]+[.$E9])/([.$C9]+[.$D9]);4)*[.N9]))" office:value-type="float" office:value="3237471" calcext:value-type="float">
            <text:p>3237471</text:p>
          </table:table-cell>
          <table:table-cell table:formula="of:=IF(([.$C9]+[.$D9])*2&lt;[.O9]; [.O9];FLOOR(ROUNDDOWN(([.$F9]+[.$E9])/([.$C9]+[.$D9]);4)*[.O9]))" office:value-type="float" office:value="3237471" calcext:value-type="float">
            <text:p>3237471</text:p>
          </table:table-cell>
          <table:table-cell table:formula="of:=IF(([.$C9]+[.$D9])*2&lt;[.P9]; [.P9];FLOOR(ROUNDDOWN(([.$F9]+[.$E9])/([.$C9]+[.$D9]);4)*[.P9]))" office:value-type="float" office:value="3237471" calcext:value-type="float">
            <text:p>3237471</text:p>
          </table:table-cell>
          <table:table-cell table:formula="of:=IF(([.$C9]+[.$D9])*2&lt;[.Q9]; [.Q9];FLOOR(ROUNDDOWN(([.$F9]+[.$E9])/([.$C9]+[.$D9]);4)*[.Q9]))" office:value-type="float" office:value="3237471" calcext:value-type="float">
            <text:p>3237471</text:p>
          </table:table-cell>
          <table:table-cell table:formula="of:=IF([.R9]&gt;([.C9]+[.D9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660998" calcext:value-type="float">
            <text:p>1660998</text:p>
          </table:table-cell>
          <table:table-cell office:value-type="float" office:value="1630345" calcext:value-type="float">
            <text:p>1630345</text:p>
          </table:table-cell>
          <table:table-cell office:value-type="float" office:value="1130119" calcext:value-type="float">
            <text:p>1130119</text:p>
          </table:table-cell>
          <table:table-cell office:value-type="float" office:value="1080238" calcext:value-type="float">
            <text:p>1080238</text:p>
          </table:table-cell>
          <table:table-cell table:formula="of:=[.E10]+[.F10]" office:value-type="float" office:value="2210357" calcext:value-type="float">
            <text:p>2210357</text:p>
          </table:table-cell>
          <table:table-cell table:formula="of:=IF(([.$C10]+[.$D10])*2&lt;[.G10]; [.G10];FLOOR(ROUNDDOWN(([.$F10]+[.$E10])/([.$C10]+[.$D10]);4)*[.G10]))" office:value-type="float" office:value="1484254" calcext:value-type="float">
            <text:p>1484254</text:p>
          </table:table-cell>
          <table:table-cell table:formula="of:=IF(([.$C10]+[.$D10])*2&lt;[.H10]; [.H10];FLOOR(ROUNDDOWN(([.$F10]+[.$E10])/([.$C10]+[.$D10]);4)*[.H10]))" office:value-type="float" office:value="996676" calcext:value-type="float">
            <text:p>996676</text:p>
          </table:table-cell>
          <table:table-cell table:formula="of:=IF(([.$C10]+[.$D10])*2&lt;[.I10]; [.I10];FLOOR(ROUNDDOWN(([.$F10]+[.$E10])/([.$C10]+[.$D10]);4)*[.I10]))" office:value-type="float" office:value="669267" calcext:value-type="float">
            <text:p>669267</text:p>
          </table:table-cell>
          <table:table-cell table:formula="of:=IF(([.$C10]+[.$D10])*2&lt;[.J10]; [.J10];FLOOR(ROUNDDOWN(([.$F10]+[.$E10])/([.$C10]+[.$D10]);4)*[.J10]))" office:value-type="float" office:value="449412" calcext:value-type="float">
            <text:p>449412</text:p>
          </table:table-cell>
          <table:table-cell table:formula="of:=IF(([.$C10]+[.$D10])*2&lt;[.K10]; [.K10];FLOOR(ROUNDDOWN(([.$F10]+[.$E10])/([.$C10]+[.$D10]);4)*[.K10]))" office:value-type="float" office:value="301780" calcext:value-type="float">
            <text:p>301780</text:p>
          </table:table-cell>
          <table:table-cell table:formula="of:=IF(([.$C10]+[.$D10])*2&lt;[.L10]; [.L10];FLOOR(ROUNDDOWN(([.$F10]+[.$E10])/([.$C10]+[.$D10]);4)*[.L10]))" office:value-type="float" office:value="202645" calcext:value-type="float">
            <text:p>202645</text:p>
          </table:table-cell>
          <table:table-cell table:formula="of:=IF(([.$C10]+[.$D10])*2&lt;[.M10]; [.M10];FLOOR(ROUNDDOWN(([.$F10]+[.$E10])/([.$C10]+[.$D10]);4)*[.M10]))" office:value-type="float" office:value="136076" calcext:value-type="float">
            <text:p>136076</text:p>
          </table:table-cell>
          <table:table-cell table:formula="of:=IF(([.$C10]+[.$D10])*2&lt;[.N10]; [.N10];FLOOR(ROUNDDOWN(([.$F10]+[.$E10])/([.$C10]+[.$D10]);4)*[.N10]))" office:value-type="float" office:value="91375" calcext:value-type="float">
            <text:p>91375</text:p>
          </table:table-cell>
          <table:table-cell table:formula="of:=IF(([.$C10]+[.$D10])*2&lt;[.O10]; [.O10];FLOOR(ROUNDDOWN(([.$F10]+[.$E10])/([.$C10]+[.$D10]);4)*[.O10]))" office:value-type="float" office:value="61358" calcext:value-type="float">
            <text:p>61358</text:p>
          </table:table-cell>
          <table:table-cell table:formula="of:=IF(([.$C10]+[.$D10])*2&lt;[.P10]; [.P10];FLOOR(ROUNDDOWN(([.$F10]+[.$E10])/([.$C10]+[.$D10]);4)*[.P10]))" office:value-type="float" office:value="41201" calcext:value-type="float">
            <text:p>41201</text:p>
          </table:table-cell>
          <table:table-cell table:formula="of:=IF(([.$C10]+[.$D10])*2&lt;[.Q10]; [.Q10];FLOOR(ROUNDDOWN(([.$F10]+[.$E10])/([.$C10]+[.$D10]);4)*[.Q10]))" office:value-type="float" office:value="27666" calcext:value-type="float">
            <text:p>27666</text:p>
          </table:table-cell>
          <table:table-cell table:formula="of:=IF([.R10]&gt;([.C10]+[.D10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157622" calcext:value-type="float">
            <text:p>1157622</text:p>
          </table:table-cell>
          <table:table-cell office:value-type="float" office:value="1182345" calcext:value-type="float">
            <text:p>1182345</text:p>
          </table:table-cell>
          <table:table-cell office:value-type="float" office:value="830785" calcext:value-type="float">
            <text:p>830785</text:p>
          </table:table-cell>
          <table:table-cell office:value-type="float" office:value="833779" calcext:value-type="float">
            <text:p>833779</text:p>
          </table:table-cell>
          <table:table-cell table:formula="of:=[.E11]+[.F11]" office:value-type="float" office:value="1664564" calcext:value-type="float">
            <text:p>1664564</text:p>
          </table:table-cell>
          <table:table-cell table:formula="of:=IF(([.$C11]+[.$D11])*2&lt;[.G11]; [.G11];FLOOR(ROUNDDOWN(([.$F11]+[.$E11])/([.$C11]+[.$D11]);4)*[.G11]))" office:value-type="float" office:value="1184004" calcext:value-type="float">
            <text:p>1184004</text:p>
          </table:table-cell>
          <table:table-cell table:formula="of:=IF(([.$C11]+[.$D11])*2&lt;[.H11]; [.H11];FLOOR(ROUNDDOWN(([.$F11]+[.$E11])/([.$C11]+[.$D11]);4)*[.H11]))" office:value-type="float" office:value="842182" calcext:value-type="float">
            <text:p>842182</text:p>
          </table:table-cell>
          <table:table-cell table:formula="of:=IF(([.$C11]+[.$D11])*2&lt;[.I11]; [.I11];FLOOR(ROUNDDOWN(([.$F11]+[.$E11])/([.$C11]+[.$D11]);4)*[.I11]))" office:value-type="float" office:value="599044" calcext:value-type="float">
            <text:p>599044</text:p>
          </table:table-cell>
          <table:table-cell table:formula="of:=IF(([.$C11]+[.$D11])*2&lt;[.J11]; [.J11];FLOOR(ROUNDDOWN(([.$F11]+[.$E11])/([.$C11]+[.$D11]);4)*[.J11]))" office:value-type="float" office:value="426099" calcext:value-type="float">
            <text:p>426099</text:p>
          </table:table-cell>
          <table:table-cell table:formula="of:=IF(([.$C11]+[.$D11])*2&lt;[.K11]; [.K11];FLOOR(ROUNDDOWN(([.$F11]+[.$E11])/([.$C11]+[.$D11]);4)*[.K11]))" office:value-type="float" office:value="303084" calcext:value-type="float">
            <text:p>303084</text:p>
          </table:table-cell>
          <table:table-cell table:formula="of:=IF(([.$C11]+[.$D11])*2&lt;[.L11]; [.L11];FLOOR(ROUNDDOWN(([.$F11]+[.$E11])/([.$C11]+[.$D11]);4)*[.L11]))" office:value-type="float" office:value="215583" calcext:value-type="float">
            <text:p>215583</text:p>
          </table:table-cell>
          <table:table-cell table:formula="of:=IF(([.$C11]+[.$D11])*2&lt;[.M11]; [.M11];FLOOR(ROUNDDOWN(([.$F11]+[.$E11])/([.$C11]+[.$D11]);4)*[.M11]))" office:value-type="float" office:value="153344" calcext:value-type="float">
            <text:p>153344</text:p>
          </table:table-cell>
          <table:table-cell table:formula="of:=IF(([.$C11]+[.$D11])*2&lt;[.N11]; [.N11];FLOOR(ROUNDDOWN(([.$F11]+[.$E11])/([.$C11]+[.$D11]);4)*[.N11]))" office:value-type="float" office:value="109073" calcext:value-type="float">
            <text:p>109073</text:p>
          </table:table-cell>
          <table:table-cell table:formula="of:=IF(([.$C11]+[.$D11])*2&lt;[.O11]; [.O11];FLOOR(ROUNDDOWN(([.$F11]+[.$E11])/([.$C11]+[.$D11]);4)*[.O11]))" office:value-type="float" office:value="77583" calcext:value-type="float">
            <text:p>77583</text:p>
          </table:table-cell>
          <table:table-cell table:formula="of:=IF(([.$C11]+[.$D11])*2&lt;[.P11]; [.P11];FLOOR(ROUNDDOWN(([.$F11]+[.$E11])/([.$C11]+[.$D11]);4)*[.P11]))" office:value-type="float" office:value="55184" calcext:value-type="float">
            <text:p>55184</text:p>
          </table:table-cell>
          <table:table-cell table:formula="of:=IF(([.$C11]+[.$D11])*2&lt;[.Q11]; [.Q11];FLOOR(ROUNDDOWN(([.$F11]+[.$E11])/([.$C11]+[.$D11]);4)*[.Q11]))" office:value-type="float" office:value="39252" calcext:value-type="float">
            <text:p>39252</text:p>
          </table:table-cell>
          <table:table-cell table:formula="of:=IF([.R11]&gt;([.C11]+[.D11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1987047" calcext:value-type="float">
            <text:p>1987047</text:p>
          </table:table-cell>
          <table:table-cell office:value-type="float" office:value="1996208" calcext:value-type="float">
            <text:p>1996208</text:p>
          </table:table-cell>
          <table:table-cell office:value-type="float" office:value="2053892" calcext:value-type="float">
            <text:p>2053892</text:p>
          </table:table-cell>
          <table:table-cell office:value-type="float" office:value="1697247" calcext:value-type="float">
            <text:p>1697247</text:p>
          </table:table-cell>
          <table:table-cell table:formula="of:=[.E12]+[.F12]" office:value-type="float" office:value="3751139" calcext:value-type="float">
            <text:p>3751139</text:p>
          </table:table-cell>
          <table:table-cell table:formula="of:=IF(([.$C12]+[.$D12])*2&lt;[.G12]; [.G12];FLOOR(ROUNDDOWN(([.$F12]+[.$E12])/([.$C12]+[.$D12]);4)*[.G12]))" office:value-type="float" office:value="3532447" calcext:value-type="float">
            <text:p>3532447</text:p>
          </table:table-cell>
          <table:table-cell table:formula="of:=IF(([.$C12]+[.$D12])*2&lt;[.H12]; [.H12];FLOOR(ROUNDDOWN(([.$F12]+[.$E12])/([.$C12]+[.$D12]);4)*[.H12]))" office:value-type="float" office:value="3326505" calcext:value-type="float">
            <text:p>3326505</text:p>
          </table:table-cell>
          <table:table-cell table:formula="of:=IF(([.$C12]+[.$D12])*2&lt;[.I12]; [.I12];FLOOR(ROUNDDOWN(([.$F12]+[.$E12])/([.$C12]+[.$D12]);4)*[.I12]))" office:value-type="float" office:value="3132569" calcext:value-type="float">
            <text:p>3132569</text:p>
          </table:table-cell>
          <table:table-cell table:formula="of:=IF(([.$C12]+[.$D12])*2&lt;[.J12]; [.J12];FLOOR(ROUNDDOWN(([.$F12]+[.$E12])/([.$C12]+[.$D12]);4)*[.J12]))" office:value-type="float" office:value="2949940" calcext:value-type="float">
            <text:p>2949940</text:p>
          </table:table-cell>
          <table:table-cell table:formula="of:=IF(([.$C12]+[.$D12])*2&lt;[.K12]; [.K12];FLOOR(ROUNDDOWN(([.$F12]+[.$E12])/([.$C12]+[.$D12]);4)*[.K12]))" office:value-type="float" office:value="2777958" calcext:value-type="float">
            <text:p>2777958</text:p>
          </table:table-cell>
          <table:table-cell table:formula="of:=IF(([.$C12]+[.$D12])*2&lt;[.L12]; [.L12];FLOOR(ROUNDDOWN(([.$F12]+[.$E12])/([.$C12]+[.$D12]);4)*[.L12]))" office:value-type="float" office:value="2616003" calcext:value-type="float">
            <text:p>2616003</text:p>
          </table:table-cell>
          <table:table-cell table:formula="of:=IF(([.$C12]+[.$D12])*2&lt;[.M12]; [.M12];FLOOR(ROUNDDOWN(([.$F12]+[.$E12])/([.$C12]+[.$D12]);4)*[.M12]))" office:value-type="float" office:value="2463490" calcext:value-type="float">
            <text:p>2463490</text:p>
          </table:table-cell>
          <table:table-cell table:formula="of:=IF(([.$C12]+[.$D12])*2&lt;[.N12]; [.N12];FLOOR(ROUNDDOWN(([.$F12]+[.$E12])/([.$C12]+[.$D12]);4)*[.N12]))" office:value-type="float" office:value="2319868" calcext:value-type="float">
            <text:p>2319868</text:p>
          </table:table-cell>
          <table:table-cell table:formula="of:=IF(([.$C12]+[.$D12])*2&lt;[.O12]; [.O12];FLOOR(ROUNDDOWN(([.$F12]+[.$E12])/([.$C12]+[.$D12]);4)*[.O12]))" office:value-type="float" office:value="2184619" calcext:value-type="float">
            <text:p>2184619</text:p>
          </table:table-cell>
          <table:table-cell table:formula="of:=IF(([.$C12]+[.$D12])*2&lt;[.P12]; [.P12];FLOOR(ROUNDDOWN(([.$F12]+[.$E12])/([.$C12]+[.$D12]);4)*[.P12]))" office:value-type="float" office:value="2057255" calcext:value-type="float">
            <text:p>2057255</text:p>
          </table:table-cell>
          <table:table-cell table:formula="of:=IF(([.$C12]+[.$D12])*2&lt;[.Q12]; [.Q12];FLOOR(ROUNDDOWN(([.$F12]+[.$E12])/([.$C12]+[.$D12]);4)*[.Q12]))" office:value-type="float" office:value="1937317" calcext:value-type="float">
            <text:p>1937317</text:p>
          </table:table-cell>
          <table:table-cell table:formula="of:=IF([.R12]&gt;([.C12]+[.D12])*2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formula="of:=[.E13]+[.F13]" office:value-type="float" office:value="8979036" calcext:value-type="float">
            <text:p>8979036</text:p>
          </table:table-cell>
          <table:table-cell table:formula="of:=IF(([.$C13]+[.$D13])*2&lt;[.G13]; [.G13];FLOOR(ROUNDDOWN(([.$F13]+[.$E13])/([.$C13]+[.$D13]);4)*[.G13]))" office:value-type="float" office:value="10485718" calcext:value-type="float">
            <text:p>10485718</text:p>
          </table:table-cell>
          <table:table-cell table:formula="of:=IF(([.$C13]+[.$D13])*2&lt;[.H13]; [.H13];FLOOR(ROUNDDOWN(([.$F13]+[.$E13])/([.$C13]+[.$D13]);4)*[.H13]))" office:value-type="float" office:value="12245221" calcext:value-type="float">
            <text:p>12245221</text:p>
          </table:table-cell>
          <table:table-cell table:formula="of:=IF(([.$C13]+[.$D13])*2&lt;[.I13]; [.I13];FLOOR(ROUNDDOWN(([.$F13]+[.$E13])/([.$C13]+[.$D13]);4)*[.I13]))" office:value-type="float" office:value="14299969" calcext:value-type="float">
            <text:p>14299969</text:p>
          </table:table-cell>
          <table:table-cell table:formula="of:=IF(([.$C13]+[.$D13])*2&lt;[.J13]; [.J13];FLOOR(ROUNDDOWN(([.$F13]+[.$E13])/([.$C13]+[.$D13]);4)*[.J13]))" office:value-type="float" office:value="16699503" calcext:value-type="float">
            <text:p>16699503</text:p>
          </table:table-cell>
          <table:table-cell table:formula="of:=IF(([.$C13]+[.$D13])*2&lt;[.K13]; [.K13];FLOOR(ROUNDDOWN(([.$F13]+[.$E13])/([.$C13]+[.$D13]);4)*[.K13]))" office:value-type="float" office:value="16699503" calcext:value-type="float">
            <text:p>16699503</text:p>
          </table:table-cell>
          <table:table-cell table:formula="of:=IF(([.$C13]+[.$D13])*2&lt;[.L13]; [.L13];FLOOR(ROUNDDOWN(([.$F13]+[.$E13])/([.$C13]+[.$D13]);4)*[.L13]))" office:value-type="float" office:value="16699503" calcext:value-type="float">
            <text:p>16699503</text:p>
          </table:table-cell>
          <table:table-cell table:formula="of:=IF(([.$C13]+[.$D13])*2&lt;[.M13]; [.M13];FLOOR(ROUNDDOWN(([.$F13]+[.$E13])/([.$C13]+[.$D13]);4)*[.M13]))" office:value-type="float" office:value="16699503" calcext:value-type="float">
            <text:p>16699503</text:p>
          </table:table-cell>
          <table:table-cell table:formula="of:=IF(([.$C13]+[.$D13])*2&lt;[.N13]; [.N13];FLOOR(ROUNDDOWN(([.$F13]+[.$E13])/([.$C13]+[.$D13]);4)*[.N13]))" office:value-type="float" office:value="16699503" calcext:value-type="float">
            <text:p>16699503</text:p>
          </table:table-cell>
          <table:table-cell table:formula="of:=IF(([.$C13]+[.$D13])*2&lt;[.O13]; [.O13];FLOOR(ROUNDDOWN(([.$F13]+[.$E13])/([.$C13]+[.$D13]);4)*[.O13]))" office:value-type="float" office:value="16699503" calcext:value-type="float">
            <text:p>16699503</text:p>
          </table:table-cell>
          <table:table-cell table:formula="of:=IF(([.$C13]+[.$D13])*2&lt;[.P13]; [.P13];FLOOR(ROUNDDOWN(([.$F13]+[.$E13])/([.$C13]+[.$D13]);4)*[.P13]))" office:value-type="float" office:value="16699503" calcext:value-type="float">
            <text:p>16699503</text:p>
          </table:table-cell>
          <table:table-cell table:formula="of:=IF(([.$C13]+[.$D13])*2&lt;[.Q13]; [.Q13];FLOOR(ROUNDDOWN(([.$F13]+[.$E13])/([.$C13]+[.$D13]);4)*[.Q13]))" office:value-type="float" office:value="16699503" calcext:value-type="float">
            <text:p>16699503</text:p>
          </table:table-cell>
          <table:table-cell table:formula="of:=IF([.R13]&gt;([.C13]+[.D13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formula="of:=[.E14]+[.F14]" office:value-type="float" office:value="2141427" calcext:value-type="float">
            <text:p>2141427</text:p>
          </table:table-cell>
          <table:table-cell table:formula="of:=IF(([.$C14]+[.$D14])*2&lt;[.G14]; [.G14];FLOOR(ROUNDDOWN(([.$F14]+[.$E14])/([.$C14]+[.$D14]);4)*[.G14]))" office:value-type="float" office:value="2339080" calcext:value-type="float">
            <text:p>2339080</text:p>
          </table:table-cell>
          <table:table-cell table:formula="of:=IF(([.$C14]+[.$D14])*2&lt;[.H14]; [.H14];FLOOR(ROUNDDOWN(([.$F14]+[.$E14])/([.$C14]+[.$D14]);4)*[.H14]))" office:value-type="float" office:value="2554977" calcext:value-type="float">
            <text:p>2554977</text:p>
          </table:table-cell>
          <table:table-cell table:formula="of:=IF(([.$C14]+[.$D14])*2&lt;[.I14]; [.I14];FLOOR(ROUNDDOWN(([.$F14]+[.$E14])/([.$C14]+[.$D14]);4)*[.I14]))" office:value-type="float" office:value="2790801" calcext:value-type="float">
            <text:p>2790801</text:p>
          </table:table-cell>
          <table:table-cell table:formula="of:=IF(([.$C14]+[.$D14])*2&lt;[.J14]; [.J14];FLOOR(ROUNDDOWN(([.$F14]+[.$E14])/([.$C14]+[.$D14]);4)*[.J14]))" office:value-type="float" office:value="3048391" calcext:value-type="float">
            <text:p>3048391</text:p>
          </table:table-cell>
          <table:table-cell table:formula="of:=IF(([.$C14]+[.$D14])*2&lt;[.K14]; [.K14];FLOOR(ROUNDDOWN(([.$F14]+[.$E14])/([.$C14]+[.$D14]);4)*[.K14]))" office:value-type="float" office:value="3329757" calcext:value-type="float">
            <text:p>3329757</text:p>
          </table:table-cell>
          <table:table-cell table:formula="of:=IF(([.$C14]+[.$D14])*2&lt;[.L14]; [.L14];FLOOR(ROUNDDOWN(([.$F14]+[.$E14])/([.$C14]+[.$D14]);4)*[.L14]))" office:value-type="float" office:value="3637093" calcext:value-type="float">
            <text:p>3637093</text:p>
          </table:table-cell>
          <table:table-cell table:formula="of:=IF(([.$C14]+[.$D14])*2&lt;[.M14]; [.M14];FLOOR(ROUNDDOWN(([.$F14]+[.$E14])/([.$C14]+[.$D14]);4)*[.M14]))" office:value-type="float" office:value="3972796" calcext:value-type="float">
            <text:p>3972796</text:p>
          </table:table-cell>
          <table:table-cell table:formula="of:=IF(([.$C14]+[.$D14])*2&lt;[.N14]; [.N14];FLOOR(ROUNDDOWN(([.$F14]+[.$E14])/([.$C14]+[.$D14]);4)*[.N14]))" office:value-type="float" office:value="3972796" calcext:value-type="float">
            <text:p>3972796</text:p>
          </table:table-cell>
          <table:table-cell table:formula="of:=IF(([.$C14]+[.$D14])*2&lt;[.O14]; [.O14];FLOOR(ROUNDDOWN(([.$F14]+[.$E14])/([.$C14]+[.$D14]);4)*[.O14]))" office:value-type="float" office:value="3972796" calcext:value-type="float">
            <text:p>3972796</text:p>
          </table:table-cell>
          <table:table-cell table:formula="of:=IF(([.$C14]+[.$D14])*2&lt;[.P14]; [.P14];FLOOR(ROUNDDOWN(([.$F14]+[.$E14])/([.$C14]+[.$D14]);4)*[.P14]))" office:value-type="float" office:value="3972796" calcext:value-type="float">
            <text:p>3972796</text:p>
          </table:table-cell>
          <table:table-cell table:formula="of:=IF(([.$C14]+[.$D14])*2&lt;[.Q14]; [.Q14];FLOOR(ROUNDDOWN(([.$F14]+[.$E14])/([.$C14]+[.$D14]);4)*[.Q14]))" office:value-type="float" office:value="3972796" calcext:value-type="float">
            <text:p>3972796</text:p>
          </table:table-cell>
          <table:table-cell table:formula="of:=IF([.R14]&gt;([.C14]+[.D14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143634" calcext:value-type="float">
            <text:p>1143634</text:p>
          </table:table-cell>
          <table:table-cell office:value-type="float" office:value="1033836" calcext:value-type="float">
            <text:p>1033836</text:p>
          </table:table-cell>
          <table:table-cell office:value-type="float" office:value="909534" calcext:value-type="float">
            <text:p>909534</text:p>
          </table:table-cell>
          <table:table-cell office:value-type="float" office:value="856349" calcext:value-type="float">
            <text:p>856349</text:p>
          </table:table-cell>
          <table:table-cell table:formula="of:=[.E15]+[.F15]" office:value-type="float" office:value="1765883" calcext:value-type="float">
            <text:p>1765883</text:p>
          </table:table-cell>
          <table:table-cell table:formula="of:=IF(([.$C15]+[.$D15])*2&lt;[.G15]; [.G15];FLOOR(ROUNDDOWN(([.$F15]+[.$E15])/([.$C15]+[.$D15]);4)*[.G15]))" office:value-type="float" office:value="1431954" calcext:value-type="float">
            <text:p>1431954</text:p>
          </table:table-cell>
          <table:table-cell table:formula="of:=IF(([.$C15]+[.$D15])*2&lt;[.H15]; [.H15];FLOOR(ROUNDDOWN(([.$F15]+[.$E15])/([.$C15]+[.$D15]);4)*[.H15]))" office:value-type="float" office:value="1161171" calcext:value-type="float">
            <text:p>1161171</text:p>
          </table:table-cell>
          <table:table-cell table:formula="of:=IF(([.$C15]+[.$D15])*2&lt;[.I15]; [.I15];FLOOR(ROUNDDOWN(([.$F15]+[.$E15])/([.$C15]+[.$D15]);4)*[.I15]))" office:value-type="float" office:value="941593" calcext:value-type="float">
            <text:p>941593</text:p>
          </table:table-cell>
          <table:table-cell table:formula="of:=IF(([.$C15]+[.$D15])*2&lt;[.J15]; [.J15];FLOOR(ROUNDDOWN(([.$F15]+[.$E15])/([.$C15]+[.$D15]);4)*[.J15]))" office:value-type="float" office:value="763537" calcext:value-type="float">
            <text:p>763537</text:p>
          </table:table-cell>
          <table:table-cell table:formula="of:=IF(([.$C15]+[.$D15])*2&lt;[.K15]; [.K15];FLOOR(ROUNDDOWN(([.$F15]+[.$E15])/([.$C15]+[.$D15]);4)*[.K15]))" office:value-type="float" office:value="619152" calcext:value-type="float">
            <text:p>619152</text:p>
          </table:table-cell>
          <table:table-cell table:formula="of:=IF(([.$C15]+[.$D15])*2&lt;[.L15]; [.L15];FLOOR(ROUNDDOWN(([.$F15]+[.$E15])/([.$C15]+[.$D15]);4)*[.L15]))" office:value-type="float" office:value="502070" calcext:value-type="float">
            <text:p>502070</text:p>
          </table:table-cell>
          <table:table-cell table:formula="of:=IF(([.$C15]+[.$D15])*2&lt;[.M15]; [.M15];FLOOR(ROUNDDOWN(([.$F15]+[.$E15])/([.$C15]+[.$D15]);4)*[.M15]))" office:value-type="float" office:value="407128" calcext:value-type="float">
            <text:p>407128</text:p>
          </table:table-cell>
          <table:table-cell table:formula="of:=IF(([.$C15]+[.$D15])*2&lt;[.N15]; [.N15];FLOOR(ROUNDDOWN(([.$F15]+[.$E15])/([.$C15]+[.$D15]);4)*[.N15]))" office:value-type="float" office:value="330140" calcext:value-type="float">
            <text:p>330140</text:p>
          </table:table-cell>
          <table:table-cell table:formula="of:=IF(([.$C15]+[.$D15])*2&lt;[.O15]; [.O15];FLOOR(ROUNDDOWN(([.$F15]+[.$E15])/([.$C15]+[.$D15]);4)*[.O15]))" office:value-type="float" office:value="267710" calcext:value-type="float">
            <text:p>267710</text:p>
          </table:table-cell>
          <table:table-cell table:formula="of:=IF(([.$C15]+[.$D15])*2&lt;[.P15]; [.P15];FLOOR(ROUNDDOWN(([.$F15]+[.$E15])/([.$C15]+[.$D15]);4)*[.P15]))" office:value-type="float" office:value="217086" calcext:value-type="float">
            <text:p>217086</text:p>
          </table:table-cell>
          <table:table-cell table:formula="of:=IF(([.$C15]+[.$D15])*2&lt;[.Q15]; [.Q15];FLOOR(ROUNDDOWN(([.$F15]+[.$E15])/([.$C15]+[.$D15]);4)*[.Q15]))" office:value-type="float" office:value="176035" calcext:value-type="float">
            <text:p>176035</text:p>
          </table:table-cell>
          <table:table-cell table:formula="of:=IF([.R15]&gt;([.C15]+[.D15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2549276" calcext:value-type="float">
            <text:p>2549276</text:p>
          </table:table-cell>
          <table:table-cell office:value-type="float" office:value="2584751" calcext:value-type="float">
            <text:p>2584751</text:p>
          </table:table-cell>
          <table:table-cell office:value-type="float" office:value="2033079" calcext:value-type="float">
            <text:p>2033079</text:p>
          </table:table-cell>
          <table:table-cell office:value-type="float" office:value="2066918" calcext:value-type="float">
            <text:p>2066918</text:p>
          </table:table-cell>
          <table:table-cell table:formula="of:=[.E16]+[.F16]" office:value-type="float" office:value="4099997" calcext:value-type="float">
            <text:p>4099997</text:p>
          </table:table-cell>
          <table:table-cell table:formula="of:=IF(([.$C16]+[.$D16])*2&lt;[.G16]; [.G16];FLOOR(ROUNDDOWN(([.$F16]+[.$E16])/([.$C16]+[.$D16]);4)*[.G16]))" office:value-type="float" office:value="3273847" calcext:value-type="float">
            <text:p>3273847</text:p>
          </table:table-cell>
          <table:table-cell table:formula="of:=IF(([.$C16]+[.$D16])*2&lt;[.H16]; [.H16];FLOOR(ROUNDDOWN(([.$F16]+[.$E16])/([.$C16]+[.$D16]);4)*[.H16]))" office:value-type="float" office:value="2614166" calcext:value-type="float">
            <text:p>2614166</text:p>
          </table:table-cell>
          <table:table-cell table:formula="of:=IF(([.$C16]+[.$D16])*2&lt;[.I16]; [.I16];FLOOR(ROUNDDOWN(([.$F16]+[.$E16])/([.$C16]+[.$D16]);4)*[.I16]))" office:value-type="float" office:value="2087411" calcext:value-type="float">
            <text:p>2087411</text:p>
          </table:table-cell>
          <table:table-cell table:formula="of:=IF(([.$C16]+[.$D16])*2&lt;[.J16]; [.J16];FLOOR(ROUNDDOWN(([.$F16]+[.$E16])/([.$C16]+[.$D16]);4)*[.J16]))" office:value-type="float" office:value="1666797" calcext:value-type="float">
            <text:p>1666797</text:p>
          </table:table-cell>
          <table:table-cell table:formula="of:=IF(([.$C16]+[.$D16])*2&lt;[.K16]; [.K16];FLOOR(ROUNDDOWN(([.$F16]+[.$E16])/([.$C16]+[.$D16]);4)*[.K16]))" office:value-type="float" office:value="1330937" calcext:value-type="float">
            <text:p>1330937</text:p>
          </table:table-cell>
          <table:table-cell table:formula="of:=IF(([.$C16]+[.$D16])*2&lt;[.L16]; [.L16];FLOOR(ROUNDDOWN(([.$F16]+[.$E16])/([.$C16]+[.$D16]);4)*[.L16]))" office:value-type="float" office:value="1062753" calcext:value-type="float">
            <text:p>1062753</text:p>
          </table:table-cell>
          <table:table-cell table:formula="of:=IF(([.$C16]+[.$D16])*2&lt;[.M16]; [.M16];FLOOR(ROUNDDOWN(([.$F16]+[.$E16])/([.$C16]+[.$D16]);4)*[.M16]))" office:value-type="float" office:value="848608" calcext:value-type="float">
            <text:p>848608</text:p>
          </table:table-cell>
          <table:table-cell table:formula="of:=IF(([.$C16]+[.$D16])*2&lt;[.N16]; [.N16];FLOOR(ROUNDDOWN(([.$F16]+[.$E16])/([.$C16]+[.$D16]);4)*[.N16]))" office:value-type="float" office:value="677613" calcext:value-type="float">
            <text:p>677613</text:p>
          </table:table-cell>
          <table:table-cell table:formula="of:=IF(([.$C16]+[.$D16])*2&lt;[.O16]; [.O16];FLOOR(ROUNDDOWN(([.$F16]+[.$E16])/([.$C16]+[.$D16]);4)*[.O16]))" office:value-type="float" office:value="541073" calcext:value-type="float">
            <text:p>541073</text:p>
          </table:table-cell>
          <table:table-cell table:formula="of:=IF(([.$C16]+[.$D16])*2&lt;[.P16]; [.P16];FLOOR(ROUNDDOWN(([.$F16]+[.$E16])/([.$C16]+[.$D16]);4)*[.P16]))" office:value-type="float" office:value="432046" calcext:value-type="float">
            <text:p>432046</text:p>
          </table:table-cell>
          <table:table-cell table:formula="of:=IF(([.$C16]+[.$D16])*2&lt;[.Q16]; [.Q16];FLOOR(ROUNDDOWN(([.$F16]+[.$E16])/([.$C16]+[.$D16]);4)*[.Q16]))" office:value-type="float" office:value="344988" calcext:value-type="float">
            <text:p>344988</text:p>
          </table:table-cell>
          <table:table-cell table:formula="of:=IF([.R16]&gt;([.C16]+[.D16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formula="of:=[.E17]+[.F17]" office:value-type="float" office:value="3408578" calcext:value-type="float">
            <text:p>3408578</text:p>
          </table:table-cell>
          <table:table-cell table:formula="of:=IF(([.$C17]+[.$D17])*2&lt;[.G17]; [.G17];FLOOR(ROUNDDOWN(([.$F17]+[.$E17])/([.$C17]+[.$D17]);4)*[.G17]))" office:value-type="float" office:value="4257995" calcext:value-type="float">
            <text:p>4257995</text:p>
          </table:table-cell>
          <table:table-cell table:formula="of:=IF(([.$C17]+[.$D17])*2&lt;[.H17]; [.H17];FLOOR(ROUNDDOWN(([.$F17]+[.$E17])/([.$C17]+[.$D17]);4)*[.H17]))" office:value-type="float" office:value="5319087" calcext:value-type="float">
            <text:p>5319087</text:p>
          </table:table-cell>
          <table:table-cell table:formula="of:=IF(([.$C17]+[.$D17])*2&lt;[.I17]; [.I17];FLOOR(ROUNDDOWN(([.$F17]+[.$E17])/([.$C17]+[.$D17]);4)*[.I17]))" office:value-type="float" office:value="6644603" calcext:value-type="float">
            <text:p>6644603</text:p>
          </table:table-cell>
          <table:table-cell table:formula="of:=IF(([.$C17]+[.$D17])*2&lt;[.J17]; [.J17];FLOOR(ROUNDDOWN(([.$F17]+[.$E17])/([.$C17]+[.$D17]);4)*[.J17]))" office:value-type="float" office:value="6644603" calcext:value-type="float">
            <text:p>6644603</text:p>
          </table:table-cell>
          <table:table-cell table:formula="of:=IF(([.$C17]+[.$D17])*2&lt;[.K17]; [.K17];FLOOR(ROUNDDOWN(([.$F17]+[.$E17])/([.$C17]+[.$D17]);4)*[.K17]))" office:value-type="float" office:value="6644603" calcext:value-type="float">
            <text:p>6644603</text:p>
          </table:table-cell>
          <table:table-cell table:formula="of:=IF(([.$C17]+[.$D17])*2&lt;[.L17]; [.L17];FLOOR(ROUNDDOWN(([.$F17]+[.$E17])/([.$C17]+[.$D17]);4)*[.L17]))" office:value-type="float" office:value="6644603" calcext:value-type="float">
            <text:p>6644603</text:p>
          </table:table-cell>
          <table:table-cell table:formula="of:=IF(([.$C17]+[.$D17])*2&lt;[.M17]; [.M17];FLOOR(ROUNDDOWN(([.$F17]+[.$E17])/([.$C17]+[.$D17]);4)*[.M17]))" office:value-type="float" office:value="6644603" calcext:value-type="float">
            <text:p>6644603</text:p>
          </table:table-cell>
          <table:table-cell table:formula="of:=IF(([.$C17]+[.$D17])*2&lt;[.N17]; [.N17];FLOOR(ROUNDDOWN(([.$F17]+[.$E17])/([.$C17]+[.$D17]);4)*[.N17]))" office:value-type="float" office:value="6644603" calcext:value-type="float">
            <text:p>6644603</text:p>
          </table:table-cell>
          <table:table-cell table:formula="of:=IF(([.$C17]+[.$D17])*2&lt;[.O17]; [.O17];FLOOR(ROUNDDOWN(([.$F17]+[.$E17])/([.$C17]+[.$D17]);4)*[.O17]))" office:value-type="float" office:value="6644603" calcext:value-type="float">
            <text:p>6644603</text:p>
          </table:table-cell>
          <table:table-cell table:formula="of:=IF(([.$C17]+[.$D17])*2&lt;[.P17]; [.P17];FLOOR(ROUNDDOWN(([.$F17]+[.$E17])/([.$C17]+[.$D17]);4)*[.P17]))" office:value-type="float" office:value="6644603" calcext:value-type="float">
            <text:p>6644603</text:p>
          </table:table-cell>
          <table:table-cell table:formula="of:=IF(([.$C17]+[.$D17])*2&lt;[.Q17]; [.Q17];FLOOR(ROUNDDOWN(([.$F17]+[.$E17])/([.$C17]+[.$D17]);4)*[.Q17]))" office:value-type="float" office:value="6644603" calcext:value-type="float">
            <text:p>6644603</text:p>
          </table:table-cell>
          <table:table-cell table:formula="of:=IF([.R17]&gt;([.C17]+[.D17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2567464" calcext:value-type="float">
            <text:p>2567464</text:p>
          </table:table-cell>
          <table:table-cell office:value-type="float" office:value="2441857" calcext:value-type="float">
            <text:p>2441857</text:p>
          </table:table-cell>
          <table:table-cell office:value-type="float" office:value="1524132" calcext:value-type="float">
            <text:p>1524132</text:p>
          </table:table-cell>
          <table:table-cell office:value-type="float" office:value="1496810" calcext:value-type="float">
            <text:p>1496810</text:p>
          </table:table-cell>
          <table:table-cell table:formula="of:=[.E18]+[.F18]" office:value-type="float" office:value="3020942" calcext:value-type="float">
            <text:p>3020942</text:p>
          </table:table-cell>
          <table:table-cell table:formula="of:=IF(([.$C18]+[.$D18])*2&lt;[.G18]; [.G18];FLOOR(ROUNDDOWN(([.$F18]+[.$E18])/([.$C18]+[.$D18]);4)*[.G18]))" office:value-type="float" office:value="1821628" calcext:value-type="float">
            <text:p>1821628</text:p>
          </table:table-cell>
          <table:table-cell table:formula="of:=IF(([.$C18]+[.$D18])*2&lt;[.H18]; [.H18];FLOOR(ROUNDDOWN(([.$F18]+[.$E18])/([.$C18]+[.$D18]);4)*[.H18]))" office:value-type="float" office:value="1098441" calcext:value-type="float">
            <text:p>1098441</text:p>
          </table:table-cell>
          <table:table-cell table:formula="of:=IF(([.$C18]+[.$D18])*2&lt;[.I18]; [.I18];FLOOR(ROUNDDOWN(([.$F18]+[.$E18])/([.$C18]+[.$D18]);4)*[.I18]))" office:value-type="float" office:value="662359" calcext:value-type="float">
            <text:p>662359</text:p>
          </table:table-cell>
          <table:table-cell table:formula="of:=IF(([.$C18]+[.$D18])*2&lt;[.J18]; [.J18];FLOOR(ROUNDDOWN(([.$F18]+[.$E18])/([.$C18]+[.$D18]);4)*[.J18]))" office:value-type="float" office:value="399402" calcext:value-type="float">
            <text:p>399402</text:p>
          </table:table-cell>
          <table:table-cell table:formula="of:=IF(([.$C18]+[.$D18])*2&lt;[.K18]; [.K18];FLOOR(ROUNDDOWN(([.$F18]+[.$E18])/([.$C18]+[.$D18]);4)*[.K18]))" office:value-type="float" office:value="240839" calcext:value-type="float">
            <text:p>240839</text:p>
          </table:table-cell>
          <table:table-cell table:formula="of:=IF(([.$C18]+[.$D18])*2&lt;[.L18]; [.L18];FLOOR(ROUNDDOWN(([.$F18]+[.$E18])/([.$C18]+[.$D18]);4)*[.L18]))" office:value-type="float" office:value="145225" calcext:value-type="float">
            <text:p>145225</text:p>
          </table:table-cell>
          <table:table-cell table:formula="of:=IF(([.$C18]+[.$D18])*2&lt;[.M18]; [.M18];FLOOR(ROUNDDOWN(([.$F18]+[.$E18])/([.$C18]+[.$D18]);4)*[.M18]))" office:value-type="float" office:value="87570" calcext:value-type="float">
            <text:p>87570</text:p>
          </table:table-cell>
          <table:table-cell table:formula="of:=IF(([.$C18]+[.$D18])*2&lt;[.N18]; [.N18];FLOOR(ROUNDDOWN(([.$F18]+[.$E18])/([.$C18]+[.$D18]);4)*[.N18]))" office:value-type="float" office:value="52804" calcext:value-type="float">
            <text:p>52804</text:p>
          </table:table-cell>
          <table:table-cell table:formula="of:=IF(([.$C18]+[.$D18])*2&lt;[.O18]; [.O18];FLOOR(ROUNDDOWN(([.$F18]+[.$E18])/([.$C18]+[.$D18]);4)*[.O18]))" office:value-type="float" office:value="31840" calcext:value-type="float">
            <text:p>31840</text:p>
          </table:table-cell>
          <table:table-cell table:formula="of:=IF(([.$C18]+[.$D18])*2&lt;[.P18]; [.P18];FLOOR(ROUNDDOWN(([.$F18]+[.$E18])/([.$C18]+[.$D18]);4)*[.P18]))" office:value-type="float" office:value="19199" calcext:value-type="float">
            <text:p>19199</text:p>
          </table:table-cell>
          <table:table-cell table:formula="of:=IF(([.$C18]+[.$D18])*2&lt;[.Q18]; [.Q18];FLOOR(ROUNDDOWN(([.$F18]+[.$E18])/([.$C18]+[.$D18]);4)*[.Q18]))" office:value-type="float" office:value="11576" calcext:value-type="float">
            <text:p>11576</text:p>
          </table:table-cell>
          <table:table-cell table:formula="of:=IF([.R18]&gt;([.C18]+[.D18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1395231" calcext:value-type="float">
            <text:p>1395231</text:p>
          </table:table-cell>
          <table:table-cell office:value-type="float" office:value="578655" calcext:value-type="float">
            <text:p>578655</text:p>
          </table:table-cell>
          <table:table-cell office:value-type="float" office:value="677663" calcext:value-type="float">
            <text:p>677663</text:p>
          </table:table-cell>
          <table:table-cell table:formula="of:=[.E19]+[.F19]" office:value-type="float" office:value="1256318" calcext:value-type="float">
            <text:p>1256318</text:p>
          </table:table-cell>
          <table:table-cell table:formula="of:=IF(([.$C19]+[.$D19])*2&lt;[.G19]; [.G19];FLOOR(ROUNDDOWN(([.$F19]+[.$E19])/([.$C19]+[.$D19]);4)*[.G19]))" office:value-type="float" office:value="578283" calcext:value-type="float">
            <text:p>578283</text:p>
          </table:table-cell>
          <table:table-cell table:formula="of:=IF(([.$C19]+[.$D19])*2&lt;[.H19]; [.H19];FLOOR(ROUNDDOWN(([.$F19]+[.$E19])/([.$C19]+[.$D19]);4)*[.H19]))" office:value-type="float" office:value="266183" calcext:value-type="float">
            <text:p>266183</text:p>
          </table:table-cell>
          <table:table-cell table:formula="of:=IF(([.$C19]+[.$D19])*2&lt;[.I19]; [.I19];FLOOR(ROUNDDOWN(([.$F19]+[.$E19])/([.$C19]+[.$D19]);4)*[.I19]))" office:value-type="float" office:value="122524" calcext:value-type="float">
            <text:p>122524</text:p>
          </table:table-cell>
          <table:table-cell table:formula="of:=IF(([.$C19]+[.$D19])*2&lt;[.J19]; [.J19];FLOOR(ROUNDDOWN(([.$F19]+[.$E19])/([.$C19]+[.$D19]);4)*[.J19]))" office:value-type="float" office:value="56397" calcext:value-type="float">
            <text:p>56397</text:p>
          </table:table-cell>
          <table:table-cell table:formula="of:=IF(([.$C19]+[.$D19])*2&lt;[.K19]; [.K19];FLOOR(ROUNDDOWN(([.$F19]+[.$E19])/([.$C19]+[.$D19]);4)*[.K19]))" office:value-type="float" office:value="25959" calcext:value-type="float">
            <text:p>25959</text:p>
          </table:table-cell>
          <table:table-cell table:formula="of:=IF(([.$C19]+[.$D19])*2&lt;[.L19]; [.L19];FLOOR(ROUNDDOWN(([.$F19]+[.$E19])/([.$C19]+[.$D19]);4)*[.L19]))" office:value-type="float" office:value="11948" calcext:value-type="float">
            <text:p>11948</text:p>
          </table:table-cell>
          <table:table-cell table:formula="of:=IF(([.$C19]+[.$D19])*2&lt;[.M19]; [.M19];FLOOR(ROUNDDOWN(([.$F19]+[.$E19])/([.$C19]+[.$D19]);4)*[.M19]))" office:value-type="float" office:value="5499" calcext:value-type="float">
            <text:p>5499</text:p>
          </table:table-cell>
          <table:table-cell table:formula="of:=IF(([.$C19]+[.$D19])*2&lt;[.N19]; [.N19];FLOOR(ROUNDDOWN(([.$F19]+[.$E19])/([.$C19]+[.$D19]);4)*[.N19]))" office:value-type="float" office:value="2531" calcext:value-type="float">
            <text:p>2531</text:p>
          </table:table-cell>
          <table:table-cell table:formula="of:=IF(([.$C19]+[.$D19])*2&lt;[.O19]; [.O19];FLOOR(ROUNDDOWN(([.$F19]+[.$E19])/([.$C19]+[.$D19]);4)*[.O19]))" office:value-type="float" office:value="1165" calcext:value-type="float">
            <text:p>1165</text:p>
          </table:table-cell>
          <table:table-cell table:formula="of:=IF(([.$C19]+[.$D19])*2&lt;[.P19]; [.P19];FLOOR(ROUNDDOWN(([.$F19]+[.$E19])/([.$C19]+[.$D19]);4)*[.P19]))" office:value-type="float" office:value="536" calcext:value-type="float">
            <text:p>536</text:p>
          </table:table-cell>
          <table:table-cell table:formula="of:=IF(([.$C19]+[.$D19])*2&lt;[.Q19]; [.Q19];FLOOR(ROUNDDOWN(([.$F19]+[.$E19])/([.$C19]+[.$D19]);4)*[.Q19]))" office:value-type="float" office:value="246" calcext:value-type="float">
            <text:p>246</text:p>
          </table:table-cell>
          <table:table-cell table:formula="of:=IF([.R19]&gt;([.C19]+[.D19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2976209" calcext:value-type="float">
            <text:p>2976209</text:p>
          </table:table-cell>
          <table:table-cell office:value-type="float" office:value="3199665" calcext:value-type="float">
            <text:p>3199665</text:p>
          </table:table-cell>
          <table:table-cell office:value-type="float" office:value="1666477" calcext:value-type="float">
            <text:p>1666477</text:p>
          </table:table-cell>
          <table:table-cell office:value-type="float" office:value="1759240" calcext:value-type="float">
            <text:p>1759240</text:p>
          </table:table-cell>
          <table:table-cell table:formula="of:=[.E20]+[.F20]" office:value-type="float" office:value="3425717" calcext:value-type="float">
            <text:p>3425717</text:p>
          </table:table-cell>
          <table:table-cell table:formula="of:=IF(([.$C20]+[.$D20])*2&lt;[.G20]; [.G20];FLOOR(ROUNDDOWN(([.$F20]+[.$E20])/([.$C20]+[.$D20]);4)*[.G20]))" office:value-type="float" office:value="1899902" calcext:value-type="float">
            <text:p>1899902</text:p>
          </table:table-cell>
          <table:table-cell table:formula="of:=IF(([.$C20]+[.$D20])*2&lt;[.H20]; [.H20];FLOOR(ROUNDDOWN(([.$F20]+[.$E20])/([.$C20]+[.$D20]);4)*[.H20]))" office:value-type="float" office:value="1053685" calcext:value-type="float">
            <text:p>1053685</text:p>
          </table:table-cell>
          <table:table-cell table:formula="of:=IF(([.$C20]+[.$D20])*2&lt;[.I20]; [.I20];FLOOR(ROUNDDOWN(([.$F20]+[.$E20])/([.$C20]+[.$D20]);4)*[.I20]))" office:value-type="float" office:value="584373" calcext:value-type="float">
            <text:p>584373</text:p>
          </table:table-cell>
          <table:table-cell table:formula="of:=IF(([.$C20]+[.$D20])*2&lt;[.J20]; [.J20];FLOOR(ROUNDDOWN(([.$F20]+[.$E20])/([.$C20]+[.$D20]);4)*[.J20]))" office:value-type="float" office:value="324093" calcext:value-type="float">
            <text:p>324093</text:p>
          </table:table-cell>
          <table:table-cell table:formula="of:=IF(([.$C20]+[.$D20])*2&lt;[.K20]; [.K20];FLOOR(ROUNDDOWN(([.$F20]+[.$E20])/([.$C20]+[.$D20]);4)*[.K20]))" office:value-type="float" office:value="179741" calcext:value-type="float">
            <text:p>179741</text:p>
          </table:table-cell>
          <table:table-cell table:formula="of:=IF(([.$C20]+[.$D20])*2&lt;[.L20]; [.L20];FLOOR(ROUNDDOWN(([.$F20]+[.$E20])/([.$C20]+[.$D20]);4)*[.L20]))" office:value-type="float" office:value="99684" calcext:value-type="float">
            <text:p>99684</text:p>
          </table:table-cell>
          <table:table-cell table:formula="of:=IF(([.$C20]+[.$D20])*2&lt;[.M20]; [.M20];FLOOR(ROUNDDOWN(([.$F20]+[.$E20])/([.$C20]+[.$D20]);4)*[.M20]))" office:value-type="float" office:value="55284" calcext:value-type="float">
            <text:p>55284</text:p>
          </table:table-cell>
          <table:table-cell table:formula="of:=IF(([.$C20]+[.$D20])*2&lt;[.N20]; [.N20];FLOOR(ROUNDDOWN(([.$F20]+[.$E20])/([.$C20]+[.$D20]);4)*[.N20]))" office:value-type="float" office:value="30660" calcext:value-type="float">
            <text:p>30660</text:p>
          </table:table-cell>
          <table:table-cell table:formula="of:=IF(([.$C20]+[.$D20])*2&lt;[.O20]; [.O20];FLOOR(ROUNDDOWN(([.$F20]+[.$E20])/([.$C20]+[.$D20]);4)*[.O20]))" office:value-type="float" office:value="17004" calcext:value-type="float">
            <text:p>17004</text:p>
          </table:table-cell>
          <table:table-cell table:formula="of:=IF(([.$C20]+[.$D20])*2&lt;[.P20]; [.P20];FLOOR(ROUNDDOWN(([.$F20]+[.$E20])/([.$C20]+[.$D20]);4)*[.P20]))" office:value-type="float" office:value="9430" calcext:value-type="float">
            <text:p>9430</text:p>
          </table:table-cell>
          <table:table-cell table:formula="of:=IF(([.$C20]+[.$D20])*2&lt;[.Q20]; [.Q20];FLOOR(ROUNDDOWN(([.$F20]+[.$E20])/([.$C20]+[.$D20]);4)*[.Q20]))" office:value-type="float" office:value="5229" calcext:value-type="float">
            <text:p>5229</text:p>
          </table:table-cell>
          <table:table-cell table:formula="of:=IF([.R20]&gt;([.C20]+[.D20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443351" calcext:value-type="float">
            <text:p>1443351</text:p>
          </table:table-cell>
          <table:table-cell office:value-type="float" office:value="1565539" calcext:value-type="float">
            <text:p>1565539</text:p>
          </table:table-cell>
          <table:table-cell office:value-type="float" office:value="1355276" calcext:value-type="float">
            <text:p>1355276</text:p>
          </table:table-cell>
          <table:table-cell office:value-type="float" office:value="1423414" calcext:value-type="float">
            <text:p>1423414</text:p>
          </table:table-cell>
          <table:table-cell table:formula="of:=[.E21]+[.F21]" office:value-type="float" office:value="2778690" calcext:value-type="float">
            <text:p>2778690</text:p>
          </table:table-cell>
          <table:table-cell table:formula="of:=IF(([.$C21]+[.$D21])*2&lt;[.G21]; [.G21];FLOOR(ROUNDDOWN(([.$F21]+[.$E21])/([.$C21]+[.$D21]);4)*[.G21]))" office:value-type="float" office:value="2565842" calcext:value-type="float">
            <text:p>2565842</text:p>
          </table:table-cell>
          <table:table-cell table:formula="of:=IF(([.$C21]+[.$D21])*2&lt;[.H21]; [.H21];FLOOR(ROUNDDOWN(([.$F21]+[.$E21])/([.$C21]+[.$D21]);4)*[.H21]))" office:value-type="float" office:value="2369298" calcext:value-type="float">
            <text:p>2369298</text:p>
          </table:table-cell>
          <table:table-cell table:formula="of:=IF(([.$C21]+[.$D21])*2&lt;[.I21]; [.I21];FLOOR(ROUNDDOWN(([.$F21]+[.$E21])/([.$C21]+[.$D21]);4)*[.I21]))" office:value-type="float" office:value="2187809" calcext:value-type="float">
            <text:p>2187809</text:p>
          </table:table-cell>
          <table:table-cell table:formula="of:=IF(([.$C21]+[.$D21])*2&lt;[.J21]; [.J21];FLOOR(ROUNDDOWN(([.$F21]+[.$E21])/([.$C21]+[.$D21]);4)*[.J21]))" office:value-type="float" office:value="2020222" calcext:value-type="float">
            <text:p>2020222</text:p>
          </table:table-cell>
          <table:table-cell table:formula="of:=IF(([.$C21]+[.$D21])*2&lt;[.K21]; [.K21];FLOOR(ROUNDDOWN(([.$F21]+[.$E21])/([.$C21]+[.$D21]);4)*[.K21]))" office:value-type="float" office:value="1865472" calcext:value-type="float">
            <text:p>1865472</text:p>
          </table:table-cell>
          <table:table-cell table:formula="of:=IF(([.$C21]+[.$D21])*2&lt;[.L21]; [.L21];FLOOR(ROUNDDOWN(([.$F21]+[.$E21])/([.$C21]+[.$D21]);4)*[.L21]))" office:value-type="float" office:value="1722576" calcext:value-type="float">
            <text:p>1722576</text:p>
          </table:table-cell>
          <table:table-cell table:formula="of:=IF(([.$C21]+[.$D21])*2&lt;[.M21]; [.M21];FLOOR(ROUNDDOWN(([.$F21]+[.$E21])/([.$C21]+[.$D21]);4)*[.M21]))" office:value-type="float" office:value="1590626" calcext:value-type="float">
            <text:p>1590626</text:p>
          </table:table-cell>
          <table:table-cell table:formula="of:=IF(([.$C21]+[.$D21])*2&lt;[.N21]; [.N21];FLOOR(ROUNDDOWN(([.$F21]+[.$E21])/([.$C21]+[.$D21]);4)*[.N21]))" office:value-type="float" office:value="1468784" calcext:value-type="float">
            <text:p>1468784</text:p>
          </table:table-cell>
          <table:table-cell table:formula="of:=IF(([.$C21]+[.$D21])*2&lt;[.O21]; [.O21];FLOOR(ROUNDDOWN(([.$F21]+[.$E21])/([.$C21]+[.$D21]);4)*[.O21]))" office:value-type="float" office:value="1356275" calcext:value-type="float">
            <text:p>1356275</text:p>
          </table:table-cell>
          <table:table-cell table:formula="of:=IF(([.$C21]+[.$D21])*2&lt;[.P21]; [.P21];FLOOR(ROUNDDOWN(([.$F21]+[.$E21])/([.$C21]+[.$D21]);4)*[.P21]))" office:value-type="float" office:value="1252384" calcext:value-type="float">
            <text:p>1252384</text:p>
          </table:table-cell>
          <table:table-cell table:formula="of:=IF(([.$C21]+[.$D21])*2&lt;[.Q21]; [.Q21];FLOOR(ROUNDDOWN(([.$F21]+[.$E21])/([.$C21]+[.$D21]);4)*[.Q21]))" office:value-type="float" office:value="1156451" calcext:value-type="float">
            <text:p>1156451</text:p>
          </table:table-cell>
          <table:table-cell table:formula="of:=IF([.R21]&gt;([.C21]+[.D21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2486640" calcext:value-type="float">
            <text:p>2486640</text:p>
          </table:table-cell>
          <table:table-cell office:value-type="float" office:value="2265936" calcext:value-type="float">
            <text:p>2265936</text:p>
          </table:table-cell>
          <table:table-cell office:value-type="float" office:value="297424" calcext:value-type="float">
            <text:p>297424</text:p>
          </table:table-cell>
          <table:table-cell office:value-type="float" office:value="274759" calcext:value-type="float">
            <text:p>274759</text:p>
          </table:table-cell>
          <table:table-cell table:formula="of:=[.E22]+[.F22]" office:value-type="float" office:value="572183" calcext:value-type="float">
            <text:p>572183</text:p>
          </table:table-cell>
          <table:table-cell table:formula="of:=IF(([.$C22]+[.$D22])*2&lt;[.G22]; [.G22];FLOOR(ROUNDDOWN(([.$F22]+[.$E22])/([.$C22]+[.$D22]);4)*[.G22]))" office:value-type="float" office:value="68833" calcext:value-type="float">
            <text:p>68833</text:p>
          </table:table-cell>
          <table:table-cell table:formula="of:=IF(([.$C22]+[.$D22])*2&lt;[.H22]; [.H22];FLOOR(ROUNDDOWN(([.$F22]+[.$E22])/([.$C22]+[.$D22]);4)*[.H22]))" office:value-type="float" office:value="8280" calcext:value-type="float">
            <text:p>8280</text:p>
          </table:table-cell>
          <table:table-cell table:formula="of:=IF(([.$C22]+[.$D22])*2&lt;[.I22]; [.I22];FLOOR(ROUNDDOWN(([.$F22]+[.$E22])/([.$C22]+[.$D22]);4)*[.I22]))" office:value-type="float" office:value="996" calcext:value-type="float">
            <text:p>996</text:p>
          </table:table-cell>
          <table:table-cell table:formula="of:=IF(([.$C22]+[.$D22])*2&lt;[.J22]; [.J22];FLOOR(ROUNDDOWN(([.$F22]+[.$E22])/([.$C22]+[.$D22]);4)*[.J22]))" office:value-type="float" office:value="119" calcext:value-type="float">
            <text:p>119</text:p>
          </table:table-cell>
          <table:table-cell table:formula="of:=IF(([.$C22]+[.$D22])*2&lt;[.K22]; [.K22];FLOOR(ROUNDDOWN(([.$F22]+[.$E22])/([.$C22]+[.$D22]);4)*[.K22]))" office:value-type="float" office:value="14" calcext:value-type="float">
            <text:p>14</text:p>
          </table:table-cell>
          <table:table-cell table:formula="of:=IF(([.$C22]+[.$D22])*2&lt;[.L22]; [.L22];FLOOR(ROUNDDOWN(([.$F22]+[.$E22])/([.$C22]+[.$D22]);4)*[.L22]))" office:value-type="float" office:value="1" calcext:value-type="float">
            <text:p>1</text:p>
          </table:table-cell>
          <table:table-cell table:formula="of:=IF(([.$C22]+[.$D22])*2&lt;[.M22]; [.M22];FLOOR(ROUNDDOWN(([.$F22]+[.$E22])/([.$C22]+[.$D22]);4)*[.M22]))" office:value-type="float" office:value="0" calcext:value-type="float">
            <text:p>0</text:p>
          </table:table-cell>
          <table:table-cell table:formula="of:=IF(([.$C22]+[.$D22])*2&lt;[.N22]; [.N22];FLOOR(ROUNDDOWN(([.$F22]+[.$E22])/([.$C22]+[.$D22]);4)*[.N22]))" office:value-type="float" office:value="0" calcext:value-type="float">
            <text:p>0</text:p>
          </table:table-cell>
          <table:table-cell table:formula="of:=IF(([.$C22]+[.$D22])*2&lt;[.O22]; [.O22];FLOOR(ROUNDDOWN(([.$F22]+[.$E22])/([.$C22]+[.$D22]);4)*[.O22]))" office:value-type="float" office:value="0" calcext:value-type="float">
            <text:p>0</text:p>
          </table:table-cell>
          <table:table-cell table:formula="of:=IF(([.$C22]+[.$D22])*2&lt;[.P22]; [.P22];FLOOR(ROUNDDOWN(([.$F22]+[.$E22])/([.$C22]+[.$D22]);4)*[.P22]))" office:value-type="float" office:value="0" calcext:value-type="float">
            <text:p>0</text:p>
          </table:table-cell>
          <table:table-cell table:formula="of:=IF(([.$C22]+[.$D22])*2&lt;[.Q22]; [.Q22];FLOOR(ROUNDDOWN(([.$F22]+[.$E22])/([.$C22]+[.$D22]);4)*[.Q22]))" office:value-type="float" office:value="0" calcext:value-type="float">
            <text:p>0</text:p>
          </table:table-cell>
          <table:table-cell table:formula="of:=IF([.R22]&gt;([.C22]+[.D22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formula="of:=[.E23]+[.F23]" office:value-type="float" office:value="5519227" calcext:value-type="float">
            <text:p>5519227</text:p>
          </table:table-cell>
          <table:table-cell table:formula="of:=IF(([.$C23]+[.$D23])*2&lt;[.G23]; [.G23];FLOOR(ROUNDDOWN(([.$F23]+[.$E23])/([.$C23]+[.$D23]);4)*[.G23]))" office:value-type="float" office:value="5519227" calcext:value-type="float">
            <text:p>5519227</text:p>
          </table:table-cell>
          <table:table-cell table:formula="of:=IF(([.$C23]+[.$D23])*2&lt;[.H23]; [.H23];FLOOR(ROUNDDOWN(([.$F23]+[.$E23])/([.$C23]+[.$D23]);4)*[.H23]))" office:value-type="float" office:value="5519227" calcext:value-type="float">
            <text:p>5519227</text:p>
          </table:table-cell>
          <table:table-cell table:formula="of:=IF(([.$C23]+[.$D23])*2&lt;[.I23]; [.I23];FLOOR(ROUNDDOWN(([.$F23]+[.$E23])/([.$C23]+[.$D23]);4)*[.I23]))" office:value-type="float" office:value="5519227" calcext:value-type="float">
            <text:p>5519227</text:p>
          </table:table-cell>
          <table:table-cell table:formula="of:=IF(([.$C23]+[.$D23])*2&lt;[.J23]; [.J23];FLOOR(ROUNDDOWN(([.$F23]+[.$E23])/([.$C23]+[.$D23]);4)*[.J23]))" office:value-type="float" office:value="5519227" calcext:value-type="float">
            <text:p>5519227</text:p>
          </table:table-cell>
          <table:table-cell table:formula="of:=IF(([.$C23]+[.$D23])*2&lt;[.K23]; [.K23];FLOOR(ROUNDDOWN(([.$F23]+[.$E23])/([.$C23]+[.$D23]);4)*[.K23]))" office:value-type="float" office:value="5519227" calcext:value-type="float">
            <text:p>5519227</text:p>
          </table:table-cell>
          <table:table-cell table:formula="of:=IF(([.$C23]+[.$D23])*2&lt;[.L23]; [.L23];FLOOR(ROUNDDOWN(([.$F23]+[.$E23])/([.$C23]+[.$D23]);4)*[.L23]))" office:value-type="float" office:value="5519227" calcext:value-type="float">
            <text:p>5519227</text:p>
          </table:table-cell>
          <table:table-cell table:formula="of:=IF(([.$C23]+[.$D23])*2&lt;[.M23]; [.M23];FLOOR(ROUNDDOWN(([.$F23]+[.$E23])/([.$C23]+[.$D23]);4)*[.M23]))" office:value-type="float" office:value="5519227" calcext:value-type="float">
            <text:p>5519227</text:p>
          </table:table-cell>
          <table:table-cell table:formula="of:=IF(([.$C23]+[.$D23])*2&lt;[.N23]; [.N23];FLOOR(ROUNDDOWN(([.$F23]+[.$E23])/([.$C23]+[.$D23]);4)*[.N23]))" office:value-type="float" office:value="5519227" calcext:value-type="float">
            <text:p>5519227</text:p>
          </table:table-cell>
          <table:table-cell table:formula="of:=IF(([.$C23]+[.$D23])*2&lt;[.O23]; [.O23];FLOOR(ROUNDDOWN(([.$F23]+[.$E23])/([.$C23]+[.$D23]);4)*[.O23]))" office:value-type="float" office:value="5519227" calcext:value-type="float">
            <text:p>5519227</text:p>
          </table:table-cell>
          <table:table-cell table:formula="of:=IF(([.$C23]+[.$D23])*2&lt;[.P23]; [.P23];FLOOR(ROUNDDOWN(([.$F23]+[.$E23])/([.$C23]+[.$D23]);4)*[.P23]))" office:value-type="float" office:value="5519227" calcext:value-type="float">
            <text:p>5519227</text:p>
          </table:table-cell>
          <table:table-cell table:formula="of:=IF(([.$C23]+[.$D23])*2&lt;[.Q23]; [.Q23];FLOOR(ROUNDDOWN(([.$F23]+[.$E23])/([.$C23]+[.$D23]);4)*[.Q23]))" office:value-type="float" office:value="5519227" calcext:value-type="float">
            <text:p>5519227</text:p>
          </table:table-cell>
          <table:table-cell table:formula="of:=IF([.R23]&gt;([.C23]+[.D23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166753" calcext:value-type="float">
            <text:p>2166753</text:p>
          </table:table-cell>
          <table:table-cell office:value-type="float" office:value="2338698" calcext:value-type="float">
            <text:p>2338698</text:p>
          </table:table-cell>
          <table:table-cell office:value-type="float" office:value="1681433" calcext:value-type="float">
            <text:p>1681433</text:p>
          </table:table-cell>
          <table:table-cell office:value-type="float" office:value="1592443" calcext:value-type="float">
            <text:p>1592443</text:p>
          </table:table-cell>
          <table:table-cell table:formula="of:=[.E24]+[.F24]" office:value-type="float" office:value="3273876" calcext:value-type="float">
            <text:p>3273876</text:p>
          </table:table-cell>
          <table:table-cell table:formula="of:=IF(([.$C24]+[.$D24])*2&lt;[.G24]; [.G24];FLOOR(ROUNDDOWN(([.$F24]+[.$E24])/([.$C24]+[.$D24]);4)*[.G24]))" office:value-type="float" office:value="2378798" calcext:value-type="float">
            <text:p>2378798</text:p>
          </table:table-cell>
          <table:table-cell table:formula="of:=IF(([.$C24]+[.$D24])*2&lt;[.H24]; [.H24];FLOOR(ROUNDDOWN(([.$F24]+[.$E24])/([.$C24]+[.$D24]);4)*[.H24]))" office:value-type="float" office:value="1728434" calcext:value-type="float">
            <text:p>1728434</text:p>
          </table:table-cell>
          <table:table-cell table:formula="of:=IF(([.$C24]+[.$D24])*2&lt;[.I24]; [.I24];FLOOR(ROUNDDOWN(([.$F24]+[.$E24])/([.$C24]+[.$D24]);4)*[.I24]))" office:value-type="float" office:value="1255880" calcext:value-type="float">
            <text:p>1255880</text:p>
          </table:table-cell>
          <table:table-cell table:formula="of:=IF(([.$C24]+[.$D24])*2&lt;[.J24]; [.J24];FLOOR(ROUNDDOWN(([.$F24]+[.$E24])/([.$C24]+[.$D24]);4)*[.J24]))" office:value-type="float" office:value="912522" calcext:value-type="float">
            <text:p>912522</text:p>
          </table:table-cell>
          <table:table-cell table:formula="of:=IF(([.$C24]+[.$D24])*2&lt;[.K24]; [.K24];FLOOR(ROUNDDOWN(([.$F24]+[.$E24])/([.$C24]+[.$D24]);4)*[.K24]))" office:value-type="float" office:value="663038" calcext:value-type="float">
            <text:p>663038</text:p>
          </table:table-cell>
          <table:table-cell table:formula="of:=IF(([.$C24]+[.$D24])*2&lt;[.L24]; [.L24];FLOOR(ROUNDDOWN(([.$F24]+[.$E24])/([.$C24]+[.$D24]);4)*[.L24]))" office:value-type="float" office:value="481763" calcext:value-type="float">
            <text:p>481763</text:p>
          </table:table-cell>
          <table:table-cell table:formula="of:=IF(([.$C24]+[.$D24])*2&lt;[.M24]; [.M24];FLOOR(ROUNDDOWN(([.$F24]+[.$E24])/([.$C24]+[.$D24]);4)*[.M24]))" office:value-type="float" office:value="350048" calcext:value-type="float">
            <text:p>350048</text:p>
          </table:table-cell>
          <table:table-cell table:formula="of:=IF(([.$C24]+[.$D24])*2&lt;[.N24]; [.N24];FLOOR(ROUNDDOWN(([.$F24]+[.$E24])/([.$C24]+[.$D24]);4)*[.N24]))" office:value-type="float" office:value="254344" calcext:value-type="float">
            <text:p>254344</text:p>
          </table:table-cell>
          <table:table-cell table:formula="of:=IF(([.$C24]+[.$D24])*2&lt;[.O24]; [.O24];FLOOR(ROUNDDOWN(([.$F24]+[.$E24])/([.$C24]+[.$D24]);4)*[.O24]))" office:value-type="float" office:value="184806" calcext:value-type="float">
            <text:p>184806</text:p>
          </table:table-cell>
          <table:table-cell table:formula="of:=IF(([.$C24]+[.$D24])*2&lt;[.P24]; [.P24];FLOOR(ROUNDDOWN(([.$F24]+[.$E24])/([.$C24]+[.$D24]);4)*[.P24]))" office:value-type="float" office:value="134280" calcext:value-type="float">
            <text:p>134280</text:p>
          </table:table-cell>
          <table:table-cell table:formula="of:=IF(([.$C24]+[.$D24])*2&lt;[.Q24]; [.Q24];FLOOR(ROUNDDOWN(([.$F24]+[.$E24])/([.$C24]+[.$D24]);4)*[.Q24]))" office:value-type="float" office:value="97567" calcext:value-type="float">
            <text:p>97567</text:p>
          </table:table-cell>
          <table:table-cell table:formula="of:=IF([.R24]&gt;([.C24]+[.D24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formula="of:=[.E25]+[.F25]" office:value-type="float" office:value="1664117" calcext:value-type="float">
            <text:p>1664117</text:p>
          </table:table-cell>
          <table:table-cell table:formula="of:=IF(([.$C25]+[.$D25])*2&lt;[.G25]; [.G25];FLOOR(ROUNDDOWN(([.$F25]+[.$E25])/([.$C25]+[.$D25]);4)*[.G25]))" office:value-type="float" office:value="2086303" calcext:value-type="float">
            <text:p>2086303</text:p>
          </table:table-cell>
          <table:table-cell table:formula="of:=IF(([.$C25]+[.$D25])*2&lt;[.H25]; [.H25];FLOOR(ROUNDDOWN(([.$F25]+[.$E25])/([.$C25]+[.$D25]);4)*[.H25]))" office:value-type="float" office:value="2615598" calcext:value-type="float">
            <text:p>2615598</text:p>
          </table:table-cell>
          <table:table-cell table:formula="of:=IF(([.$C25]+[.$D25])*2&lt;[.I25]; [.I25];FLOOR(ROUNDDOWN(([.$F25]+[.$E25])/([.$C25]+[.$D25]);4)*[.I25]))" office:value-type="float" office:value="3279175" calcext:value-type="float">
            <text:p>3279175</text:p>
          </table:table-cell>
          <table:table-cell table:formula="of:=IF(([.$C25]+[.$D25])*2&lt;[.J25]; [.J25];FLOOR(ROUNDDOWN(([.$F25]+[.$E25])/([.$C25]+[.$D25]);4)*[.J25]))" office:value-type="float" office:value="3279175" calcext:value-type="float">
            <text:p>3279175</text:p>
          </table:table-cell>
          <table:table-cell table:formula="of:=IF(([.$C25]+[.$D25])*2&lt;[.K25]; [.K25];FLOOR(ROUNDDOWN(([.$F25]+[.$E25])/([.$C25]+[.$D25]);4)*[.K25]))" office:value-type="float" office:value="3279175" calcext:value-type="float">
            <text:p>3279175</text:p>
          </table:table-cell>
          <table:table-cell table:formula="of:=IF(([.$C25]+[.$D25])*2&lt;[.L25]; [.L25];FLOOR(ROUNDDOWN(([.$F25]+[.$E25])/([.$C25]+[.$D25]);4)*[.L25]))" office:value-type="float" office:value="3279175" calcext:value-type="float">
            <text:p>3279175</text:p>
          </table:table-cell>
          <table:table-cell table:formula="of:=IF(([.$C25]+[.$D25])*2&lt;[.M25]; [.M25];FLOOR(ROUNDDOWN(([.$F25]+[.$E25])/([.$C25]+[.$D25]);4)*[.M25]))" office:value-type="float" office:value="3279175" calcext:value-type="float">
            <text:p>3279175</text:p>
          </table:table-cell>
          <table:table-cell table:formula="of:=IF(([.$C25]+[.$D25])*2&lt;[.N25]; [.N25];FLOOR(ROUNDDOWN(([.$F25]+[.$E25])/([.$C25]+[.$D25]);4)*[.N25]))" office:value-type="float" office:value="3279175" calcext:value-type="float">
            <text:p>3279175</text:p>
          </table:table-cell>
          <table:table-cell table:formula="of:=IF(([.$C25]+[.$D25])*2&lt;[.O25]; [.O25];FLOOR(ROUNDDOWN(([.$F25]+[.$E25])/([.$C25]+[.$D25]);4)*[.O25]))" office:value-type="float" office:value="3279175" calcext:value-type="float">
            <text:p>3279175</text:p>
          </table:table-cell>
          <table:table-cell table:formula="of:=IF(([.$C25]+[.$D25])*2&lt;[.P25]; [.P25];FLOOR(ROUNDDOWN(([.$F25]+[.$E25])/([.$C25]+[.$D25]);4)*[.P25]))" office:value-type="float" office:value="3279175" calcext:value-type="float">
            <text:p>3279175</text:p>
          </table:table-cell>
          <table:table-cell table:formula="of:=IF(([.$C25]+[.$D25])*2&lt;[.Q25]; [.Q25];FLOOR(ROUNDDOWN(([.$F25]+[.$E25])/([.$C25]+[.$D25]);4)*[.Q25]))" office:value-type="float" office:value="3279175" calcext:value-type="float">
            <text:p>3279175</text:p>
          </table:table-cell>
          <table:table-cell table:formula="of:=IF([.R25]&gt;([.C25]+[.D25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formula="of:=[.E26]+[.F26]" office:value-type="float" office:value="3347446" calcext:value-type="float">
            <text:p>3347446</text:p>
          </table:table-cell>
          <table:table-cell table:formula="of:=IF(([.$C26]+[.$D26])*2&lt;[.G26]; [.G26];FLOOR(ROUNDDOWN(([.$F26]+[.$E26])/([.$C26]+[.$D26]);4)*[.G26]))" office:value-type="float" office:value="3347446" calcext:value-type="float">
            <text:p>3347446</text:p>
          </table:table-cell>
          <table:table-cell table:formula="of:=IF(([.$C26]+[.$D26])*2&lt;[.H26]; [.H26];FLOOR(ROUNDDOWN(([.$F26]+[.$E26])/([.$C26]+[.$D26]);4)*[.H26]))" office:value-type="float" office:value="3347446" calcext:value-type="float">
            <text:p>3347446</text:p>
          </table:table-cell>
          <table:table-cell table:formula="of:=IF(([.$C26]+[.$D26])*2&lt;[.I26]; [.I26];FLOOR(ROUNDDOWN(([.$F26]+[.$E26])/([.$C26]+[.$D26]);4)*[.I26]))" office:value-type="float" office:value="3347446" calcext:value-type="float">
            <text:p>3347446</text:p>
          </table:table-cell>
          <table:table-cell table:formula="of:=IF(([.$C26]+[.$D26])*2&lt;[.J26]; [.J26];FLOOR(ROUNDDOWN(([.$F26]+[.$E26])/([.$C26]+[.$D26]);4)*[.J26]))" office:value-type="float" office:value="3347446" calcext:value-type="float">
            <text:p>3347446</text:p>
          </table:table-cell>
          <table:table-cell table:formula="of:=IF(([.$C26]+[.$D26])*2&lt;[.K26]; [.K26];FLOOR(ROUNDDOWN(([.$F26]+[.$E26])/([.$C26]+[.$D26]);4)*[.K26]))" office:value-type="float" office:value="3347446" calcext:value-type="float">
            <text:p>3347446</text:p>
          </table:table-cell>
          <table:table-cell table:formula="of:=IF(([.$C26]+[.$D26])*2&lt;[.L26]; [.L26];FLOOR(ROUNDDOWN(([.$F26]+[.$E26])/([.$C26]+[.$D26]);4)*[.L26]))" office:value-type="float" office:value="3347446" calcext:value-type="float">
            <text:p>3347446</text:p>
          </table:table-cell>
          <table:table-cell table:formula="of:=IF(([.$C26]+[.$D26])*2&lt;[.M26]; [.M26];FLOOR(ROUNDDOWN(([.$F26]+[.$E26])/([.$C26]+[.$D26]);4)*[.M26]))" office:value-type="float" office:value="3347446" calcext:value-type="float">
            <text:p>3347446</text:p>
          </table:table-cell>
          <table:table-cell table:formula="of:=IF(([.$C26]+[.$D26])*2&lt;[.N26]; [.N26];FLOOR(ROUNDDOWN(([.$F26]+[.$E26])/([.$C26]+[.$D26]);4)*[.N26]))" office:value-type="float" office:value="3347446" calcext:value-type="float">
            <text:p>3347446</text:p>
          </table:table-cell>
          <table:table-cell table:formula="of:=IF(([.$C26]+[.$D26])*2&lt;[.O26]; [.O26];FLOOR(ROUNDDOWN(([.$F26]+[.$E26])/([.$C26]+[.$D26]);4)*[.O26]))" office:value-type="float" office:value="3347446" calcext:value-type="float">
            <text:p>3347446</text:p>
          </table:table-cell>
          <table:table-cell table:formula="of:=IF(([.$C26]+[.$D26])*2&lt;[.P26]; [.P26];FLOOR(ROUNDDOWN(([.$F26]+[.$E26])/([.$C26]+[.$D26]);4)*[.P26]))" office:value-type="float" office:value="3347446" calcext:value-type="float">
            <text:p>3347446</text:p>
          </table:table-cell>
          <table:table-cell table:formula="of:=IF(([.$C26]+[.$D26])*2&lt;[.Q26]; [.Q26];FLOOR(ROUNDDOWN(([.$F26]+[.$E26])/([.$C26]+[.$D26]);4)*[.Q26]))" office:value-type="float" office:value="3347446" calcext:value-type="float">
            <text:p>3347446</text:p>
          </table:table-cell>
          <table:table-cell table:formula="of:=IF([.R26]&gt;([.C26]+[.D26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037774" calcext:value-type="float">
            <text:p>1037774</text:p>
          </table:table-cell>
          <table:table-cell office:value-type="float" office:value="1113789" calcext:value-type="float">
            <text:p>1113789</text:p>
          </table:table-cell>
          <table:table-cell office:value-type="float" office:value="877464" calcext:value-type="float">
            <text:p>877464</text:p>
          </table:table-cell>
          <table:table-cell office:value-type="float" office:value="990837" calcext:value-type="float">
            <text:p>990837</text:p>
          </table:table-cell>
          <table:table-cell table:formula="of:=[.E27]+[.F27]" office:value-type="float" office:value="1868301" calcext:value-type="float">
            <text:p>1868301</text:p>
          </table:table-cell>
          <table:table-cell table:formula="of:=IF(([.$C27]+[.$D27])*2&lt;[.G27]; [.G27];FLOOR(ROUNDDOWN(([.$F27]+[.$E27])/([.$C27]+[.$D27]);4)*[.G27]))" office:value-type="float" office:value="1622245" calcext:value-type="float">
            <text:p>1622245</text:p>
          </table:table-cell>
          <table:table-cell table:formula="of:=IF(([.$C27]+[.$D27])*2&lt;[.H27]; [.H27];FLOOR(ROUNDDOWN(([.$F27]+[.$E27])/([.$C27]+[.$D27]);4)*[.H27]))" office:value-type="float" office:value="1408595" calcext:value-type="float">
            <text:p>1408595</text:p>
          </table:table-cell>
          <table:table-cell table:formula="of:=IF(([.$C27]+[.$D27])*2&lt;[.I27]; [.I27];FLOOR(ROUNDDOWN(([.$F27]+[.$E27])/([.$C27]+[.$D27]);4)*[.I27]))" office:value-type="float" office:value="1223083" calcext:value-type="float">
            <text:p>1223083</text:p>
          </table:table-cell>
          <table:table-cell table:formula="of:=IF(([.$C27]+[.$D27])*2&lt;[.J27]; [.J27];FLOOR(ROUNDDOWN(([.$F27]+[.$E27])/([.$C27]+[.$D27]);4)*[.J27]))" office:value-type="float" office:value="1062002" calcext:value-type="float">
            <text:p>1062002</text:p>
          </table:table-cell>
          <table:table-cell table:formula="of:=IF(([.$C27]+[.$D27])*2&lt;[.K27]; [.K27];FLOOR(ROUNDDOWN(([.$F27]+[.$E27])/([.$C27]+[.$D27]);4)*[.K27]))" office:value-type="float" office:value="922136" calcext:value-type="float">
            <text:p>922136</text:p>
          </table:table-cell>
          <table:table-cell table:formula="of:=IF(([.$C27]+[.$D27])*2&lt;[.L27]; [.L27];FLOOR(ROUNDDOWN(([.$F27]+[.$E27])/([.$C27]+[.$D27]);4)*[.L27]))" office:value-type="float" office:value="800690" calcext:value-type="float">
            <text:p>800690</text:p>
          </table:table-cell>
          <table:table-cell table:formula="of:=IF(([.$C27]+[.$D27])*2&lt;[.M27]; [.M27];FLOOR(ROUNDDOWN(([.$F27]+[.$E27])/([.$C27]+[.$D27]);4)*[.M27]))" office:value-type="float" office:value="695239" calcext:value-type="float">
            <text:p>695239</text:p>
          </table:table-cell>
          <table:table-cell table:formula="of:=IF(([.$C27]+[.$D27])*2&lt;[.N27]; [.N27];FLOOR(ROUNDDOWN(([.$F27]+[.$E27])/([.$C27]+[.$D27]);4)*[.N27]))" office:value-type="float" office:value="603676" calcext:value-type="float">
            <text:p>603676</text:p>
          </table:table-cell>
          <table:table-cell table:formula="of:=IF(([.$C27]+[.$D27])*2&lt;[.O27]; [.O27];FLOOR(ROUNDDOWN(([.$F27]+[.$E27])/([.$C27]+[.$D27]);4)*[.O27]))" office:value-type="float" office:value="524171" calcext:value-type="float">
            <text:p>524171</text:p>
          </table:table-cell>
          <table:table-cell table:formula="of:=IF(([.$C27]+[.$D27])*2&lt;[.P27]; [.P27];FLOOR(ROUNDDOWN(([.$F27]+[.$E27])/([.$C27]+[.$D27]);4)*[.P27]))" office:value-type="float" office:value="455137" calcext:value-type="float">
            <text:p>455137</text:p>
          </table:table-cell>
          <table:table-cell table:formula="of:=IF(([.$C27]+[.$D27])*2&lt;[.Q27]; [.Q27];FLOOR(ROUNDDOWN(([.$F27]+[.$E27])/([.$C27]+[.$D27]);4)*[.Q27]))" office:value-type="float" office:value="395195" calcext:value-type="float">
            <text:p>395195</text:p>
          </table:table-cell>
          <table:table-cell table:formula="of:=IF([.R27]&gt;([.C27]+[.D27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2351213" calcext:value-type="float">
            <text:p>2351213</text:p>
          </table:table-cell>
          <table:table-cell office:value-type="float" office:value="2358482" calcext:value-type="float">
            <text:p>2358482</text:p>
          </table:table-cell>
          <table:table-cell office:value-type="float" office:value="1098384" calcext:value-type="float">
            <text:p>1098384</text:p>
          </table:table-cell>
          <table:table-cell office:value-type="float" office:value="1121488" calcext:value-type="float">
            <text:p>1121488</text:p>
          </table:table-cell>
          <table:table-cell table:formula="of:=[.E28]+[.F28]" office:value-type="float" office:value="2219872" calcext:value-type="float">
            <text:p>2219872</text:p>
          </table:table-cell>
          <table:table-cell table:formula="of:=IF(([.$C28]+[.$D28])*2&lt;[.G28]; [.G28];FLOOR(ROUNDDOWN(([.$F28]+[.$E28])/([.$C28]+[.$D28]);4)*[.G28]))" office:value-type="float" office:value="1046225" calcext:value-type="float">
            <text:p>1046225</text:p>
          </table:table-cell>
          <table:table-cell table:formula="of:=IF(([.$C28]+[.$D28])*2&lt;[.H28]; [.H28];FLOOR(ROUNDDOWN(([.$F28]+[.$E28])/([.$C28]+[.$D28]);4)*[.H28]))" office:value-type="float" office:value="493085" calcext:value-type="float">
            <text:p>493085</text:p>
          </table:table-cell>
          <table:table-cell table:formula="of:=IF(([.$C28]+[.$D28])*2&lt;[.I28]; [.I28];FLOOR(ROUNDDOWN(([.$F28]+[.$E28])/([.$C28]+[.$D28]);4)*[.I28]))" office:value-type="float" office:value="232390" calcext:value-type="float">
            <text:p>232390</text:p>
          </table:table-cell>
          <table:table-cell table:formula="of:=IF(([.$C28]+[.$D28])*2&lt;[.J28]; [.J28];FLOOR(ROUNDDOWN(([.$F28]+[.$E28])/([.$C28]+[.$D28]);4)*[.J28]))" office:value-type="float" office:value="109525" calcext:value-type="float">
            <text:p>109525</text:p>
          </table:table-cell>
          <table:table-cell table:formula="of:=IF(([.$C28]+[.$D28])*2&lt;[.K28]; [.K28];FLOOR(ROUNDDOWN(([.$F28]+[.$E28])/([.$C28]+[.$D28]);4)*[.K28]))" office:value-type="float" office:value="51619" calcext:value-type="float">
            <text:p>51619</text:p>
          </table:table-cell>
          <table:table-cell table:formula="of:=IF(([.$C28]+[.$D28])*2&lt;[.L28]; [.L28];FLOOR(ROUNDDOWN(([.$F28]+[.$E28])/([.$C28]+[.$D28]);4)*[.L28]))" office:value-type="float" office:value="24328" calcext:value-type="float">
            <text:p>24328</text:p>
          </table:table-cell>
          <table:table-cell table:formula="of:=IF(([.$C28]+[.$D28])*2&lt;[.M28]; [.M28];FLOOR(ROUNDDOWN(([.$F28]+[.$E28])/([.$C28]+[.$D28]);4)*[.M28]))" office:value-type="float" office:value="11465" calcext:value-type="float">
            <text:p>11465</text:p>
          </table:table-cell>
          <table:table-cell table:formula="of:=IF(([.$C28]+[.$D28])*2&lt;[.N28]; [.N28];FLOOR(ROUNDDOWN(([.$F28]+[.$E28])/([.$C28]+[.$D28]);4)*[.N28]))" office:value-type="float" office:value="5403" calcext:value-type="float">
            <text:p>5403</text:p>
          </table:table-cell>
          <table:table-cell table:formula="of:=IF(([.$C28]+[.$D28])*2&lt;[.O28]; [.O28];FLOOR(ROUNDDOWN(([.$F28]+[.$E28])/([.$C28]+[.$D28]);4)*[.O28]))" office:value-type="float" office:value="2546" calcext:value-type="float">
            <text:p>2546</text:p>
          </table:table-cell>
          <table:table-cell table:formula="of:=IF(([.$C28]+[.$D28])*2&lt;[.P28]; [.P28];FLOOR(ROUNDDOWN(([.$F28]+[.$E28])/([.$C28]+[.$D28]);4)*[.P28]))" office:value-type="float" office:value="1199" calcext:value-type="float">
            <text:p>1199</text:p>
          </table:table-cell>
          <table:table-cell table:formula="of:=IF(([.$C28]+[.$D28])*2&lt;[.Q28]; [.Q28];FLOOR(ROUNDDOWN(([.$F28]+[.$E28])/([.$C28]+[.$D28]);4)*[.Q28]))" office:value-type="float" office:value="565" calcext:value-type="float">
            <text:p>565</text:p>
          </table:table-cell>
          <table:table-cell table:formula="of:=IF([.R28]&gt;([.C28]+[.D28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2613354" calcext:value-type="float">
            <text:p>2613354</text:p>
          </table:table-cell>
          <table:table-cell office:value-type="float" office:value="2837241" calcext:value-type="float">
            <text:p>2837241</text:p>
          </table:table-cell>
          <table:table-cell office:value-type="float" office:value="431144" calcext:value-type="float">
            <text:p>431144</text:p>
          </table:table-cell>
          <table:table-cell office:value-type="float" office:value="434113" calcext:value-type="float">
            <text:p>434113</text:p>
          </table:table-cell>
          <table:table-cell table:formula="of:=[.E29]+[.F29]" office:value-type="float" office:value="865257" calcext:value-type="float">
            <text:p>865257</text:p>
          </table:table-cell>
          <table:table-cell table:formula="of:=IF(([.$C29]+[.$D29])*2&lt;[.G29]; [.G29];FLOOR(ROUNDDOWN(([.$F29]+[.$E29])/([.$C29]+[.$D29]);4)*[.G29]))" office:value-type="float" office:value="137316" calcext:value-type="float">
            <text:p>137316</text:p>
          </table:table-cell>
          <table:table-cell table:formula="of:=IF(([.$C29]+[.$D29])*2&lt;[.H29]; [.H29];FLOOR(ROUNDDOWN(([.$F29]+[.$E29])/([.$C29]+[.$D29]);4)*[.H29]))" office:value-type="float" office:value="21792" calcext:value-type="float">
            <text:p>21792</text:p>
          </table:table-cell>
          <table:table-cell table:formula="of:=IF(([.$C29]+[.$D29])*2&lt;[.I29]; [.I29];FLOOR(ROUNDDOWN(([.$F29]+[.$E29])/([.$C29]+[.$D29]);4)*[.I29]))" office:value-type="float" office:value="3458" calcext:value-type="float">
            <text:p>3458</text:p>
          </table:table-cell>
          <table:table-cell table:formula="of:=IF(([.$C29]+[.$D29])*2&lt;[.J29]; [.J29];FLOOR(ROUNDDOWN(([.$F29]+[.$E29])/([.$C29]+[.$D29]);4)*[.J29]))" office:value-type="float" office:value="548" calcext:value-type="float">
            <text:p>548</text:p>
          </table:table-cell>
          <table:table-cell table:formula="of:=IF(([.$C29]+[.$D29])*2&lt;[.K29]; [.K29];FLOOR(ROUNDDOWN(([.$F29]+[.$E29])/([.$C29]+[.$D29]);4)*[.K29]))" office:value-type="float" office:value="86" calcext:value-type="float">
            <text:p>86</text:p>
          </table:table-cell>
          <table:table-cell table:formula="of:=IF(([.$C29]+[.$D29])*2&lt;[.L29]; [.L29];FLOOR(ROUNDDOWN(([.$F29]+[.$E29])/([.$C29]+[.$D29]);4)*[.L29]))" office:value-type="float" office:value="13" calcext:value-type="float">
            <text:p>13</text:p>
          </table:table-cell>
          <table:table-cell table:formula="of:=IF(([.$C29]+[.$D29])*2&lt;[.M29]; [.M29];FLOOR(ROUNDDOWN(([.$F29]+[.$E29])/([.$C29]+[.$D29]);4)*[.M29]))" office:value-type="float" office:value="2" calcext:value-type="float">
            <text:p>2</text:p>
          </table:table-cell>
          <table:table-cell table:formula="of:=IF(([.$C29]+[.$D29])*2&lt;[.N29]; [.N29];FLOOR(ROUNDDOWN(([.$F29]+[.$E29])/([.$C29]+[.$D29]);4)*[.N29]))" office:value-type="float" office:value="0" calcext:value-type="float">
            <text:p>0</text:p>
          </table:table-cell>
          <table:table-cell table:formula="of:=IF(([.$C29]+[.$D29])*2&lt;[.O29]; [.O29];FLOOR(ROUNDDOWN(([.$F29]+[.$E29])/([.$C29]+[.$D29]);4)*[.O29]))" office:value-type="float" office:value="0" calcext:value-type="float">
            <text:p>0</text:p>
          </table:table-cell>
          <table:table-cell table:formula="of:=IF(([.$C29]+[.$D29])*2&lt;[.P29]; [.P29];FLOOR(ROUNDDOWN(([.$F29]+[.$E29])/([.$C29]+[.$D29]);4)*[.P29]))" office:value-type="float" office:value="0" calcext:value-type="float">
            <text:p>0</text:p>
          </table:table-cell>
          <table:table-cell table:formula="of:=IF(([.$C29]+[.$D29])*2&lt;[.Q29]; [.Q29];FLOOR(ROUNDDOWN(([.$F29]+[.$E29])/([.$C29]+[.$D29]);4)*[.Q29]))" office:value-type="float" office:value="0" calcext:value-type="float">
            <text:p>0</text:p>
          </table:table-cell>
          <table:table-cell table:formula="of:=IF([.R29]&gt;([.C29]+[.D29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float" office:value="1859691" calcext:value-type="float">
            <text:p>1859691</text:p>
          </table:table-cell>
          <table:table-cell office:value-type="float" office:value="1844250" calcext:value-type="float">
            <text:p>1844250</text:p>
          </table:table-cell>
          <table:table-cell office:value-type="float" office:value="1460134" calcext:value-type="float">
            <text:p>1460134</text:p>
          </table:table-cell>
          <table:table-cell office:value-type="float" office:value="1585258" calcext:value-type="float">
            <text:p>1585258</text:p>
          </table:table-cell>
          <table:table-cell table:formula="of:=[.E30]+[.F30]" office:value-type="float" office:value="3045392" calcext:value-type="float">
            <text:p>3045392</text:p>
          </table:table-cell>
          <table:table-cell table:formula="of:=IF(([.$C30]+[.$D30])*2&lt;[.G30]; [.G30];FLOOR(ROUNDDOWN(([.$F30]+[.$E30])/([.$C30]+[.$D30]);4)*[.G30]))" office:value-type="float" office:value="2503921" calcext:value-type="float">
            <text:p>2503921</text:p>
          </table:table-cell>
          <table:table-cell table:formula="of:=IF(([.$C30]+[.$D30])*2&lt;[.H30]; [.H30];FLOOR(ROUNDDOWN(([.$F30]+[.$E30])/([.$C30]+[.$D30]);4)*[.H30]))" office:value-type="float" office:value="2058723" calcext:value-type="float">
            <text:p>2058723</text:p>
          </table:table-cell>
          <table:table-cell table:formula="of:=IF(([.$C30]+[.$D30])*2&lt;[.I30]; [.I30];FLOOR(ROUNDDOWN(([.$F30]+[.$E30])/([.$C30]+[.$D30]);4)*[.I30]))" office:value-type="float" office:value="1692682" calcext:value-type="float">
            <text:p>1692682</text:p>
          </table:table-cell>
          <table:table-cell table:formula="of:=IF(([.$C30]+[.$D30])*2&lt;[.J30]; [.J30];FLOOR(ROUNDDOWN(([.$F30]+[.$E30])/([.$C30]+[.$D30]);4)*[.J30]))" office:value-type="float" office:value="1391723" calcext:value-type="float">
            <text:p>1391723</text:p>
          </table:table-cell>
          <table:table-cell table:formula="of:=IF(([.$C30]+[.$D30])*2&lt;[.K30]; [.K30];FLOOR(ROUNDDOWN(([.$F30]+[.$E30])/([.$C30]+[.$D30]);4)*[.K30]))" office:value-type="float" office:value="1144274" calcext:value-type="float">
            <text:p>1144274</text:p>
          </table:table-cell>
          <table:table-cell table:formula="of:=IF(([.$C30]+[.$D30])*2&lt;[.L30]; [.L30];FLOOR(ROUNDDOWN(([.$F30]+[.$E30])/([.$C30]+[.$D30]);4)*[.L30]))" office:value-type="float" office:value="940822" calcext:value-type="float">
            <text:p>940822</text:p>
          </table:table-cell>
          <table:table-cell table:formula="of:=IF(([.$C30]+[.$D30])*2&lt;[.M30]; [.M30];FLOOR(ROUNDDOWN(([.$F30]+[.$E30])/([.$C30]+[.$D30]);4)*[.M30]))" office:value-type="float" office:value="773543" calcext:value-type="float">
            <text:p>773543</text:p>
          </table:table-cell>
          <table:table-cell table:formula="of:=IF(([.$C30]+[.$D30])*2&lt;[.N30]; [.N30];FLOOR(ROUNDDOWN(([.$F30]+[.$E30])/([.$C30]+[.$D30]);4)*[.N30]))" office:value-type="float" office:value="636007" calcext:value-type="float">
            <text:p>636007</text:p>
          </table:table-cell>
          <table:table-cell table:formula="of:=IF(([.$C30]+[.$D30])*2&lt;[.O30]; [.O30];FLOOR(ROUNDDOWN(([.$F30]+[.$E30])/([.$C30]+[.$D30]);4)*[.O30]))" office:value-type="float" office:value="522924" calcext:value-type="float">
            <text:p>522924</text:p>
          </table:table-cell>
          <table:table-cell table:formula="of:=IF(([.$C30]+[.$D30])*2&lt;[.P30]; [.P30];FLOOR(ROUNDDOWN(([.$F30]+[.$E30])/([.$C30]+[.$D30]);4)*[.P30]))" office:value-type="float" office:value="429948" calcext:value-type="float">
            <text:p>429948</text:p>
          </table:table-cell>
          <table:table-cell table:formula="of:=IF(([.$C30]+[.$D30])*2&lt;[.Q30]; [.Q30];FLOOR(ROUNDDOWN(([.$F30]+[.$E30])/([.$C30]+[.$D30]);4)*[.Q30]))" office:value-type="float" office:value="353503" calcext:value-type="float">
            <text:p>353503</text:p>
          </table:table-cell>
          <table:table-cell table:formula="of:=IF([.R30]&gt;([.C30]+[.D30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2478386" calcext:value-type="float">
            <text:p>2478386</text:p>
          </table:table-cell>
          <table:table-cell office:value-type="float" office:value="2562144" calcext:value-type="float">
            <text:p>2562144</text:p>
          </table:table-cell>
          <table:table-cell office:value-type="float" office:value="30035" calcext:value-type="float">
            <text:p>30035</text:p>
          </table:table-cell>
          <table:table-cell office:value-type="float" office:value="29396" calcext:value-type="float">
            <text:p>29396</text:p>
          </table:table-cell>
          <table:table-cell table:formula="of:=[.E31]+[.F31]" office:value-type="float" office:value="59431" calcext:value-type="float">
            <text:p>59431</text:p>
          </table:table-cell>
          <table:table-cell table:formula="of:=IF(([.$C31]+[.$D31])*2&lt;[.G31]; [.G31];FLOOR(ROUNDDOWN(([.$F31]+[.$E31])/([.$C31]+[.$D31]);4)*[.G31]))" office:value-type="float" office:value="695" calcext:value-type="float">
            <text:p>695</text:p>
          </table:table-cell>
          <table:table-cell table:formula="of:=IF(([.$C31]+[.$D31])*2&lt;[.H31]; [.H31];FLOOR(ROUNDDOWN(([.$F31]+[.$E31])/([.$C31]+[.$D31]);4)*[.H31]))" office:value-type="float" office:value="8" calcext:value-type="float">
            <text:p>8</text:p>
          </table:table-cell>
          <table:table-cell table:formula="of:=IF(([.$C31]+[.$D31])*2&lt;[.I31]; [.I31];FLOOR(ROUNDDOWN(([.$F31]+[.$E31])/([.$C31]+[.$D31]);4)*[.I31]))" office:value-type="float" office:value="0" calcext:value-type="float">
            <text:p>0</text:p>
          </table:table-cell>
          <table:table-cell table:formula="of:=IF(([.$C31]+[.$D31])*2&lt;[.J31]; [.J31];FLOOR(ROUNDDOWN(([.$F31]+[.$E31])/([.$C31]+[.$D31]);4)*[.J31]))" office:value-type="float" office:value="0" calcext:value-type="float">
            <text:p>0</text:p>
          </table:table-cell>
          <table:table-cell table:formula="of:=IF(([.$C31]+[.$D31])*2&lt;[.K31]; [.K31];FLOOR(ROUNDDOWN(([.$F31]+[.$E31])/([.$C31]+[.$D31]);4)*[.K31]))" office:value-type="float" office:value="0" calcext:value-type="float">
            <text:p>0</text:p>
          </table:table-cell>
          <table:table-cell table:formula="of:=IF(([.$C31]+[.$D31])*2&lt;[.L31]; [.L31];FLOOR(ROUNDDOWN(([.$F31]+[.$E31])/([.$C31]+[.$D31]);4)*[.L31]))" office:value-type="float" office:value="0" calcext:value-type="float">
            <text:p>0</text:p>
          </table:table-cell>
          <table:table-cell table:formula="of:=IF(([.$C31]+[.$D31])*2&lt;[.M31]; [.M31];FLOOR(ROUNDDOWN(([.$F31]+[.$E31])/([.$C31]+[.$D31]);4)*[.M31]))" office:value-type="float" office:value="0" calcext:value-type="float">
            <text:p>0</text:p>
          </table:table-cell>
          <table:table-cell table:formula="of:=IF(([.$C31]+[.$D31])*2&lt;[.N31]; [.N31];FLOOR(ROUNDDOWN(([.$F31]+[.$E31])/([.$C31]+[.$D31]);4)*[.N31]))" office:value-type="float" office:value="0" calcext:value-type="float">
            <text:p>0</text:p>
          </table:table-cell>
          <table:table-cell table:formula="of:=IF(([.$C31]+[.$D31])*2&lt;[.O31]; [.O31];FLOOR(ROUNDDOWN(([.$F31]+[.$E31])/([.$C31]+[.$D31]);4)*[.O31]))" office:value-type="float" office:value="0" calcext:value-type="float">
            <text:p>0</text:p>
          </table:table-cell>
          <table:table-cell table:formula="of:=IF(([.$C31]+[.$D31])*2&lt;[.P31]; [.P31];FLOOR(ROUNDDOWN(([.$F31]+[.$E31])/([.$C31]+[.$D31]);4)*[.P31]))" office:value-type="float" office:value="0" calcext:value-type="float">
            <text:p>0</text:p>
          </table:table-cell>
          <table:table-cell table:formula="of:=IF(([.$C31]+[.$D31])*2&lt;[.Q31]; [.Q31];FLOOR(ROUNDDOWN(([.$F31]+[.$E31])/([.$C31]+[.$D31]);4)*[.Q31]))" office:value-type="float" office:value="0" calcext:value-type="float">
            <text:p>0</text:p>
          </table:table-cell>
          <table:table-cell table:formula="of:=IF([.R31]&gt;([.C31]+[.D31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938122" calcext:value-type="float">
            <text:p>1938122</text:p>
          </table:table-cell>
          <table:table-cell office:value-type="float" office:value="1816647" calcext:value-type="float">
            <text:p>1816647</text:p>
          </table:table-cell>
          <table:table-cell office:value-type="float" office:value="1602356" calcext:value-type="float">
            <text:p>1602356</text:p>
          </table:table-cell>
          <table:table-cell office:value-type="float" office:value="1875221" calcext:value-type="float">
            <text:p>1875221</text:p>
          </table:table-cell>
          <table:table-cell table:formula="of:=[.E32]+[.F32]" office:value-type="float" office:value="3477577" calcext:value-type="float">
            <text:p>3477577</text:p>
          </table:table-cell>
          <table:table-cell table:formula="of:=IF(([.$C32]+[.$D32])*2&lt;[.G32]; [.G32];FLOOR(ROUNDDOWN(([.$F32]+[.$E32])/([.$C32]+[.$D32]);4)*[.G32]))" office:value-type="float" office:value="3220584" calcext:value-type="float">
            <text:p>3220584</text:p>
          </table:table-cell>
          <table:table-cell table:formula="of:=IF(([.$C32]+[.$D32])*2&lt;[.H32]; [.H32];FLOOR(ROUNDDOWN(([.$F32]+[.$E32])/([.$C32]+[.$D32]);4)*[.H32]))" office:value-type="float" office:value="2982582" calcext:value-type="float">
            <text:p>2982582</text:p>
          </table:table-cell>
          <table:table-cell table:formula="of:=IF(([.$C32]+[.$D32])*2&lt;[.I32]; [.I32];FLOOR(ROUNDDOWN(([.$F32]+[.$E32])/([.$C32]+[.$D32]);4)*[.I32]))" office:value-type="float" office:value="2762169" calcext:value-type="float">
            <text:p>2762169</text:p>
          </table:table-cell>
          <table:table-cell table:formula="of:=IF(([.$C32]+[.$D32])*2&lt;[.J32]; [.J32];FLOOR(ROUNDDOWN(([.$F32]+[.$E32])/([.$C32]+[.$D32]);4)*[.J32]))" office:value-type="float" office:value="2558044" calcext:value-type="float">
            <text:p>2558044</text:p>
          </table:table-cell>
          <table:table-cell table:formula="of:=IF(([.$C32]+[.$D32])*2&lt;[.K32]; [.K32];FLOOR(ROUNDDOWN(([.$F32]+[.$E32])/([.$C32]+[.$D32]);4)*[.K32]))" office:value-type="float" office:value="2369004" calcext:value-type="float">
            <text:p>2369004</text:p>
          </table:table-cell>
          <table:table-cell table:formula="of:=IF(([.$C32]+[.$D32])*2&lt;[.L32]; [.L32];FLOOR(ROUNDDOWN(([.$F32]+[.$E32])/([.$C32]+[.$D32]);4)*[.L32]))" office:value-type="float" office:value="2193934" calcext:value-type="float">
            <text:p>2193934</text:p>
          </table:table-cell>
          <table:table-cell table:formula="of:=IF(([.$C32]+[.$D32])*2&lt;[.M32]; [.M32];FLOOR(ROUNDDOWN(([.$F32]+[.$E32])/([.$C32]+[.$D32]);4)*[.M32]))" office:value-type="float" office:value="2031802" calcext:value-type="float">
            <text:p>2031802</text:p>
          </table:table-cell>
          <table:table-cell table:formula="of:=IF(([.$C32]+[.$D32])*2&lt;[.N32]; [.N32];FLOOR(ROUNDDOWN(([.$F32]+[.$E32])/([.$C32]+[.$D32]);4)*[.N32]))" office:value-type="float" office:value="1881651" calcext:value-type="float">
            <text:p>1881651</text:p>
          </table:table-cell>
          <table:table-cell table:formula="of:=IF(([.$C32]+[.$D32])*2&lt;[.O32]; [.O32];FLOOR(ROUNDDOWN(([.$F32]+[.$E32])/([.$C32]+[.$D32]);4)*[.O32]))" office:value-type="float" office:value="1742596" calcext:value-type="float">
            <text:p>1742596</text:p>
          </table:table-cell>
          <table:table-cell table:formula="of:=IF(([.$C32]+[.$D32])*2&lt;[.P32]; [.P32];FLOOR(ROUNDDOWN(([.$F32]+[.$E32])/([.$C32]+[.$D32]);4)*[.P32]))" office:value-type="float" office:value="1613818" calcext:value-type="float">
            <text:p>1613818</text:p>
          </table:table-cell>
          <table:table-cell table:formula="of:=IF(([.$C32]+[.$D32])*2&lt;[.Q32]; [.Q32];FLOOR(ROUNDDOWN(([.$F32]+[.$E32])/([.$C32]+[.$D32]);4)*[.Q32]))" office:value-type="float" office:value="1494556" calcext:value-type="float">
            <text:p>1494556</text:p>
          </table:table-cell>
          <table:table-cell table:formula="of:=IF([.R32]&gt;([.C32]+[.D32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formula="of:=[.E33]+[.F33]" office:value-type="float" office:value="3855970" calcext:value-type="float">
            <text:p>3855970</text:p>
          </table:table-cell>
          <table:table-cell table:formula="of:=IF(([.$C33]+[.$D33])*2&lt;[.G33]; [.G33];FLOOR(ROUNDDOWN(([.$F33]+[.$E33])/([.$C33]+[.$D33]);4)*[.G33]))" office:value-type="float" office:value="7356805" calcext:value-type="float">
            <text:p>7356805</text:p>
          </table:table-cell>
          <table:table-cell table:formula="of:=IF(([.$C33]+[.$D33])*2&lt;[.H33]; [.H33];FLOOR(ROUNDDOWN(([.$F33]+[.$E33])/([.$C33]+[.$D33]);4)*[.H33]))" office:value-type="float" office:value="7356805" calcext:value-type="float">
            <text:p>7356805</text:p>
          </table:table-cell>
          <table:table-cell table:formula="of:=IF(([.$C33]+[.$D33])*2&lt;[.I33]; [.I33];FLOOR(ROUNDDOWN(([.$F33]+[.$E33])/([.$C33]+[.$D33]);4)*[.I33]))" office:value-type="float" office:value="7356805" calcext:value-type="float">
            <text:p>7356805</text:p>
          </table:table-cell>
          <table:table-cell table:formula="of:=IF(([.$C33]+[.$D33])*2&lt;[.J33]; [.J33];FLOOR(ROUNDDOWN(([.$F33]+[.$E33])/([.$C33]+[.$D33]);4)*[.J33]))" office:value-type="float" office:value="7356805" calcext:value-type="float">
            <text:p>7356805</text:p>
          </table:table-cell>
          <table:table-cell table:formula="of:=IF(([.$C33]+[.$D33])*2&lt;[.K33]; [.K33];FLOOR(ROUNDDOWN(([.$F33]+[.$E33])/([.$C33]+[.$D33]);4)*[.K33]))" office:value-type="float" office:value="7356805" calcext:value-type="float">
            <text:p>7356805</text:p>
          </table:table-cell>
          <table:table-cell table:formula="of:=IF(([.$C33]+[.$D33])*2&lt;[.L33]; [.L33];FLOOR(ROUNDDOWN(([.$F33]+[.$E33])/([.$C33]+[.$D33]);4)*[.L33]))" office:value-type="float" office:value="7356805" calcext:value-type="float">
            <text:p>7356805</text:p>
          </table:table-cell>
          <table:table-cell table:formula="of:=IF(([.$C33]+[.$D33])*2&lt;[.M33]; [.M33];FLOOR(ROUNDDOWN(([.$F33]+[.$E33])/([.$C33]+[.$D33]);4)*[.M33]))" office:value-type="float" office:value="7356805" calcext:value-type="float">
            <text:p>7356805</text:p>
          </table:table-cell>
          <table:table-cell table:formula="of:=IF(([.$C33]+[.$D33])*2&lt;[.N33]; [.N33];FLOOR(ROUNDDOWN(([.$F33]+[.$E33])/([.$C33]+[.$D33]);4)*[.N33]))" office:value-type="float" office:value="7356805" calcext:value-type="float">
            <text:p>7356805</text:p>
          </table:table-cell>
          <table:table-cell table:formula="of:=IF(([.$C33]+[.$D33])*2&lt;[.O33]; [.O33];FLOOR(ROUNDDOWN(([.$F33]+[.$E33])/([.$C33]+[.$D33]);4)*[.O33]))" office:value-type="float" office:value="7356805" calcext:value-type="float">
            <text:p>7356805</text:p>
          </table:table-cell>
          <table:table-cell table:formula="of:=IF(([.$C33]+[.$D33])*2&lt;[.P33]; [.P33];FLOOR(ROUNDDOWN(([.$F33]+[.$E33])/([.$C33]+[.$D33]);4)*[.P33]))" office:value-type="float" office:value="7356805" calcext:value-type="float">
            <text:p>7356805</text:p>
          </table:table-cell>
          <table:table-cell table:formula="of:=IF(([.$C33]+[.$D33])*2&lt;[.Q33]; [.Q33];FLOOR(ROUNDDOWN(([.$F33]+[.$E33])/([.$C33]+[.$D33]);4)*[.Q33]))" office:value-type="float" office:value="7356805" calcext:value-type="float">
            <text:p>7356805</text:p>
          </table:table-cell>
          <table:table-cell table:formula="of:=IF([.R33]&gt;([.C33]+[.D33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office:value-type="float" office:value="2966291" calcext:value-type="float">
            <text:p>2966291</text:p>
          </table:table-cell>
          <table:table-cell office:value-type="float" office:value="2889963" calcext:value-type="float">
            <text:p>2889963</text:p>
          </table:table-cell>
          <table:table-cell office:value-type="float" office:value="462453" calcext:value-type="float">
            <text:p>462453</text:p>
          </table:table-cell>
          <table:table-cell office:value-type="float" office:value="486354" calcext:value-type="float">
            <text:p>486354</text:p>
          </table:table-cell>
          <table:table-cell table:formula="of:=[.E34]+[.F34]" office:value-type="float" office:value="948807" calcext:value-type="float">
            <text:p>948807</text:p>
          </table:table-cell>
          <table:table-cell table:formula="of:=IF(([.$C34]+[.$D34])*2&lt;[.G34]; [.G34];FLOOR(ROUNDDOWN(([.$F34]+[.$E34])/([.$C34]+[.$D34]);4)*[.G34]))" office:value-type="float" office:value="153706" calcext:value-type="float">
            <text:p>153706</text:p>
          </table:table-cell>
          <table:table-cell table:formula="of:=IF(([.$C34]+[.$D34])*2&lt;[.H34]; [.H34];FLOOR(ROUNDDOWN(([.$F34]+[.$E34])/([.$C34]+[.$D34]);4)*[.H34]))" office:value-type="float" office:value="24900" calcext:value-type="float">
            <text:p>24900</text:p>
          </table:table-cell>
          <table:table-cell table:formula="of:=IF(([.$C34]+[.$D34])*2&lt;[.I34]; [.I34];FLOOR(ROUNDDOWN(([.$F34]+[.$E34])/([.$C34]+[.$D34]);4)*[.I34]))" office:value-type="float" office:value="4033" calcext:value-type="float">
            <text:p>4033</text:p>
          </table:table-cell>
          <table:table-cell table:formula="of:=IF(([.$C34]+[.$D34])*2&lt;[.J34]; [.J34];FLOOR(ROUNDDOWN(([.$F34]+[.$E34])/([.$C34]+[.$D34]);4)*[.J34]))" office:value-type="float" office:value="653" calcext:value-type="float">
            <text:p>653</text:p>
          </table:table-cell>
          <table:table-cell table:formula="of:=IF(([.$C34]+[.$D34])*2&lt;[.K34]; [.K34];FLOOR(ROUNDDOWN(([.$F34]+[.$E34])/([.$C34]+[.$D34]);4)*[.K34]))" office:value-type="float" office:value="105" calcext:value-type="float">
            <text:p>105</text:p>
          </table:table-cell>
          <table:table-cell table:formula="of:=IF(([.$C34]+[.$D34])*2&lt;[.L34]; [.L34];FLOOR(ROUNDDOWN(([.$F34]+[.$E34])/([.$C34]+[.$D34]);4)*[.L34]))" office:value-type="float" office:value="17" calcext:value-type="float">
            <text:p>17</text:p>
          </table:table-cell>
          <table:table-cell table:formula="of:=IF(([.$C34]+[.$D34])*2&lt;[.M34]; [.M34];FLOOR(ROUNDDOWN(([.$F34]+[.$E34])/([.$C34]+[.$D34]);4)*[.M34]))" office:value-type="float" office:value="2" calcext:value-type="float">
            <text:p>2</text:p>
          </table:table-cell>
          <table:table-cell table:formula="of:=IF(([.$C34]+[.$D34])*2&lt;[.N34]; [.N34];FLOOR(ROUNDDOWN(([.$F34]+[.$E34])/([.$C34]+[.$D34]);4)*[.N34]))" office:value-type="float" office:value="0" calcext:value-type="float">
            <text:p>0</text:p>
          </table:table-cell>
          <table:table-cell table:formula="of:=IF(([.$C34]+[.$D34])*2&lt;[.O34]; [.O34];FLOOR(ROUNDDOWN(([.$F34]+[.$E34])/([.$C34]+[.$D34]);4)*[.O34]))" office:value-type="float" office:value="0" calcext:value-type="float">
            <text:p>0</text:p>
          </table:table-cell>
          <table:table-cell table:formula="of:=IF(([.$C34]+[.$D34])*2&lt;[.P34]; [.P34];FLOOR(ROUNDDOWN(([.$F34]+[.$E34])/([.$C34]+[.$D34]);4)*[.P34]))" office:value-type="float" office:value="0" calcext:value-type="float">
            <text:p>0</text:p>
          </table:table-cell>
          <table:table-cell table:formula="of:=IF(([.$C34]+[.$D34])*2&lt;[.Q34]; [.Q34];FLOOR(ROUNDDOWN(([.$F34]+[.$E34])/([.$C34]+[.$D34]);4)*[.Q34]))" office:value-type="float" office:value="0" calcext:value-type="float">
            <text:p>0</text:p>
          </table:table-cell>
          <table:table-cell table:formula="of:=IF([.R34]&gt;([.C34]+[.D34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formula="of:=[.E35]+[.F35]" office:value-type="float" office:value="2754275" calcext:value-type="float">
            <text:p>2754275</text:p>
          </table:table-cell>
          <table:table-cell table:formula="of:=IF(([.$C35]+[.$D35])*2&lt;[.G35]; [.G35];FLOOR(ROUNDDOWN(([.$F35]+[.$E35])/([.$C35]+[.$D35]);4)*[.G35]))" office:value-type="float" office:value="2754275" calcext:value-type="float">
            <text:p>2754275</text:p>
          </table:table-cell>
          <table:table-cell table:formula="of:=IF(([.$C35]+[.$D35])*2&lt;[.H35]; [.H35];FLOOR(ROUNDDOWN(([.$F35]+[.$E35])/([.$C35]+[.$D35]);4)*[.H35]))" office:value-type="float" office:value="2754275" calcext:value-type="float">
            <text:p>2754275</text:p>
          </table:table-cell>
          <table:table-cell table:formula="of:=IF(([.$C35]+[.$D35])*2&lt;[.I35]; [.I35];FLOOR(ROUNDDOWN(([.$F35]+[.$E35])/([.$C35]+[.$D35]);4)*[.I35]))" office:value-type="float" office:value="2754275" calcext:value-type="float">
            <text:p>2754275</text:p>
          </table:table-cell>
          <table:table-cell table:formula="of:=IF(([.$C35]+[.$D35])*2&lt;[.J35]; [.J35];FLOOR(ROUNDDOWN(([.$F35]+[.$E35])/([.$C35]+[.$D35]);4)*[.J35]))" office:value-type="float" office:value="2754275" calcext:value-type="float">
            <text:p>2754275</text:p>
          </table:table-cell>
          <table:table-cell table:formula="of:=IF(([.$C35]+[.$D35])*2&lt;[.K35]; [.K35];FLOOR(ROUNDDOWN(([.$F35]+[.$E35])/([.$C35]+[.$D35]);4)*[.K35]))" office:value-type="float" office:value="2754275" calcext:value-type="float">
            <text:p>2754275</text:p>
          </table:table-cell>
          <table:table-cell table:formula="of:=IF(([.$C35]+[.$D35])*2&lt;[.L35]; [.L35];FLOOR(ROUNDDOWN(([.$F35]+[.$E35])/([.$C35]+[.$D35]);4)*[.L35]))" office:value-type="float" office:value="2754275" calcext:value-type="float">
            <text:p>2754275</text:p>
          </table:table-cell>
          <table:table-cell table:formula="of:=IF(([.$C35]+[.$D35])*2&lt;[.M35]; [.M35];FLOOR(ROUNDDOWN(([.$F35]+[.$E35])/([.$C35]+[.$D35]);4)*[.M35]))" office:value-type="float" office:value="2754275" calcext:value-type="float">
            <text:p>2754275</text:p>
          </table:table-cell>
          <table:table-cell table:formula="of:=IF(([.$C35]+[.$D35])*2&lt;[.N35]; [.N35];FLOOR(ROUNDDOWN(([.$F35]+[.$E35])/([.$C35]+[.$D35]);4)*[.N35]))" office:value-type="float" office:value="2754275" calcext:value-type="float">
            <text:p>2754275</text:p>
          </table:table-cell>
          <table:table-cell table:formula="of:=IF(([.$C35]+[.$D35])*2&lt;[.O35]; [.O35];FLOOR(ROUNDDOWN(([.$F35]+[.$E35])/([.$C35]+[.$D35]);4)*[.O35]))" office:value-type="float" office:value="2754275" calcext:value-type="float">
            <text:p>2754275</text:p>
          </table:table-cell>
          <table:table-cell table:formula="of:=IF(([.$C35]+[.$D35])*2&lt;[.P35]; [.P35];FLOOR(ROUNDDOWN(([.$F35]+[.$E35])/([.$C35]+[.$D35]);4)*[.P35]))" office:value-type="float" office:value="2754275" calcext:value-type="float">
            <text:p>2754275</text:p>
          </table:table-cell>
          <table:table-cell table:formula="of:=IF(([.$C35]+[.$D35])*2&lt;[.Q35]; [.Q35];FLOOR(ROUNDDOWN(([.$F35]+[.$E35])/([.$C35]+[.$D35]);4)*[.Q35]))" office:value-type="float" office:value="2754275" calcext:value-type="float">
            <text:p>2754275</text:p>
          </table:table-cell>
          <table:table-cell table:formula="of:=IF([.R35]&gt;([.C35]+[.D35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2574432" calcext:value-type="float">
            <text:p>2574432</text:p>
          </table:table-cell>
          <table:table-cell office:value-type="float" office:value="2409710" calcext:value-type="float">
            <text:p>2409710</text:p>
          </table:table-cell>
          <table:table-cell office:value-type="float" office:value="987486" calcext:value-type="float">
            <text:p>987486</text:p>
          </table:table-cell>
          <table:table-cell office:value-type="float" office:value="999043" calcext:value-type="float">
            <text:p>999043</text:p>
          </table:table-cell>
          <table:table-cell table:formula="of:=[.E36]+[.F36]" office:value-type="float" office:value="1986529" calcext:value-type="float">
            <text:p>1986529</text:p>
          </table:table-cell>
          <table:table-cell table:formula="of:=IF(([.$C36]+[.$D36])*2&lt;[.G36]; [.G36];FLOOR(ROUNDDOWN(([.$F36]+[.$E36])/([.$C36]+[.$D36]);4)*[.G36]))" office:value-type="float" office:value="791631" calcext:value-type="float">
            <text:p>791631</text:p>
          </table:table-cell>
          <table:table-cell table:formula="of:=IF(([.$C36]+[.$D36])*2&lt;[.H36]; [.H36];FLOOR(ROUNDDOWN(([.$F36]+[.$E36])/([.$C36]+[.$D36]);4)*[.H36]))" office:value-type="float" office:value="315464" calcext:value-type="float">
            <text:p>315464</text:p>
          </table:table-cell>
          <table:table-cell table:formula="of:=IF(([.$C36]+[.$D36])*2&lt;[.I36]; [.I36];FLOOR(ROUNDDOWN(([.$F36]+[.$E36])/([.$C36]+[.$D36]);4)*[.I36]))" office:value-type="float" office:value="125712" calcext:value-type="float">
            <text:p>125712</text:p>
          </table:table-cell>
          <table:table-cell table:formula="of:=IF(([.$C36]+[.$D36])*2&lt;[.J36]; [.J36];FLOOR(ROUNDDOWN(([.$F36]+[.$E36])/([.$C36]+[.$D36]);4)*[.J36]))" office:value-type="float" office:value="50096" calcext:value-type="float">
            <text:p>50096</text:p>
          </table:table-cell>
          <table:table-cell table:formula="of:=IF(([.$C36]+[.$D36])*2&lt;[.K36]; [.K36];FLOOR(ROUNDDOWN(([.$F36]+[.$E36])/([.$C36]+[.$D36]);4)*[.K36]))" office:value-type="float" office:value="19963" calcext:value-type="float">
            <text:p>19963</text:p>
          </table:table-cell>
          <table:table-cell table:formula="of:=IF(([.$C36]+[.$D36])*2&lt;[.L36]; [.L36];FLOOR(ROUNDDOWN(([.$F36]+[.$E36])/([.$C36]+[.$D36]);4)*[.L36]))" office:value-type="float" office:value="7955" calcext:value-type="float">
            <text:p>7955</text:p>
          </table:table-cell>
          <table:table-cell table:formula="of:=IF(([.$C36]+[.$D36])*2&lt;[.M36]; [.M36];FLOOR(ROUNDDOWN(([.$F36]+[.$E36])/([.$C36]+[.$D36]);4)*[.M36]))" office:value-type="float" office:value="3170" calcext:value-type="float">
            <text:p>3170</text:p>
          </table:table-cell>
          <table:table-cell table:formula="of:=IF(([.$C36]+[.$D36])*2&lt;[.N36]; [.N36];FLOOR(ROUNDDOWN(([.$F36]+[.$E36])/([.$C36]+[.$D36]);4)*[.N36]))" office:value-type="float" office:value="1263" calcext:value-type="float">
            <text:p>1263</text:p>
          </table:table-cell>
          <table:table-cell table:formula="of:=IF(([.$C36]+[.$D36])*2&lt;[.O36]; [.O36];FLOOR(ROUNDDOWN(([.$F36]+[.$E36])/([.$C36]+[.$D36]);4)*[.O36]))" office:value-type="float" office:value="503" calcext:value-type="float">
            <text:p>503</text:p>
          </table:table-cell>
          <table:table-cell table:formula="of:=IF(([.$C36]+[.$D36])*2&lt;[.P36]; [.P36];FLOOR(ROUNDDOWN(([.$F36]+[.$E36])/([.$C36]+[.$D36]);4)*[.P36]))" office:value-type="float" office:value="200" calcext:value-type="float">
            <text:p>200</text:p>
          </table:table-cell>
          <table:table-cell table:formula="of:=IF(([.$C36]+[.$D36])*2&lt;[.Q36]; [.Q36];FLOOR(ROUNDDOWN(([.$F36]+[.$E36])/([.$C36]+[.$D36]);4)*[.Q36]))" office:value-type="float" office:value="79" calcext:value-type="float">
            <text:p>79</text:p>
          </table:table-cell>
          <table:table-cell table:formula="of:=IF([.R36]&gt;([.C36]+[.D36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float" office:value="1778590" calcext:value-type="float">
            <text:p>1778590</text:p>
          </table:table-cell>
          <table:table-cell office:value-type="float" office:value="1874844" calcext:value-type="float">
            <text:p>1874844</text:p>
          </table:table-cell>
          <table:table-cell office:value-type="float" office:value="111191" calcext:value-type="float">
            <text:p>111191</text:p>
          </table:table-cell>
          <table:table-cell office:value-type="float" office:value="117846" calcext:value-type="float">
            <text:p>117846</text:p>
          </table:table-cell>
          <table:table-cell table:formula="of:=[.E37]+[.F37]" office:value-type="float" office:value="229037" calcext:value-type="float">
            <text:p>229037</text:p>
          </table:table-cell>
          <table:table-cell table:formula="of:=IF(([.$C37]+[.$D37])*2&lt;[.G37]; [.G37];FLOOR(ROUNDDOWN(([.$F37]+[.$E37])/([.$C37]+[.$D37]);4)*[.G37]))" office:value-type="float" office:value="14337" calcext:value-type="float">
            <text:p>14337</text:p>
          </table:table-cell>
          <table:table-cell table:formula="of:=IF(([.$C37]+[.$D37])*2&lt;[.H37]; [.H37];FLOOR(ROUNDDOWN(([.$F37]+[.$E37])/([.$C37]+[.$D37]);4)*[.H37]))" office:value-type="float" office:value="897" calcext:value-type="float">
            <text:p>897</text:p>
          </table:table-cell>
          <table:table-cell table:formula="of:=IF(([.$C37]+[.$D37])*2&lt;[.I37]; [.I37];FLOOR(ROUNDDOWN(([.$F37]+[.$E37])/([.$C37]+[.$D37]);4)*[.I37]))" office:value-type="float" office:value="56" calcext:value-type="float">
            <text:p>56</text:p>
          </table:table-cell>
          <table:table-cell table:formula="of:=IF(([.$C37]+[.$D37])*2&lt;[.J37]; [.J37];FLOOR(ROUNDDOWN(([.$F37]+[.$E37])/([.$C37]+[.$D37]);4)*[.J37]))" office:value-type="float" office:value="3" calcext:value-type="float">
            <text:p>3</text:p>
          </table:table-cell>
          <table:table-cell table:formula="of:=IF(([.$C37]+[.$D37])*2&lt;[.K37]; [.K37];FLOOR(ROUNDDOWN(([.$F37]+[.$E37])/([.$C37]+[.$D37]);4)*[.K37]))" office:value-type="float" office:value="0" calcext:value-type="float">
            <text:p>0</text:p>
          </table:table-cell>
          <table:table-cell table:formula="of:=IF(([.$C37]+[.$D37])*2&lt;[.L37]; [.L37];FLOOR(ROUNDDOWN(([.$F37]+[.$E37])/([.$C37]+[.$D37]);4)*[.L37]))" office:value-type="float" office:value="0" calcext:value-type="float">
            <text:p>0</text:p>
          </table:table-cell>
          <table:table-cell table:formula="of:=IF(([.$C37]+[.$D37])*2&lt;[.M37]; [.M37];FLOOR(ROUNDDOWN(([.$F37]+[.$E37])/([.$C37]+[.$D37]);4)*[.M37]))" office:value-type="float" office:value="0" calcext:value-type="float">
            <text:p>0</text:p>
          </table:table-cell>
          <table:table-cell table:formula="of:=IF(([.$C37]+[.$D37])*2&lt;[.N37]; [.N37];FLOOR(ROUNDDOWN(([.$F37]+[.$E37])/([.$C37]+[.$D37]);4)*[.N37]))" office:value-type="float" office:value="0" calcext:value-type="float">
            <text:p>0</text:p>
          </table:table-cell>
          <table:table-cell table:formula="of:=IF(([.$C37]+[.$D37])*2&lt;[.O37]; [.O37];FLOOR(ROUNDDOWN(([.$F37]+[.$E37])/([.$C37]+[.$D37]);4)*[.O37]))" office:value-type="float" office:value="0" calcext:value-type="float">
            <text:p>0</text:p>
          </table:table-cell>
          <table:table-cell table:formula="of:=IF(([.$C37]+[.$D37])*2&lt;[.P37]; [.P37];FLOOR(ROUNDDOWN(([.$F37]+[.$E37])/([.$C37]+[.$D37]);4)*[.P37]))" office:value-type="float" office:value="0" calcext:value-type="float">
            <text:p>0</text:p>
          </table:table-cell>
          <table:table-cell table:formula="of:=IF(([.$C37]+[.$D37])*2&lt;[.Q37]; [.Q37];FLOOR(ROUNDDOWN(([.$F37]+[.$E37])/([.$C37]+[.$D37]);4)*[.Q37]))" office:value-type="float" office:value="0" calcext:value-type="float">
            <text:p>0</text:p>
          </table:table-cell>
          <table:table-cell table:formula="of:=IF([.R37]&gt;([.C37]+[.D37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float" office:value="1506541" calcext:value-type="float">
            <text:p>1506541</text:p>
          </table:table-cell>
          <table:table-cell office:value-type="float" office:value="1414887" calcext:value-type="float">
            <text:p>1414887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1166775" calcext:value-type="float">
            <text:p>1166775</text:p>
          </table:table-cell>
          <table:table-cell table:formula="of:=[.E38]+[.F38]" office:value-type="float" office:value="2383387" calcext:value-type="float">
            <text:p>2383387</text:p>
          </table:table-cell>
          <table:table-cell table:formula="of:=IF(([.$C38]+[.$D38])*2&lt;[.G38]; [.G38];FLOOR(ROUNDDOWN(([.$F38]+[.$E38])/([.$C38]+[.$D38]);4)*[.G38]))" office:value-type="float" office:value="1944367" calcext:value-type="float">
            <text:p>1944367</text:p>
          </table:table-cell>
          <table:table-cell table:formula="of:=IF(([.$C38]+[.$D38])*2&lt;[.H38]; [.H38];FLOOR(ROUNDDOWN(([.$F38]+[.$E38])/([.$C38]+[.$D38]);4)*[.H38]))" office:value-type="float" office:value="1586214" calcext:value-type="float">
            <text:p>1586214</text:p>
          </table:table-cell>
          <table:table-cell table:formula="of:=IF(([.$C38]+[.$D38])*2&lt;[.I38]; [.I38];FLOOR(ROUNDDOWN(([.$F38]+[.$E38])/([.$C38]+[.$D38]);4)*[.I38]))" office:value-type="float" office:value="1294033" calcext:value-type="float">
            <text:p>1294033</text:p>
          </table:table-cell>
          <table:table-cell table:formula="of:=IF(([.$C38]+[.$D38])*2&lt;[.J38]; [.J38];FLOOR(ROUNDDOWN(([.$F38]+[.$E38])/([.$C38]+[.$D38]);4)*[.J38]))" office:value-type="float" office:value="1055672" calcext:value-type="float">
            <text:p>1055672</text:p>
          </table:table-cell>
          <table:table-cell table:formula="of:=IF(([.$C38]+[.$D38])*2&lt;[.K38]; [.K38];FLOOR(ROUNDDOWN(([.$F38]+[.$E38])/([.$C38]+[.$D38]);4)*[.K38]))" office:value-type="float" office:value="861217" calcext:value-type="float">
            <text:p>861217</text:p>
          </table:table-cell>
          <table:table-cell table:formula="of:=IF(([.$C38]+[.$D38])*2&lt;[.L38]; [.L38];FLOOR(ROUNDDOWN(([.$F38]+[.$E38])/([.$C38]+[.$D38]);4)*[.L38]))" office:value-type="float" office:value="702580" calcext:value-type="float">
            <text:p>702580</text:p>
          </table:table-cell>
          <table:table-cell table:formula="of:=IF(([.$C38]+[.$D38])*2&lt;[.M38]; [.M38];FLOOR(ROUNDDOWN(([.$F38]+[.$E38])/([.$C38]+[.$D38]);4)*[.M38]))" office:value-type="float" office:value="573164" calcext:value-type="float">
            <text:p>573164</text:p>
          </table:table-cell>
          <table:table-cell table:formula="of:=IF(([.$C38]+[.$D38])*2&lt;[.N38]; [.N38];FLOOR(ROUNDDOWN(([.$F38]+[.$E38])/([.$C38]+[.$D38]);4)*[.N38]))" office:value-type="float" office:value="467587" calcext:value-type="float">
            <text:p>467587</text:p>
          </table:table-cell>
          <table:table-cell table:formula="of:=IF(([.$C38]+[.$D38])*2&lt;[.O38]; [.O38];FLOOR(ROUNDDOWN(([.$F38]+[.$E38])/([.$C38]+[.$D38]);4)*[.O38]))" office:value-type="float" office:value="381457" calcext:value-type="float">
            <text:p>381457</text:p>
          </table:table-cell>
          <table:table-cell table:formula="of:=IF(([.$C38]+[.$D38])*2&lt;[.P38]; [.P38];FLOOR(ROUNDDOWN(([.$F38]+[.$E38])/([.$C38]+[.$D38]);4)*[.P38]))" office:value-type="float" office:value="311192" calcext:value-type="float">
            <text:p>311192</text:p>
          </table:table-cell>
          <table:table-cell table:formula="of:=IF(([.$C38]+[.$D38])*2&lt;[.Q38]; [.Q38];FLOOR(ROUNDDOWN(([.$F38]+[.$E38])/([.$C38]+[.$D38]);4)*[.Q38]))" office:value-type="float" office:value="253870" calcext:value-type="float">
            <text:p>253870</text:p>
          </table:table-cell>
          <table:table-cell table:formula="of:=IF([.R38]&gt;([.C38]+[.D38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1687917" calcext:value-type="float">
            <text:p>1687917</text:p>
          </table:table-cell>
          <table:table-cell office:value-type="float" office:value="449788" calcext:value-type="float">
            <text:p>449788</text:p>
          </table:table-cell>
          <table:table-cell office:value-type="float" office:value="427615" calcext:value-type="float">
            <text:p>427615</text:p>
          </table:table-cell>
          <table:table-cell table:formula="of:=[.E39]+[.F39]" office:value-type="float" office:value="877403" calcext:value-type="float">
            <text:p>877403</text:p>
          </table:table-cell>
          <table:table-cell table:formula="of:=IF(([.$C39]+[.$D39])*2&lt;[.G39]; [.G39];FLOOR(ROUNDDOWN(([.$F39]+[.$E39])/([.$C39]+[.$D39]);4)*[.G39]))" office:value-type="float" office:value="234178" calcext:value-type="float">
            <text:p>234178</text:p>
          </table:table-cell>
          <table:table-cell table:formula="of:=IF(([.$C39]+[.$D39])*2&lt;[.H39]; [.H39];FLOOR(ROUNDDOWN(([.$F39]+[.$E39])/([.$C39]+[.$D39]);4)*[.H39]))" office:value-type="float" office:value="62502" calcext:value-type="float">
            <text:p>62502</text:p>
          </table:table-cell>
          <table:table-cell table:formula="of:=IF(([.$C39]+[.$D39])*2&lt;[.I39]; [.I39];FLOOR(ROUNDDOWN(([.$F39]+[.$E39])/([.$C39]+[.$D39]);4)*[.I39]))" office:value-type="float" office:value="16681" calcext:value-type="float">
            <text:p>16681</text:p>
          </table:table-cell>
          <table:table-cell table:formula="of:=IF(([.$C39]+[.$D39])*2&lt;[.J39]; [.J39];FLOOR(ROUNDDOWN(([.$F39]+[.$E39])/([.$C39]+[.$D39]);4)*[.J39]))" office:value-type="float" office:value="4452" calcext:value-type="float">
            <text:p>4452</text:p>
          </table:table-cell>
          <table:table-cell table:formula="of:=IF(([.$C39]+[.$D39])*2&lt;[.K39]; [.K39];FLOOR(ROUNDDOWN(([.$F39]+[.$E39])/([.$C39]+[.$D39]);4)*[.K39]))" office:value-type="float" office:value="1188" calcext:value-type="float">
            <text:p>1188</text:p>
          </table:table-cell>
          <table:table-cell table:formula="of:=IF(([.$C39]+[.$D39])*2&lt;[.L39]; [.L39];FLOOR(ROUNDDOWN(([.$F39]+[.$E39])/([.$C39]+[.$D39]);4)*[.L39]))" office:value-type="float" office:value="317" calcext:value-type="float">
            <text:p>317</text:p>
          </table:table-cell>
          <table:table-cell table:formula="of:=IF(([.$C39]+[.$D39])*2&lt;[.M39]; [.M39];FLOOR(ROUNDDOWN(([.$F39]+[.$E39])/([.$C39]+[.$D39]);4)*[.M39]))" office:value-type="float" office:value="84" calcext:value-type="float">
            <text:p>84</text:p>
          </table:table-cell>
          <table:table-cell table:formula="of:=IF(([.$C39]+[.$D39])*2&lt;[.N39]; [.N39];FLOOR(ROUNDDOWN(([.$F39]+[.$E39])/([.$C39]+[.$D39]);4)*[.N39]))" office:value-type="float" office:value="22" calcext:value-type="float">
            <text:p>22</text:p>
          </table:table-cell>
          <table:table-cell table:formula="of:=IF(([.$C39]+[.$D39])*2&lt;[.O39]; [.O39];FLOOR(ROUNDDOWN(([.$F39]+[.$E39])/([.$C39]+[.$D39]);4)*[.O39]))" office:value-type="float" office:value="5" calcext:value-type="float">
            <text:p>5</text:p>
          </table:table-cell>
          <table:table-cell table:formula="of:=IF(([.$C39]+[.$D39])*2&lt;[.P39]; [.P39];FLOOR(ROUNDDOWN(([.$F39]+[.$E39])/([.$C39]+[.$D39]);4)*[.P39]))" office:value-type="float" office:value="1" calcext:value-type="float">
            <text:p>1</text:p>
          </table:table-cell>
          <table:table-cell table:formula="of:=IF(([.$C39]+[.$D39])*2&lt;[.Q39]; [.Q39];FLOOR(ROUNDDOWN(([.$F39]+[.$E39])/([.$C39]+[.$D39]);4)*[.Q39]))" office:value-type="float" office:value="0" calcext:value-type="float">
            <text:p>0</text:p>
          </table:table-cell>
          <table:table-cell table:formula="of:=IF([.R39]&gt;([.C39]+[.D39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formula="of:=[.E40]+[.F40]" office:value-type="float" office:value="5958241" calcext:value-type="float">
            <text:p>5958241</text:p>
          </table:table-cell>
          <table:table-cell table:formula="of:=IF(([.$C40]+[.$D40])*2&lt;[.G40]; [.G40];FLOOR(ROUNDDOWN(([.$F40]+[.$E40])/([.$C40]+[.$D40]);4)*[.G40]))" office:value-type="float" office:value="5958241" calcext:value-type="float">
            <text:p>5958241</text:p>
          </table:table-cell>
          <table:table-cell table:formula="of:=IF(([.$C40]+[.$D40])*2&lt;[.H40]; [.H40];FLOOR(ROUNDDOWN(([.$F40]+[.$E40])/([.$C40]+[.$D40]);4)*[.H40]))" office:value-type="float" office:value="5958241" calcext:value-type="float">
            <text:p>5958241</text:p>
          </table:table-cell>
          <table:table-cell table:formula="of:=IF(([.$C40]+[.$D40])*2&lt;[.I40]; [.I40];FLOOR(ROUNDDOWN(([.$F40]+[.$E40])/([.$C40]+[.$D40]);4)*[.I40]))" office:value-type="float" office:value="5958241" calcext:value-type="float">
            <text:p>5958241</text:p>
          </table:table-cell>
          <table:table-cell table:formula="of:=IF(([.$C40]+[.$D40])*2&lt;[.J40]; [.J40];FLOOR(ROUNDDOWN(([.$F40]+[.$E40])/([.$C40]+[.$D40]);4)*[.J40]))" office:value-type="float" office:value="5958241" calcext:value-type="float">
            <text:p>5958241</text:p>
          </table:table-cell>
          <table:table-cell table:formula="of:=IF(([.$C40]+[.$D40])*2&lt;[.K40]; [.K40];FLOOR(ROUNDDOWN(([.$F40]+[.$E40])/([.$C40]+[.$D40]);4)*[.K40]))" office:value-type="float" office:value="5958241" calcext:value-type="float">
            <text:p>5958241</text:p>
          </table:table-cell>
          <table:table-cell table:formula="of:=IF(([.$C40]+[.$D40])*2&lt;[.L40]; [.L40];FLOOR(ROUNDDOWN(([.$F40]+[.$E40])/([.$C40]+[.$D40]);4)*[.L40]))" office:value-type="float" office:value="5958241" calcext:value-type="float">
            <text:p>5958241</text:p>
          </table:table-cell>
          <table:table-cell table:formula="of:=IF(([.$C40]+[.$D40])*2&lt;[.M40]; [.M40];FLOOR(ROUNDDOWN(([.$F40]+[.$E40])/([.$C40]+[.$D40]);4)*[.M40]))" office:value-type="float" office:value="5958241" calcext:value-type="float">
            <text:p>5958241</text:p>
          </table:table-cell>
          <table:table-cell table:formula="of:=IF(([.$C40]+[.$D40])*2&lt;[.N40]; [.N40];FLOOR(ROUNDDOWN(([.$F40]+[.$E40])/([.$C40]+[.$D40]);4)*[.N40]))" office:value-type="float" office:value="5958241" calcext:value-type="float">
            <text:p>5958241</text:p>
          </table:table-cell>
          <table:table-cell table:formula="of:=IF(([.$C40]+[.$D40])*2&lt;[.O40]; [.O40];FLOOR(ROUNDDOWN(([.$F40]+[.$E40])/([.$C40]+[.$D40]);4)*[.O40]))" office:value-type="float" office:value="5958241" calcext:value-type="float">
            <text:p>5958241</text:p>
          </table:table-cell>
          <table:table-cell table:formula="of:=IF(([.$C40]+[.$D40])*2&lt;[.P40]; [.P40];FLOOR(ROUNDDOWN(([.$F40]+[.$E40])/([.$C40]+[.$D40]);4)*[.P40]))" office:value-type="float" office:value="5958241" calcext:value-type="float">
            <text:p>5958241</text:p>
          </table:table-cell>
          <table:table-cell table:formula="of:=IF(([.$C40]+[.$D40])*2&lt;[.Q40]; [.Q40];FLOOR(ROUNDDOWN(([.$F40]+[.$E40])/([.$C40]+[.$D40]);4)*[.Q40]))" office:value-type="float" office:value="5958241" calcext:value-type="float">
            <text:p>5958241</text:p>
          </table:table-cell>
          <table:table-cell table:formula="of:=IF([.R40]&gt;([.C40]+[.D40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formula="of:=[.E41]+[.F41]" office:value-type="float" office:value="5149121" calcext:value-type="float">
            <text:p>5149121</text:p>
          </table:table-cell>
          <table:table-cell table:formula="of:=IF(([.$C41]+[.$D41])*2&lt;[.G41]; [.G41];FLOOR(ROUNDDOWN(([.$F41]+[.$E41])/([.$C41]+[.$D41]);4)*[.G41]))" office:value-type="float" office:value="5149121" calcext:value-type="float">
            <text:p>5149121</text:p>
          </table:table-cell>
          <table:table-cell table:formula="of:=IF(([.$C41]+[.$D41])*2&lt;[.H41]; [.H41];FLOOR(ROUNDDOWN(([.$F41]+[.$E41])/([.$C41]+[.$D41]);4)*[.H41]))" office:value-type="float" office:value="5149121" calcext:value-type="float">
            <text:p>5149121</text:p>
          </table:table-cell>
          <table:table-cell table:formula="of:=IF(([.$C41]+[.$D41])*2&lt;[.I41]; [.I41];FLOOR(ROUNDDOWN(([.$F41]+[.$E41])/([.$C41]+[.$D41]);4)*[.I41]))" office:value-type="float" office:value="5149121" calcext:value-type="float">
            <text:p>5149121</text:p>
          </table:table-cell>
          <table:table-cell table:formula="of:=IF(([.$C41]+[.$D41])*2&lt;[.J41]; [.J41];FLOOR(ROUNDDOWN(([.$F41]+[.$E41])/([.$C41]+[.$D41]);4)*[.J41]))" office:value-type="float" office:value="5149121" calcext:value-type="float">
            <text:p>5149121</text:p>
          </table:table-cell>
          <table:table-cell table:formula="of:=IF(([.$C41]+[.$D41])*2&lt;[.K41]; [.K41];FLOOR(ROUNDDOWN(([.$F41]+[.$E41])/([.$C41]+[.$D41]);4)*[.K41]))" office:value-type="float" office:value="5149121" calcext:value-type="float">
            <text:p>5149121</text:p>
          </table:table-cell>
          <table:table-cell table:formula="of:=IF(([.$C41]+[.$D41])*2&lt;[.L41]; [.L41];FLOOR(ROUNDDOWN(([.$F41]+[.$E41])/([.$C41]+[.$D41]);4)*[.L41]))" office:value-type="float" office:value="5149121" calcext:value-type="float">
            <text:p>5149121</text:p>
          </table:table-cell>
          <table:table-cell table:formula="of:=IF(([.$C41]+[.$D41])*2&lt;[.M41]; [.M41];FLOOR(ROUNDDOWN(([.$F41]+[.$E41])/([.$C41]+[.$D41]);4)*[.M41]))" office:value-type="float" office:value="5149121" calcext:value-type="float">
            <text:p>5149121</text:p>
          </table:table-cell>
          <table:table-cell table:formula="of:=IF(([.$C41]+[.$D41])*2&lt;[.N41]; [.N41];FLOOR(ROUNDDOWN(([.$F41]+[.$E41])/([.$C41]+[.$D41]);4)*[.N41]))" office:value-type="float" office:value="5149121" calcext:value-type="float">
            <text:p>5149121</text:p>
          </table:table-cell>
          <table:table-cell table:formula="of:=IF(([.$C41]+[.$D41])*2&lt;[.O41]; [.O41];FLOOR(ROUNDDOWN(([.$F41]+[.$E41])/([.$C41]+[.$D41]);4)*[.O41]))" office:value-type="float" office:value="5149121" calcext:value-type="float">
            <text:p>5149121</text:p>
          </table:table-cell>
          <table:table-cell table:formula="of:=IF(([.$C41]+[.$D41])*2&lt;[.P41]; [.P41];FLOOR(ROUNDDOWN(([.$F41]+[.$E41])/([.$C41]+[.$D41]);4)*[.P41]))" office:value-type="float" office:value="5149121" calcext:value-type="float">
            <text:p>5149121</text:p>
          </table:table-cell>
          <table:table-cell table:formula="of:=IF(([.$C41]+[.$D41])*2&lt;[.Q41]; [.Q41];FLOOR(ROUNDDOWN(([.$F41]+[.$E41])/([.$C41]+[.$D41]);4)*[.Q41]))" office:value-type="float" office:value="5149121" calcext:value-type="float">
            <text:p>5149121</text:p>
          </table:table-cell>
          <table:table-cell table:formula="of:=IF([.R41]&gt;([.C41]+[.D41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office:value-type="float" office:value="2115336" calcext:value-type="float">
            <text:p>2115336</text:p>
          </table:table-cell>
          <table:table-cell office:value-type="float" office:value="2202769" calcext:value-type="float">
            <text:p>2202769</text:p>
          </table:table-cell>
          <table:table-cell office:value-type="float" office:value="15339" calcext:value-type="float">
            <text:p>15339</text:p>
          </table:table-cell>
          <table:table-cell office:value-type="float" office:value="14652" calcext:value-type="float">
            <text:p>14652</text:p>
          </table:table-cell>
          <table:table-cell table:formula="of:=[.E42]+[.F42]" office:value-type="float" office:value="29991" calcext:value-type="float">
            <text:p>29991</text:p>
          </table:table-cell>
          <table:table-cell table:formula="of:=IF(([.$C42]+[.$D42])*2&lt;[.G42]; [.G42];FLOOR(ROUNDDOWN(([.$F42]+[.$E42])/([.$C42]+[.$D42]);4)*[.G42]))" office:value-type="float" office:value="206" calcext:value-type="float">
            <text:p>206</text:p>
          </table:table-cell>
          <table:table-cell table:formula="of:=IF(([.$C42]+[.$D42])*2&lt;[.H42]; [.H42];FLOOR(ROUNDDOWN(([.$F42]+[.$E42])/([.$C42]+[.$D42]);4)*[.H42]))" office:value-type="float" office:value="1" calcext:value-type="float">
            <text:p>1</text:p>
          </table:table-cell>
          <table:table-cell table:formula="of:=IF(([.$C42]+[.$D42])*2&lt;[.I42]; [.I42];FLOOR(ROUNDDOWN(([.$F42]+[.$E42])/([.$C42]+[.$D42]);4)*[.I42]))" office:value-type="float" office:value="0" calcext:value-type="float">
            <text:p>0</text:p>
          </table:table-cell>
          <table:table-cell table:formula="of:=IF(([.$C42]+[.$D42])*2&lt;[.J42]; [.J42];FLOOR(ROUNDDOWN(([.$F42]+[.$E42])/([.$C42]+[.$D42]);4)*[.J42]))" office:value-type="float" office:value="0" calcext:value-type="float">
            <text:p>0</text:p>
          </table:table-cell>
          <table:table-cell table:formula="of:=IF(([.$C42]+[.$D42])*2&lt;[.K42]; [.K42];FLOOR(ROUNDDOWN(([.$F42]+[.$E42])/([.$C42]+[.$D42]);4)*[.K42]))" office:value-type="float" office:value="0" calcext:value-type="float">
            <text:p>0</text:p>
          </table:table-cell>
          <table:table-cell table:formula="of:=IF(([.$C42]+[.$D42])*2&lt;[.L42]; [.L42];FLOOR(ROUNDDOWN(([.$F42]+[.$E42])/([.$C42]+[.$D42]);4)*[.L42]))" office:value-type="float" office:value="0" calcext:value-type="float">
            <text:p>0</text:p>
          </table:table-cell>
          <table:table-cell table:formula="of:=IF(([.$C42]+[.$D42])*2&lt;[.M42]; [.M42];FLOOR(ROUNDDOWN(([.$F42]+[.$E42])/([.$C42]+[.$D42]);4)*[.M42]))" office:value-type="float" office:value="0" calcext:value-type="float">
            <text:p>0</text:p>
          </table:table-cell>
          <table:table-cell table:formula="of:=IF(([.$C42]+[.$D42])*2&lt;[.N42]; [.N42];FLOOR(ROUNDDOWN(([.$F42]+[.$E42])/([.$C42]+[.$D42]);4)*[.N42]))" office:value-type="float" office:value="0" calcext:value-type="float">
            <text:p>0</text:p>
          </table:table-cell>
          <table:table-cell table:formula="of:=IF(([.$C42]+[.$D42])*2&lt;[.O42]; [.O42];FLOOR(ROUNDDOWN(([.$F42]+[.$E42])/([.$C42]+[.$D42]);4)*[.O42]))" office:value-type="float" office:value="0" calcext:value-type="float">
            <text:p>0</text:p>
          </table:table-cell>
          <table:table-cell table:formula="of:=IF(([.$C42]+[.$D42])*2&lt;[.P42]; [.P42];FLOOR(ROUNDDOWN(([.$F42]+[.$E42])/([.$C42]+[.$D42]);4)*[.P42]))" office:value-type="float" office:value="0" calcext:value-type="float">
            <text:p>0</text:p>
          </table:table-cell>
          <table:table-cell table:formula="of:=IF(([.$C42]+[.$D42])*2&lt;[.Q42]; [.Q42];FLOOR(ROUNDDOWN(([.$F42]+[.$E42])/([.$C42]+[.$D42]);4)*[.Q42]))" office:value-type="float" office:value="0" calcext:value-type="float">
            <text:p>0</text:p>
          </table:table-cell>
          <table:table-cell table:formula="of:=IF([.R42]&gt;([.C42]+[.D42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2346640" calcext:value-type="float">
            <text:p>2346640</text:p>
          </table:table-cell>
          <table:table-cell office:value-type="float" office:value="2197559" calcext:value-type="float">
            <text:p>2197559</text:p>
          </table:table-cell>
          <table:table-cell office:value-type="float" office:value="373470" calcext:value-type="float">
            <text:p>373470</text:p>
          </table:table-cell>
          <table:table-cell office:value-type="float" office:value="353365" calcext:value-type="float">
            <text:p>353365</text:p>
          </table:table-cell>
          <table:table-cell table:formula="of:=[.E43]+[.F43]" office:value-type="float" office:value="726835" calcext:value-type="float">
            <text:p>726835</text:p>
          </table:table-cell>
          <table:table-cell table:formula="of:=IF(([.$C43]+[.$D43])*2&lt;[.G43]; [.G43];FLOOR(ROUNDDOWN(([.$F43]+[.$E43])/([.$C43]+[.$D43]);4)*[.G43]))" office:value-type="float" office:value="116220" calcext:value-type="float">
            <text:p>116220</text:p>
          </table:table-cell>
          <table:table-cell table:formula="of:=IF(([.$C43]+[.$D43])*2&lt;[.H43]; [.H43];FLOOR(ROUNDDOWN(([.$F43]+[.$E43])/([.$C43]+[.$D43]);4)*[.H43]))" office:value-type="float" office:value="18583" calcext:value-type="float">
            <text:p>18583</text:p>
          </table:table-cell>
          <table:table-cell table:formula="of:=IF(([.$C43]+[.$D43])*2&lt;[.I43]; [.I43];FLOOR(ROUNDDOWN(([.$F43]+[.$E43])/([.$C43]+[.$D43]);4)*[.I43]))" office:value-type="float" office:value="2971" calcext:value-type="float">
            <text:p>2971</text:p>
          </table:table-cell>
          <table:table-cell table:formula="of:=IF(([.$C43]+[.$D43])*2&lt;[.J43]; [.J43];FLOOR(ROUNDDOWN(([.$F43]+[.$E43])/([.$C43]+[.$D43]);4)*[.J43]))" office:value-type="float" office:value="475" calcext:value-type="float">
            <text:p>475</text:p>
          </table:table-cell>
          <table:table-cell table:formula="of:=IF(([.$C43]+[.$D43])*2&lt;[.K43]; [.K43];FLOOR(ROUNDDOWN(([.$F43]+[.$E43])/([.$C43]+[.$D43]);4)*[.K43]))" office:value-type="float" office:value="75" calcext:value-type="float">
            <text:p>75</text:p>
          </table:table-cell>
          <table:table-cell table:formula="of:=IF(([.$C43]+[.$D43])*2&lt;[.L43]; [.L43];FLOOR(ROUNDDOWN(([.$F43]+[.$E43])/([.$C43]+[.$D43]);4)*[.L43]))" office:value-type="float" office:value="11" calcext:value-type="float">
            <text:p>11</text:p>
          </table:table-cell>
          <table:table-cell table:formula="of:=IF(([.$C43]+[.$D43])*2&lt;[.M43]; [.M43];FLOOR(ROUNDDOWN(([.$F43]+[.$E43])/([.$C43]+[.$D43]);4)*[.M43]))" office:value-type="float" office:value="1" calcext:value-type="float">
            <text:p>1</text:p>
          </table:table-cell>
          <table:table-cell table:formula="of:=IF(([.$C43]+[.$D43])*2&lt;[.N43]; [.N43];FLOOR(ROUNDDOWN(([.$F43]+[.$E43])/([.$C43]+[.$D43]);4)*[.N43]))" office:value-type="float" office:value="0" calcext:value-type="float">
            <text:p>0</text:p>
          </table:table-cell>
          <table:table-cell table:formula="of:=IF(([.$C43]+[.$D43])*2&lt;[.O43]; [.O43];FLOOR(ROUNDDOWN(([.$F43]+[.$E43])/([.$C43]+[.$D43]);4)*[.O43]))" office:value-type="float" office:value="0" calcext:value-type="float">
            <text:p>0</text:p>
          </table:table-cell>
          <table:table-cell table:formula="of:=IF(([.$C43]+[.$D43])*2&lt;[.P43]; [.P43];FLOOR(ROUNDDOWN(([.$F43]+[.$E43])/([.$C43]+[.$D43]);4)*[.P43]))" office:value-type="float" office:value="0" calcext:value-type="float">
            <text:p>0</text:p>
          </table:table-cell>
          <table:table-cell table:formula="of:=IF(([.$C43]+[.$D43])*2&lt;[.Q43]; [.Q43];FLOOR(ROUNDDOWN(([.$F43]+[.$E43])/([.$C43]+[.$D43]);4)*[.Q43]))" office:value-type="float" office:value="0" calcext:value-type="float">
            <text:p>0</text:p>
          </table:table-cell>
          <table:table-cell table:formula="of:=IF([.R43]&gt;([.C43]+[.D43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</text:p>
          </table:table-cell>
          <table:table-cell office:value-type="float" office:value="2548438" calcext:value-type="float">
            <text:p>2548438</text:p>
          </table:table-cell>
          <table:table-cell office:value-type="float" office:value="2577213" calcext:value-type="float">
            <text:p>2577213</text:p>
          </table:table-cell>
          <table:table-cell office:value-type="float" office:value="37986" calcext:value-type="float">
            <text:p>37986</text:p>
          </table:table-cell>
          <table:table-cell office:value-type="float" office:value="37766" calcext:value-type="float">
            <text:p>37766</text:p>
          </table:table-cell>
          <table:table-cell table:formula="of:=[.E44]+[.F44]" office:value-type="float" office:value="75752" calcext:value-type="float">
            <text:p>75752</text:p>
          </table:table-cell>
          <table:table-cell table:formula="of:=IF(([.$C44]+[.$D44])*2&lt;[.G44]; [.G44];FLOOR(ROUNDDOWN(([.$F44]+[.$E44])/([.$C44]+[.$D44]);4)*[.G44]))" office:value-type="float" office:value="1113" calcext:value-type="float">
            <text:p>1113</text:p>
          </table:table-cell>
          <table:table-cell table:formula="of:=IF(([.$C44]+[.$D44])*2&lt;[.H44]; [.H44];FLOOR(ROUNDDOWN(([.$F44]+[.$E44])/([.$C44]+[.$D44]);4)*[.H44]))" office:value-type="float" office:value="16" calcext:value-type="float">
            <text:p>16</text:p>
          </table:table-cell>
          <table:table-cell table:formula="of:=IF(([.$C44]+[.$D44])*2&lt;[.I44]; [.I44];FLOOR(ROUNDDOWN(([.$F44]+[.$E44])/([.$C44]+[.$D44]);4)*[.I44]))" office:value-type="float" office:value="0" calcext:value-type="float">
            <text:p>0</text:p>
          </table:table-cell>
          <table:table-cell table:formula="of:=IF(([.$C44]+[.$D44])*2&lt;[.J44]; [.J44];FLOOR(ROUNDDOWN(([.$F44]+[.$E44])/([.$C44]+[.$D44]);4)*[.J44]))" office:value-type="float" office:value="0" calcext:value-type="float">
            <text:p>0</text:p>
          </table:table-cell>
          <table:table-cell table:formula="of:=IF(([.$C44]+[.$D44])*2&lt;[.K44]; [.K44];FLOOR(ROUNDDOWN(([.$F44]+[.$E44])/([.$C44]+[.$D44]);4)*[.K44]))" office:value-type="float" office:value="0" calcext:value-type="float">
            <text:p>0</text:p>
          </table:table-cell>
          <table:table-cell table:formula="of:=IF(([.$C44]+[.$D44])*2&lt;[.L44]; [.L44];FLOOR(ROUNDDOWN(([.$F44]+[.$E44])/([.$C44]+[.$D44]);4)*[.L44]))" office:value-type="float" office:value="0" calcext:value-type="float">
            <text:p>0</text:p>
          </table:table-cell>
          <table:table-cell table:formula="of:=IF(([.$C44]+[.$D44])*2&lt;[.M44]; [.M44];FLOOR(ROUNDDOWN(([.$F44]+[.$E44])/([.$C44]+[.$D44]);4)*[.M44]))" office:value-type="float" office:value="0" calcext:value-type="float">
            <text:p>0</text:p>
          </table:table-cell>
          <table:table-cell table:formula="of:=IF(([.$C44]+[.$D44])*2&lt;[.N44]; [.N44];FLOOR(ROUNDDOWN(([.$F44]+[.$E44])/([.$C44]+[.$D44]);4)*[.N44]))" office:value-type="float" office:value="0" calcext:value-type="float">
            <text:p>0</text:p>
          </table:table-cell>
          <table:table-cell table:formula="of:=IF(([.$C44]+[.$D44])*2&lt;[.O44]; [.O44];FLOOR(ROUNDDOWN(([.$F44]+[.$E44])/([.$C44]+[.$D44]);4)*[.O44]))" office:value-type="float" office:value="0" calcext:value-type="float">
            <text:p>0</text:p>
          </table:table-cell>
          <table:table-cell table:formula="of:=IF(([.$C44]+[.$D44])*2&lt;[.P44]; [.P44];FLOOR(ROUNDDOWN(([.$F44]+[.$E44])/([.$C44]+[.$D44]);4)*[.P44]))" office:value-type="float" office:value="0" calcext:value-type="float">
            <text:p>0</text:p>
          </table:table-cell>
          <table:table-cell table:formula="of:=IF(([.$C44]+[.$D44])*2&lt;[.Q44]; [.Q44];FLOOR(ROUNDDOWN(([.$F44]+[.$E44])/([.$C44]+[.$D44]);4)*[.Q44]))" office:value-type="float" office:value="0" calcext:value-type="float">
            <text:p>0</text:p>
          </table:table-cell>
          <table:table-cell table:formula="of:=IF([.R44]&gt;([.C44]+[.D44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formula="of:=[.E45]+[.F45]" office:value-type="float" office:value="2023958" calcext:value-type="float">
            <text:p>2023958</text:p>
          </table:table-cell>
          <table:table-cell table:formula="of:=IF(([.$C45]+[.$D45])*2&lt;[.G45]; [.G45];FLOOR(ROUNDDOWN(([.$F45]+[.$E45])/([.$C45]+[.$D45]);4)*[.G45]))" office:value-type="float" office:value="2448179" calcext:value-type="float">
            <text:p>2448179</text:p>
          </table:table-cell>
          <table:table-cell table:formula="of:=IF(([.$C45]+[.$D45])*2&lt;[.H45]; [.H45];FLOOR(ROUNDDOWN(([.$F45]+[.$E45])/([.$C45]+[.$D45]);4)*[.H45]))" office:value-type="float" office:value="2961317" calcext:value-type="float">
            <text:p>2961317</text:p>
          </table:table-cell>
          <table:table-cell table:formula="of:=IF(([.$C45]+[.$D45])*2&lt;[.I45]; [.I45];FLOOR(ROUNDDOWN(([.$F45]+[.$E45])/([.$C45]+[.$D45]);4)*[.I45]))" office:value-type="float" office:value="3582009" calcext:value-type="float">
            <text:p>3582009</text:p>
          </table:table-cell>
          <table:table-cell table:formula="of:=IF(([.$C45]+[.$D45])*2&lt;[.J45]; [.J45];FLOOR(ROUNDDOWN(([.$F45]+[.$E45])/([.$C45]+[.$D45]);4)*[.J45]))" office:value-type="float" office:value="3582009" calcext:value-type="float">
            <text:p>3582009</text:p>
          </table:table-cell>
          <table:table-cell table:formula="of:=IF(([.$C45]+[.$D45])*2&lt;[.K45]; [.K45];FLOOR(ROUNDDOWN(([.$F45]+[.$E45])/([.$C45]+[.$D45]);4)*[.K45]))" office:value-type="float" office:value="3582009" calcext:value-type="float">
            <text:p>3582009</text:p>
          </table:table-cell>
          <table:table-cell table:formula="of:=IF(([.$C45]+[.$D45])*2&lt;[.L45]; [.L45];FLOOR(ROUNDDOWN(([.$F45]+[.$E45])/([.$C45]+[.$D45]);4)*[.L45]))" office:value-type="float" office:value="3582009" calcext:value-type="float">
            <text:p>3582009</text:p>
          </table:table-cell>
          <table:table-cell table:formula="of:=IF(([.$C45]+[.$D45])*2&lt;[.M45]; [.M45];FLOOR(ROUNDDOWN(([.$F45]+[.$E45])/([.$C45]+[.$D45]);4)*[.M45]))" office:value-type="float" office:value="3582009" calcext:value-type="float">
            <text:p>3582009</text:p>
          </table:table-cell>
          <table:table-cell table:formula="of:=IF(([.$C45]+[.$D45])*2&lt;[.N45]; [.N45];FLOOR(ROUNDDOWN(([.$F45]+[.$E45])/([.$C45]+[.$D45]);4)*[.N45]))" office:value-type="float" office:value="3582009" calcext:value-type="float">
            <text:p>3582009</text:p>
          </table:table-cell>
          <table:table-cell table:formula="of:=IF(([.$C45]+[.$D45])*2&lt;[.O45]; [.O45];FLOOR(ROUNDDOWN(([.$F45]+[.$E45])/([.$C45]+[.$D45]);4)*[.O45]))" office:value-type="float" office:value="3582009" calcext:value-type="float">
            <text:p>3582009</text:p>
          </table:table-cell>
          <table:table-cell table:formula="of:=IF(([.$C45]+[.$D45])*2&lt;[.P45]; [.P45];FLOOR(ROUNDDOWN(([.$F45]+[.$E45])/([.$C45]+[.$D45]);4)*[.P45]))" office:value-type="float" office:value="3582009" calcext:value-type="float">
            <text:p>3582009</text:p>
          </table:table-cell>
          <table:table-cell table:formula="of:=IF(([.$C45]+[.$D45])*2&lt;[.Q45]; [.Q45];FLOOR(ROUNDDOWN(([.$F45]+[.$E45])/([.$C45]+[.$D45]);4)*[.Q45]))" office:value-type="float" office:value="3582009" calcext:value-type="float">
            <text:p>3582009</text:p>
          </table:table-cell>
          <table:table-cell table:formula="of:=IF([.R45]&gt;([.C45]+[.D45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formula="of:=[.E46]+[.F46]" office:value-type="float" office:value="3261598" calcext:value-type="float">
            <text:p>3261598</text:p>
          </table:table-cell>
          <table:table-cell table:formula="of:=IF(([.$C46]+[.$D46])*2&lt;[.G46]; [.G46];FLOOR(ROUNDDOWN(([.$F46]+[.$E46])/([.$C46]+[.$D46]);4)*[.G46]))" office:value-type="float" office:value="4711378" calcext:value-type="float">
            <text:p>4711378</text:p>
          </table:table-cell>
          <table:table-cell table:formula="of:=IF(([.$C46]+[.$D46])*2&lt;[.H46]; [.H46];FLOOR(ROUNDDOWN(([.$F46]+[.$E46])/([.$C46]+[.$D46]);4)*[.H46]))" office:value-type="float" office:value="4711378" calcext:value-type="float">
            <text:p>4711378</text:p>
          </table:table-cell>
          <table:table-cell table:formula="of:=IF(([.$C46]+[.$D46])*2&lt;[.I46]; [.I46];FLOOR(ROUNDDOWN(([.$F46]+[.$E46])/([.$C46]+[.$D46]);4)*[.I46]))" office:value-type="float" office:value="4711378" calcext:value-type="float">
            <text:p>4711378</text:p>
          </table:table-cell>
          <table:table-cell table:formula="of:=IF(([.$C46]+[.$D46])*2&lt;[.J46]; [.J46];FLOOR(ROUNDDOWN(([.$F46]+[.$E46])/([.$C46]+[.$D46]);4)*[.J46]))" office:value-type="float" office:value="4711378" calcext:value-type="float">
            <text:p>4711378</text:p>
          </table:table-cell>
          <table:table-cell table:formula="of:=IF(([.$C46]+[.$D46])*2&lt;[.K46]; [.K46];FLOOR(ROUNDDOWN(([.$F46]+[.$E46])/([.$C46]+[.$D46]);4)*[.K46]))" office:value-type="float" office:value="4711378" calcext:value-type="float">
            <text:p>4711378</text:p>
          </table:table-cell>
          <table:table-cell table:formula="of:=IF(([.$C46]+[.$D46])*2&lt;[.L46]; [.L46];FLOOR(ROUNDDOWN(([.$F46]+[.$E46])/([.$C46]+[.$D46]);4)*[.L46]))" office:value-type="float" office:value="4711378" calcext:value-type="float">
            <text:p>4711378</text:p>
          </table:table-cell>
          <table:table-cell table:formula="of:=IF(([.$C46]+[.$D46])*2&lt;[.M46]; [.M46];FLOOR(ROUNDDOWN(([.$F46]+[.$E46])/([.$C46]+[.$D46]);4)*[.M46]))" office:value-type="float" office:value="4711378" calcext:value-type="float">
            <text:p>4711378</text:p>
          </table:table-cell>
          <table:table-cell table:formula="of:=IF(([.$C46]+[.$D46])*2&lt;[.N46]; [.N46];FLOOR(ROUNDDOWN(([.$F46]+[.$E46])/([.$C46]+[.$D46]);4)*[.N46]))" office:value-type="float" office:value="4711378" calcext:value-type="float">
            <text:p>4711378</text:p>
          </table:table-cell>
          <table:table-cell table:formula="of:=IF(([.$C46]+[.$D46])*2&lt;[.O46]; [.O46];FLOOR(ROUNDDOWN(([.$F46]+[.$E46])/([.$C46]+[.$D46]);4)*[.O46]))" office:value-type="float" office:value="4711378" calcext:value-type="float">
            <text:p>4711378</text:p>
          </table:table-cell>
          <table:table-cell table:formula="of:=IF(([.$C46]+[.$D46])*2&lt;[.P46]; [.P46];FLOOR(ROUNDDOWN(([.$F46]+[.$E46])/([.$C46]+[.$D46]);4)*[.P46]))" office:value-type="float" office:value="4711378" calcext:value-type="float">
            <text:p>4711378</text:p>
          </table:table-cell>
          <table:table-cell table:formula="of:=IF(([.$C46]+[.$D46])*2&lt;[.Q46]; [.Q46];FLOOR(ROUNDDOWN(([.$F46]+[.$E46])/([.$C46]+[.$D46]);4)*[.Q46]))" office:value-type="float" office:value="4711378" calcext:value-type="float">
            <text:p>4711378</text:p>
          </table:table-cell>
          <table:table-cell table:formula="of:=IF([.R46]&gt;([.C46]+[.D46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formula="of:=[.E47]+[.F47]" office:value-type="float" office:value="5502111" calcext:value-type="float">
            <text:p>5502111</text:p>
          </table:table-cell>
          <table:table-cell table:formula="of:=IF(([.$C47]+[.$D47])*2&lt;[.G47]; [.G47];FLOOR(ROUNDDOWN(([.$F47]+[.$E47])/([.$C47]+[.$D47]);4)*[.G47]))" office:value-type="float" office:value="5502111" calcext:value-type="float">
            <text:p>5502111</text:p>
          </table:table-cell>
          <table:table-cell table:formula="of:=IF(([.$C47]+[.$D47])*2&lt;[.H47]; [.H47];FLOOR(ROUNDDOWN(([.$F47]+[.$E47])/([.$C47]+[.$D47]);4)*[.H47]))" office:value-type="float" office:value="5502111" calcext:value-type="float">
            <text:p>5502111</text:p>
          </table:table-cell>
          <table:table-cell table:formula="of:=IF(([.$C47]+[.$D47])*2&lt;[.I47]; [.I47];FLOOR(ROUNDDOWN(([.$F47]+[.$E47])/([.$C47]+[.$D47]);4)*[.I47]))" office:value-type="float" office:value="5502111" calcext:value-type="float">
            <text:p>5502111</text:p>
          </table:table-cell>
          <table:table-cell table:formula="of:=IF(([.$C47]+[.$D47])*2&lt;[.J47]; [.J47];FLOOR(ROUNDDOWN(([.$F47]+[.$E47])/([.$C47]+[.$D47]);4)*[.J47]))" office:value-type="float" office:value="5502111" calcext:value-type="float">
            <text:p>5502111</text:p>
          </table:table-cell>
          <table:table-cell table:formula="of:=IF(([.$C47]+[.$D47])*2&lt;[.K47]; [.K47];FLOOR(ROUNDDOWN(([.$F47]+[.$E47])/([.$C47]+[.$D47]);4)*[.K47]))" office:value-type="float" office:value="5502111" calcext:value-type="float">
            <text:p>5502111</text:p>
          </table:table-cell>
          <table:table-cell table:formula="of:=IF(([.$C47]+[.$D47])*2&lt;[.L47]; [.L47];FLOOR(ROUNDDOWN(([.$F47]+[.$E47])/([.$C47]+[.$D47]);4)*[.L47]))" office:value-type="float" office:value="5502111" calcext:value-type="float">
            <text:p>5502111</text:p>
          </table:table-cell>
          <table:table-cell table:formula="of:=IF(([.$C47]+[.$D47])*2&lt;[.M47]; [.M47];FLOOR(ROUNDDOWN(([.$F47]+[.$E47])/([.$C47]+[.$D47]);4)*[.M47]))" office:value-type="float" office:value="5502111" calcext:value-type="float">
            <text:p>5502111</text:p>
          </table:table-cell>
          <table:table-cell table:formula="of:=IF(([.$C47]+[.$D47])*2&lt;[.N47]; [.N47];FLOOR(ROUNDDOWN(([.$F47]+[.$E47])/([.$C47]+[.$D47]);4)*[.N47]))" office:value-type="float" office:value="5502111" calcext:value-type="float">
            <text:p>5502111</text:p>
          </table:table-cell>
          <table:table-cell table:formula="of:=IF(([.$C47]+[.$D47])*2&lt;[.O47]; [.O47];FLOOR(ROUNDDOWN(([.$F47]+[.$E47])/([.$C47]+[.$D47]);4)*[.O47]))" office:value-type="float" office:value="5502111" calcext:value-type="float">
            <text:p>5502111</text:p>
          </table:table-cell>
          <table:table-cell table:formula="of:=IF(([.$C47]+[.$D47])*2&lt;[.P47]; [.P47];FLOOR(ROUNDDOWN(([.$F47]+[.$E47])/([.$C47]+[.$D47]);4)*[.P47]))" office:value-type="float" office:value="5502111" calcext:value-type="float">
            <text:p>5502111</text:p>
          </table:table-cell>
          <table:table-cell table:formula="of:=IF(([.$C47]+[.$D47])*2&lt;[.Q47]; [.Q47];FLOOR(ROUNDDOWN(([.$F47]+[.$E47])/([.$C47]+[.$D47]);4)*[.Q47]))" office:value-type="float" office:value="5502111" calcext:value-type="float">
            <text:p>5502111</text:p>
          </table:table-cell>
          <table:table-cell table:formula="of:=IF([.R47]&gt;([.C47]+[.D47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formula="of:=[.E48]+[.F48]" office:value-type="float" office:value="5389136" calcext:value-type="float">
            <text:p>5389136</text:p>
          </table:table-cell>
          <table:table-cell table:formula="of:=IF(([.$C48]+[.$D48])*2&lt;[.G48]; [.G48];FLOOR(ROUNDDOWN(([.$F48]+[.$E48])/([.$C48]+[.$D48]);4)*[.G48]))" office:value-type="float" office:value="5389136" calcext:value-type="float">
            <text:p>5389136</text:p>
          </table:table-cell>
          <table:table-cell table:formula="of:=IF(([.$C48]+[.$D48])*2&lt;[.H48]; [.H48];FLOOR(ROUNDDOWN(([.$F48]+[.$E48])/([.$C48]+[.$D48]);4)*[.H48]))" office:value-type="float" office:value="5389136" calcext:value-type="float">
            <text:p>5389136</text:p>
          </table:table-cell>
          <table:table-cell table:formula="of:=IF(([.$C48]+[.$D48])*2&lt;[.I48]; [.I48];FLOOR(ROUNDDOWN(([.$F48]+[.$E48])/([.$C48]+[.$D48]);4)*[.I48]))" office:value-type="float" office:value="5389136" calcext:value-type="float">
            <text:p>5389136</text:p>
          </table:table-cell>
          <table:table-cell table:formula="of:=IF(([.$C48]+[.$D48])*2&lt;[.J48]; [.J48];FLOOR(ROUNDDOWN(([.$F48]+[.$E48])/([.$C48]+[.$D48]);4)*[.J48]))" office:value-type="float" office:value="5389136" calcext:value-type="float">
            <text:p>5389136</text:p>
          </table:table-cell>
          <table:table-cell table:formula="of:=IF(([.$C48]+[.$D48])*2&lt;[.K48]; [.K48];FLOOR(ROUNDDOWN(([.$F48]+[.$E48])/([.$C48]+[.$D48]);4)*[.K48]))" office:value-type="float" office:value="5389136" calcext:value-type="float">
            <text:p>5389136</text:p>
          </table:table-cell>
          <table:table-cell table:formula="of:=IF(([.$C48]+[.$D48])*2&lt;[.L48]; [.L48];FLOOR(ROUNDDOWN(([.$F48]+[.$E48])/([.$C48]+[.$D48]);4)*[.L48]))" office:value-type="float" office:value="5389136" calcext:value-type="float">
            <text:p>5389136</text:p>
          </table:table-cell>
          <table:table-cell table:formula="of:=IF(([.$C48]+[.$D48])*2&lt;[.M48]; [.M48];FLOOR(ROUNDDOWN(([.$F48]+[.$E48])/([.$C48]+[.$D48]);4)*[.M48]))" office:value-type="float" office:value="5389136" calcext:value-type="float">
            <text:p>5389136</text:p>
          </table:table-cell>
          <table:table-cell table:formula="of:=IF(([.$C48]+[.$D48])*2&lt;[.N48]; [.N48];FLOOR(ROUNDDOWN(([.$F48]+[.$E48])/([.$C48]+[.$D48]);4)*[.N48]))" office:value-type="float" office:value="5389136" calcext:value-type="float">
            <text:p>5389136</text:p>
          </table:table-cell>
          <table:table-cell table:formula="of:=IF(([.$C48]+[.$D48])*2&lt;[.O48]; [.O48];FLOOR(ROUNDDOWN(([.$F48]+[.$E48])/([.$C48]+[.$D48]);4)*[.O48]))" office:value-type="float" office:value="5389136" calcext:value-type="float">
            <text:p>5389136</text:p>
          </table:table-cell>
          <table:table-cell table:formula="of:=IF(([.$C48]+[.$D48])*2&lt;[.P48]; [.P48];FLOOR(ROUNDDOWN(([.$F48]+[.$E48])/([.$C48]+[.$D48]);4)*[.P48]))" office:value-type="float" office:value="5389136" calcext:value-type="float">
            <text:p>5389136</text:p>
          </table:table-cell>
          <table:table-cell table:formula="of:=IF(([.$C48]+[.$D48])*2&lt;[.Q48]; [.Q48];FLOOR(ROUNDDOWN(([.$F48]+[.$E48])/([.$C48]+[.$D48]);4)*[.Q48]))" office:value-type="float" office:value="5389136" calcext:value-type="float">
            <text:p>5389136</text:p>
          </table:table-cell>
          <table:table-cell table:formula="of:=IF([.R48]&gt;([.C48]+[.D48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formula="of:=[.E49]+[.F49]" office:value-type="float" office:value="5688389" calcext:value-type="float">
            <text:p>5688389</text:p>
          </table:table-cell>
          <table:table-cell table:formula="of:=IF(([.$C49]+[.$D49])*2&lt;[.G49]; [.G49];FLOOR(ROUNDDOWN(([.$F49]+[.$E49])/([.$C49]+[.$D49]);4)*[.G49]))" office:value-type="float" office:value="6026279" calcext:value-type="float">
            <text:p>6026279</text:p>
          </table:table-cell>
          <table:table-cell table:formula="of:=IF(([.$C49]+[.$D49])*2&lt;[.H49]; [.H49];FLOOR(ROUNDDOWN(([.$F49]+[.$E49])/([.$C49]+[.$D49]);4)*[.H49]))" office:value-type="float" office:value="6384239" calcext:value-type="float">
            <text:p>6384239</text:p>
          </table:table-cell>
          <table:table-cell table:formula="of:=IF(([.$C49]+[.$D49])*2&lt;[.I49]; [.I49];FLOOR(ROUNDDOWN(([.$F49]+[.$E49])/([.$C49]+[.$D49]);4)*[.I49]))" office:value-type="float" office:value="6763462" calcext:value-type="float">
            <text:p>6763462</text:p>
          </table:table-cell>
          <table:table-cell table:formula="of:=IF(([.$C49]+[.$D49])*2&lt;[.J49]; [.J49];FLOOR(ROUNDDOWN(([.$F49]+[.$E49])/([.$C49]+[.$D49]);4)*[.J49]))" office:value-type="float" office:value="7165211" calcext:value-type="float">
            <text:p>7165211</text:p>
          </table:table-cell>
          <table:table-cell table:formula="of:=IF(([.$C49]+[.$D49])*2&lt;[.K49]; [.K49];FLOOR(ROUNDDOWN(([.$F49]+[.$E49])/([.$C49]+[.$D49]);4)*[.K49]))" office:value-type="float" office:value="7590824" calcext:value-type="float">
            <text:p>7590824</text:p>
          </table:table-cell>
          <table:table-cell table:formula="of:=IF(([.$C49]+[.$D49])*2&lt;[.L49]; [.L49];FLOOR(ROUNDDOWN(([.$F49]+[.$E49])/([.$C49]+[.$D49]);4)*[.L49]))" office:value-type="float" office:value="8041718" calcext:value-type="float">
            <text:p>8041718</text:p>
          </table:table-cell>
          <table:table-cell table:formula="of:=IF(([.$C49]+[.$D49])*2&lt;[.M49]; [.M49];FLOOR(ROUNDDOWN(([.$F49]+[.$E49])/([.$C49]+[.$D49]);4)*[.M49]))" office:value-type="float" office:value="8519396" calcext:value-type="float">
            <text:p>8519396</text:p>
          </table:table-cell>
          <table:table-cell table:formula="of:=IF(([.$C49]+[.$D49])*2&lt;[.N49]; [.N49];FLOOR(ROUNDDOWN(([.$F49]+[.$E49])/([.$C49]+[.$D49]);4)*[.N49]))" office:value-type="float" office:value="9025448" calcext:value-type="float">
            <text:p>9025448</text:p>
          </table:table-cell>
          <table:table-cell table:formula="of:=IF(([.$C49]+[.$D49])*2&lt;[.O49]; [.O49];FLOOR(ROUNDDOWN(([.$F49]+[.$E49])/([.$C49]+[.$D49]);4)*[.O49]))" office:value-type="float" office:value="9561559" calcext:value-type="float">
            <text:p>9561559</text:p>
          </table:table-cell>
          <table:table-cell table:formula="of:=IF(([.$C49]+[.$D49])*2&lt;[.P49]; [.P49];FLOOR(ROUNDDOWN(([.$F49]+[.$E49])/([.$C49]+[.$D49]);4)*[.P49]))" office:value-type="float" office:value="10129515" calcext:value-type="float">
            <text:p>10129515</text:p>
          </table:table-cell>
          <table:table-cell table:formula="of:=IF(([.$C49]+[.$D49])*2&lt;[.Q49]; [.Q49];FLOOR(ROUNDDOWN(([.$F49]+[.$E49])/([.$C49]+[.$D49]);4)*[.Q49]))" office:value-type="float" office:value="10731208" calcext:value-type="float">
            <text:p>10731208</text:p>
          </table:table-cell>
          <table:table-cell table:formula="of:=IF([.R49]&gt;([.C49]+[.D49])*2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formula="of:=[.E50]+[.F50]" office:value-type="float" office:value="6097264" calcext:value-type="float">
            <text:p>6097264</text:p>
          </table:table-cell>
          <table:table-cell table:formula="of:=IF(([.$C50]+[.$D50])*2&lt;[.G50]; [.G50];FLOOR(ROUNDDOWN(([.$F50]+[.$E50])/([.$C50]+[.$D50]);4)*[.G50]))" office:value-type="float" office:value="6097264" calcext:value-type="float">
            <text:p>6097264</text:p>
          </table:table-cell>
          <table:table-cell table:formula="of:=IF(([.$C50]+[.$D50])*2&lt;[.H50]; [.H50];FLOOR(ROUNDDOWN(([.$F50]+[.$E50])/([.$C50]+[.$D50]);4)*[.H50]))" office:value-type="float" office:value="6097264" calcext:value-type="float">
            <text:p>6097264</text:p>
          </table:table-cell>
          <table:table-cell table:formula="of:=IF(([.$C50]+[.$D50])*2&lt;[.I50]; [.I50];FLOOR(ROUNDDOWN(([.$F50]+[.$E50])/([.$C50]+[.$D50]);4)*[.I50]))" office:value-type="float" office:value="6097264" calcext:value-type="float">
            <text:p>6097264</text:p>
          </table:table-cell>
          <table:table-cell table:formula="of:=IF(([.$C50]+[.$D50])*2&lt;[.J50]; [.J50];FLOOR(ROUNDDOWN(([.$F50]+[.$E50])/([.$C50]+[.$D50]);4)*[.J50]))" office:value-type="float" office:value="6097264" calcext:value-type="float">
            <text:p>6097264</text:p>
          </table:table-cell>
          <table:table-cell table:formula="of:=IF(([.$C50]+[.$D50])*2&lt;[.K50]; [.K50];FLOOR(ROUNDDOWN(([.$F50]+[.$E50])/([.$C50]+[.$D50]);4)*[.K50]))" office:value-type="float" office:value="6097264" calcext:value-type="float">
            <text:p>6097264</text:p>
          </table:table-cell>
          <table:table-cell table:formula="of:=IF(([.$C50]+[.$D50])*2&lt;[.L50]; [.L50];FLOOR(ROUNDDOWN(([.$F50]+[.$E50])/([.$C50]+[.$D50]);4)*[.L50]))" office:value-type="float" office:value="6097264" calcext:value-type="float">
            <text:p>6097264</text:p>
          </table:table-cell>
          <table:table-cell table:formula="of:=IF(([.$C50]+[.$D50])*2&lt;[.M50]; [.M50];FLOOR(ROUNDDOWN(([.$F50]+[.$E50])/([.$C50]+[.$D50]);4)*[.M50]))" office:value-type="float" office:value="6097264" calcext:value-type="float">
            <text:p>6097264</text:p>
          </table:table-cell>
          <table:table-cell table:formula="of:=IF(([.$C50]+[.$D50])*2&lt;[.N50]; [.N50];FLOOR(ROUNDDOWN(([.$F50]+[.$E50])/([.$C50]+[.$D50]);4)*[.N50]))" office:value-type="float" office:value="6097264" calcext:value-type="float">
            <text:p>6097264</text:p>
          </table:table-cell>
          <table:table-cell table:formula="of:=IF(([.$C50]+[.$D50])*2&lt;[.O50]; [.O50];FLOOR(ROUNDDOWN(([.$F50]+[.$E50])/([.$C50]+[.$D50]);4)*[.O50]))" office:value-type="float" office:value="6097264" calcext:value-type="float">
            <text:p>6097264</text:p>
          </table:table-cell>
          <table:table-cell table:formula="of:=IF(([.$C50]+[.$D50])*2&lt;[.P50]; [.P50];FLOOR(ROUNDDOWN(([.$F50]+[.$E50])/([.$C50]+[.$D50]);4)*[.P50]))" office:value-type="float" office:value="6097264" calcext:value-type="float">
            <text:p>6097264</text:p>
          </table:table-cell>
          <table:table-cell table:formula="of:=IF(([.$C50]+[.$D50])*2&lt;[.Q50]; [.Q50];FLOOR(ROUNDDOWN(([.$F50]+[.$E50])/([.$C50]+[.$D50]);4)*[.Q50]))" office:value-type="float" office:value="6097264" calcext:value-type="float">
            <text:p>6097264</text:p>
          </table:table-cell>
          <table:table-cell table:formula="of:=IF([.R50]&gt;([.C50]+[.D50])*2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625207" calcext:value-type="float">
            <text:p>2625207</text:p>
          </table:table-cell>
          <table:table-cell office:value-type="float" office:value="1796293" calcext:value-type="float">
            <text:p>1796293</text:p>
          </table:table-cell>
          <table:table-cell office:value-type="float" office:value="1853602" calcext:value-type="float">
            <text:p>1853602</text:p>
          </table:table-cell>
          <table:table-cell table:formula="of:=[.E51]+[.F51]" office:value-type="float" office:value="3649895" calcext:value-type="float">
            <text:p>3649895</text:p>
          </table:table-cell>
          <table:table-cell table:formula="of:=IF(([.$C51]+[.$D51])*2&lt;[.G51]; [.G51];FLOOR(ROUNDDOWN(([.$F51]+[.$E51])/([.$C51]+[.$D51]);4)*[.G51]))" office:value-type="float" office:value="2602010" calcext:value-type="float">
            <text:p>2602010</text:p>
          </table:table-cell>
          <table:table-cell table:formula="of:=IF(([.$C51]+[.$D51])*2&lt;[.H51]; [.H51];FLOOR(ROUNDDOWN(([.$F51]+[.$E51])/([.$C51]+[.$D51]);4)*[.H51]))" office:value-type="float" office:value="1854972" calcext:value-type="float">
            <text:p>1854972</text:p>
          </table:table-cell>
          <table:table-cell table:formula="of:=IF(([.$C51]+[.$D51])*2&lt;[.I51]; [.I51];FLOOR(ROUNDDOWN(([.$F51]+[.$E51])/([.$C51]+[.$D51]);4)*[.I51]))" office:value-type="float" office:value="1322409" calcext:value-type="float">
            <text:p>1322409</text:p>
          </table:table-cell>
          <table:table-cell table:formula="of:=IF(([.$C51]+[.$D51])*2&lt;[.J51]; [.J51];FLOOR(ROUNDDOWN(([.$F51]+[.$E51])/([.$C51]+[.$D51]);4)*[.J51]))" office:value-type="float" office:value="942745" calcext:value-type="float">
            <text:p>942745</text:p>
          </table:table-cell>
          <table:table-cell table:formula="of:=IF(([.$C51]+[.$D51])*2&lt;[.K51]; [.K51];FLOOR(ROUNDDOWN(([.$F51]+[.$E51])/([.$C51]+[.$D51]);4)*[.K51]))" office:value-type="float" office:value="672082" calcext:value-type="float">
            <text:p>672082</text:p>
          </table:table-cell>
          <table:table-cell table:formula="of:=IF(([.$C51]+[.$D51])*2&lt;[.L51]; [.L51];FLOOR(ROUNDDOWN(([.$F51]+[.$E51])/([.$C51]+[.$D51]);4)*[.L51]))" office:value-type="float" office:value="479127" calcext:value-type="float">
            <text:p>479127</text:p>
          </table:table-cell>
          <table:table-cell table:formula="of:=IF(([.$C51]+[.$D51])*2&lt;[.M51]; [.M51];FLOOR(ROUNDDOWN(([.$F51]+[.$E51])/([.$C51]+[.$D51]);4)*[.M51]))" office:value-type="float" office:value="341569" calcext:value-type="float">
            <text:p>341569</text:p>
          </table:table-cell>
          <table:table-cell table:formula="of:=IF(([.$C51]+[.$D51])*2&lt;[.N51]; [.N51];FLOOR(ROUNDDOWN(([.$F51]+[.$E51])/([.$C51]+[.$D51]);4)*[.N51]))" office:value-type="float" office:value="243504" calcext:value-type="float">
            <text:p>243504</text:p>
          </table:table-cell>
          <table:table-cell table:formula="of:=IF(([.$C51]+[.$D51])*2&lt;[.O51]; [.O51];FLOOR(ROUNDDOWN(([.$F51]+[.$E51])/([.$C51]+[.$D51]);4)*[.O51]))" office:value-type="float" office:value="173594" calcext:value-type="float">
            <text:p>173594</text:p>
          </table:table-cell>
          <table:table-cell table:formula="of:=IF(([.$C51]+[.$D51])*2&lt;[.P51]; [.P51];FLOOR(ROUNDDOWN(([.$F51]+[.$E51])/([.$C51]+[.$D51]);4)*[.P51]))" office:value-type="float" office:value="123755" calcext:value-type="float">
            <text:p>123755</text:p>
          </table:table-cell>
          <table:table-cell table:formula="of:=IF(([.$C51]+[.$D51])*2&lt;[.Q51]; [.Q51];FLOOR(ROUNDDOWN(([.$F51]+[.$E51])/([.$C51]+[.$D51]);4)*[.Q51]))" office:value-type="float" office:value="88224" calcext:value-type="float">
            <text:p>88224</text:p>
          </table:table-cell>
          <table:table-cell table:formula="of:=IF([.R51]&gt;([.C51]+[.D51])*2; 1; 0)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Sheet3.R1:Sheet3.R51">
            <calcext:condition calcext:apply-style-name="Untitled1" calcext:value="=16699503" calcext:base-cell-address="Sheet3.R1"/>
          </calcext:conditional-format>
        </calcext:conditional-formats>
      </table:table>
      <table:table table:name="51" table:style-name="ta1">
        <table:shapes>
          <draw:frame draw:z-index="0" draw:style-name="gr1" draw:text-style-name="P1" svg:width="6.298in" svg:height="3.5449in" svg:x="1.9728in" svg:y="0.2929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11"/>
        <table:table-column table:style-name="co7" table:default-cell-style-name="ce15"/>
        <table:table-row table:style-name="ro1">
          <table:table-cell table:style-name="ce9" office:value-type="string" calcext:value-type="string">
            <text:p>reg</text:p>
          </table:table-cell>
          <table:table-cell table:style-name="ce13" office:value-type="string" calcext:value-type="string">
            <text:p>Sum - osoby_2013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4" office:value-type="float" office:value="33929579" calcext:value-type="float">
            <text:p>339295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736619" calcext:value-type="float">
            <text:p>4173661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7649017" calcext:value-type="float">
            <text:p>576490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6" office:value-type="float" office:value="36530387" calcext:value-type="float">
            <text:p>36530387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17" office:value-type="float" office:value="169845602" calcext:value-type="float">
            <text:p>169845602</text:p>
          </table:table-cell>
        </table:table-row>
      </table:table>
      <table:named-expressions/>
      <table:data-pilot-tables>
        <table:data-pilot-table table:name="DataPilot1" table:application-data="" table:target-range-address="'51'.A1:'51'.B6" table:buttons="'51'.A1" table:show-filter-button="false" table:drill-down-on-double-click="false">
          <table:source-cell-range table:cell-range-address="moja_kraina.A1:moja_kraina.G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soby_2013" table:orientation="data" table:used-hierarchy="0" table:function="sum">
            <table:data-pilot-level table:show-empty="false" calcext:repeat-item-labels="false">
              <table:data-pilot-members>
                <table:data-pilot-member table:name="158033" table:display="true" table:show-details="true"/>
                <table:data-pilot-member table:name="286380" table:display="true" table:show-details="true"/>
                <table:data-pilot-member table:name="516909" table:display="true" table:show-details="true"/>
                <table:data-pilot-member table:name="884947" table:display="true" table:show-details="true"/>
                <table:data-pilot-member table:name="1063625" table:display="true" table:show-details="true"/>
                <table:data-pilot-member table:name="1327364" table:display="true" table:show-details="true"/>
                <table:data-pilot-member table:name="1335057" table:display="true" table:show-details="true"/>
                <table:data-pilot-member table:name="1434562" table:display="true" table:show-details="true"/>
                <table:data-pilot-member table:name="1673241" table:display="true" table:show-details="true"/>
                <table:data-pilot-member table:name="1960392" table:display="true" table:show-details="true"/>
                <table:data-pilot-member table:name="1975115" table:display="true" table:show-details="true"/>
                <table:data-pilot-member table:name="2021024" table:display="true" table:show-details="true"/>
                <table:data-pilot-member table:name="2151563" table:display="true" table:show-details="true"/>
                <table:data-pilot-member table:name="2177470" table:display="true" table:show-details="true"/>
                <table:data-pilot-member table:name="2257874" table:display="true" table:show-details="true"/>
                <table:data-pilot-member table:name="2270638" table:display="true" table:show-details="true"/>
                <table:data-pilot-member table:name="2339967" table:display="true" table:show-details="true"/>
                <table:data-pilot-member table:name="2443837" table:display="true" table:show-details="true"/>
                <table:data-pilot-member table:name="2503710" table:display="true" table:show-details="true"/>
                <table:data-pilot-member table:name="2728601" table:display="true" table:show-details="true"/>
                <table:data-pilot-member table:name="2729291" table:display="true" table:show-details="true"/>
                <table:data-pilot-member table:name="2812202" table:display="true" table:show-details="true"/>
                <table:data-pilot-member table:name="2921428" table:display="true" table:show-details="true"/>
                <table:data-pilot-member table:name="3008890" table:display="true" table:show-details="true"/>
                <table:data-pilot-member table:name="3286803" table:display="true" table:show-details="true"/>
                <table:data-pilot-member table:name="3291343" table:display="true" table:show-details="true"/>
                <table:data-pilot-member table:name="3353163" table:display="true" table:show-details="true"/>
                <table:data-pilot-member table:name="3653434" table:display="true" table:show-details="true"/>
                <table:data-pilot-member table:name="3698361" table:display="true" table:show-details="true"/>
                <table:data-pilot-member table:name="3703941" table:display="true" table:show-details="true"/>
                <table:data-pilot-member table:name="3754769" table:display="true" table:show-details="true"/>
                <table:data-pilot-member table:name="3983255" table:display="true" table:show-details="true"/>
                <table:data-pilot-member table:name="4318105" table:display="true" table:show-details="true"/>
                <table:data-pilot-member table:name="4505451" table:display="true" table:show-details="true"/>
                <table:data-pilot-member table:name="4544199" table:display="true" table:show-details="true"/>
                <table:data-pilot-member table:name="4664729" table:display="true" table:show-details="true"/>
                <table:data-pilot-member table:name="4709695" table:display="true" table:show-details="true"/>
                <table:data-pilot-member table:name="4752576" table:display="true" table:show-details="true"/>
                <table:data-pilot-member table:name="4984142" table:display="true" table:show-details="true"/>
                <table:data-pilot-member table:name="5009321" table:display="true" table:show-details="true"/>
                <table:data-pilot-member table:name="5040530" table:display="true" table:show-details="true"/>
                <table:data-pilot-member table:name="5119414" table:display="true" table:show-details="true"/>
                <table:data-pilot-member table:name="5125651" table:display="true" table:show-details="true"/>
                <table:data-pilot-member table:name="5134027" table:display="true" table:show-details="true"/>
                <table:data-pilot-member table:name="5369399" table:display="true" table:show-details="true"/>
                <table:data-pilot-member table:name="5450595" table:display="true" table:show-details="true"/>
                <table:data-pilot-member table:name="5856254" table:display="true" table:show-details="true"/>
                <table:data-pilot-member table:name="6175874" table:display="true" table:show-details="true"/>
                <table:data-pilot-member table:name="7688480" table:display="true" table:show-details="true"/>
                <table:data-pilot-member table:name="76899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1T20:16:24.571825830</dc:date>
    <meta:editing-duration>PT37M57S</meta:editing-duration>
    <meta:editing-cycles>2</meta:editing-cycles>
    <meta:generator>LibreOffice/7.4.5.1$Linux_X86_64 LibreOffice_project/40$Build-1</meta:generator>
    <meta:document-statistic meta:table-count="3" meta:cell-count="139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bar" chart:style-name="ch1">
        <chart:title svg:x="5.429cm" svg:y="0.316cm" chart:style-name="ch2">
          <text:p>ludnosc regionow w 2013</text:p>
        </chart:title>
        <chart:plot-area chart:style-name="ch3" table:cell-range-address="PivotChart" chart:data-source-has-labels="column" svg:x="1.33cm" svg:y="1.275cm" svg:width="14.349cm" svg:height="5.669cm">
          <chart:coordinate-region svg:x="3.063cm" svg:y="1.475cm" svg:width="12.616cm" svg:height="4.822cm"/>
          <chart:axis chart:dimension="x" chart:name="primary-x" chart:style-name="ch4" chartooo:axis-type="auto">
            <chartooo:date-scale/>
            <chart:title svg:x="7.838cm" svg:y="7.124cm" chart:style-name="ch5">
              <text:p>Regiony</text:p>
            </chart:title>
            <chart:categories table:cell-range-address="PT@categories"/>
          </chart:axis>
          <chart:axis chart:dimension="y" chart:name="primary-y" chart:style-name="ch6">
            <chart:title svg:x="0.451cm" svg:y="5.661cm" chart:style-name="ch7">
              <text:p>Liczba mieszkancow</text:p>
            </chart:title>
            <chart:grid chart:style-name="ch8" chart:class="major"/>
          </chart:axis>
          <chart:series chart:style-name="ch9" chart:values-cell-range-address="PT@data 0" chart:label-cell-address="PT@label 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T@categories</svg:desc>
                </draw:g>
              </table:table-cell>
              <table:table-cell office:value-type="float" office:value="33929579">
                <text:p>33929579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1736619">
                <text:p>4173661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7649017">
                <text:p>5764901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6530387">
                <text:p>36530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